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-3.06648038066E-017" calcext:value-type="float">
            <text:p>-3.06648038066E-17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9876958357" calcext:value-type="float">
            <text:p>0.987695835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1.01193561258" calcext:value-type="float">
            <text:p>1.011935612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1.03677027582" calcext:value-type="float">
            <text:p>1.036770275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1.06221442497" calcext:value-type="float">
            <text:p>1.06221442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1.08828301788" calcext:value-type="float">
            <text:p>1.088283017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-3.81716461458E-017" calcext:value-type="float">
            <text:p>-3.81716461458E-17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1.11499137949" calcext:value-type="float">
            <text:p>1.114991379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-3.57149436208E-017" calcext:value-type="float">
            <text:p>-3.57149436208E-17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1.14235521082" calcext:value-type="float">
            <text:p>1.1423552108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-3.57170164526E-017" calcext:value-type="float">
            <text:p>-3.57170164526E-1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1.17039059826" calcext:value-type="float">
            <text:p>1.170390598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-2.07978973893E-017" calcext:value-type="float">
            <text:p>-2.07978973893E-17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1.19911402296" calcext:value-type="float">
            <text:p>1.199114023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-2.66085533616E-017" calcext:value-type="float">
            <text:p>-2.66085533616E-17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1.22854237055" calcext:value-type="float">
            <text:p>1.22854237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-1.95812904611E-017" calcext:value-type="float">
            <text:p>-1.95812904611E-17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1.25869294108" calcext:value-type="float">
            <text:p>1.258692941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-2.87560901901E-017" calcext:value-type="float">
            <text:p>-2.87560901901E-17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1.28958345914" calcext:value-type="float">
            <text:p>1.289583459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-3.97964869958E-017" calcext:value-type="float">
            <text:p>-3.97964869958E-17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1.32123208434" calcext:value-type="float">
            <text:p>1.3212320843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-4.20846801701E-017" calcext:value-type="float">
            <text:p>-4.20846801701E-17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1.35365742195" calcext:value-type="float">
            <text:p>1.35365742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-2.41072429425E-017" calcext:value-type="float">
            <text:p>-2.41072429425E-17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1.38687853384" calcext:value-type="float">
            <text:p>1.386878533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-2.51883081406E-017" calcext:value-type="float">
            <text:p>-2.51883081406E-17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1.42091494972" calcext:value-type="float">
            <text:p>1.420914949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-3.63530880645E-017" calcext:value-type="float">
            <text:p>-3.63530880645E-17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1.45578667854" calcext:value-type="float">
            <text:p>1.455786678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56326" calcext:value-type="float">
            <text:p>11.7028556326</text:p>
          </table:table-cell>
          <table:table-cell office:value-type="float" office:value="-2.80470364016E-017" calcext:value-type="float">
            <text:p>-2.80470364016E-17</text:p>
          </table:table-cell>
          <table:table-cell office:value-type="float" office:value="11.7028556326" calcext:value-type="float">
            <text:p>11.7028556326</text:p>
          </table:table-cell>
          <table:table-cell office:value-type="float" office:value="1.49151422036" calcext:value-type="float">
            <text:p>1.491514220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55636" calcext:value-type="float">
            <text:p>11.702855636</text:p>
          </table:table-cell>
          <table:table-cell office:value-type="float" office:value="-1.7187364644E-017" calcext:value-type="float">
            <text:p>-1.7187364644E-17</text:p>
          </table:table-cell>
          <table:table-cell office:value-type="float" office:value="11.702855636" calcext:value-type="float">
            <text:p>11.702855636</text:p>
          </table:table-cell>
          <table:table-cell office:value-type="float" office:value="1.5281185783" calcext:value-type="float">
            <text:p>1.528118578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556393" calcext:value-type="float">
            <text:p>11.7028556393</text:p>
          </table:table-cell>
          <table:table-cell office:value-type="float" office:value="-2.70491133261E-017" calcext:value-type="float">
            <text:p>-2.70491133261E-17</text:p>
          </table:table-cell>
          <table:table-cell office:value-type="float" office:value="11.7028556393" calcext:value-type="float">
            <text:p>11.7028556393</text:p>
          </table:table-cell>
          <table:table-cell office:value-type="float" office:value="1.56562127098" calcext:value-type="float">
            <text:p>1.56562127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56425" calcext:value-type="float">
            <text:p>11.7028556425</text:p>
          </table:table-cell>
          <table:table-cell office:value-type="float" office:value="-1.867351314E-017" calcext:value-type="float">
            <text:p>-1.867351314E-17</text:p>
          </table:table-cell>
          <table:table-cell office:value-type="float" office:value="11.7028556425" calcext:value-type="float">
            <text:p>11.7028556425</text:p>
          </table:table-cell>
          <table:table-cell office:value-type="float" office:value="1.60404434508" calcext:value-type="float">
            <text:p>1.604044345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6456" calcext:value-type="float">
            <text:p>11.7028556456</text:p>
          </table:table-cell>
          <table:table-cell office:value-type="float" office:value="-2.21543296758E-017" calcext:value-type="float">
            <text:p>-2.21543296758E-17</text:p>
          </table:table-cell>
          <table:table-cell office:value-type="float" office:value="11.7028556456" calcext:value-type="float">
            <text:p>11.7028556456</text:p>
          </table:table-cell>
          <table:table-cell office:value-type="float" office:value="1.64341038837" calcext:value-type="float">
            <text:p>1.643410388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556487" calcext:value-type="float">
            <text:p>11.7028556487</text:p>
          </table:table-cell>
          <table:table-cell office:value-type="float" office:value="-2.03575062343E-017" calcext:value-type="float">
            <text:p>-2.03575062343E-17</text:p>
          </table:table-cell>
          <table:table-cell office:value-type="float" office:value="11.7028556487" calcext:value-type="float">
            <text:p>11.7028556487</text:p>
          </table:table-cell>
          <table:table-cell office:value-type="float" office:value="1.68374254296" calcext:value-type="float">
            <text:p>1.68374254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556515" calcext:value-type="float">
            <text:p>11.7028556515</text:p>
          </table:table-cell>
          <table:table-cell office:value-type="float" office:value="-2.03929284881E-017" calcext:value-type="float">
            <text:p>-2.03929284881E-17</text:p>
          </table:table-cell>
          <table:table-cell office:value-type="float" office:value="11.7028556515" calcext:value-type="float">
            <text:p>11.7028556515</text:p>
          </table:table-cell>
          <table:table-cell office:value-type="float" office:value="1.72506451891" calcext:value-type="float">
            <text:p>1.725064518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8556544" calcext:value-type="float">
            <text:p>11.7028556544</text:p>
          </table:table-cell>
          <table:table-cell office:value-type="float" office:value="-2.18978421436E-017" calcext:value-type="float">
            <text:p>-2.18978421436E-17</text:p>
          </table:table-cell>
          <table:table-cell office:value-type="float" office:value="11.7028556544" calcext:value-type="float">
            <text:p>11.7028556544</text:p>
          </table:table-cell>
          <table:table-cell office:value-type="float" office:value="1.76740060815" calcext:value-type="float">
            <text:p>1.767400608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8556575" calcext:value-type="float">
            <text:p>11.7028556575</text:p>
          </table:table-cell>
          <table:table-cell office:value-type="float" office:value="-2.39855718014E-017" calcext:value-type="float">
            <text:p>-2.39855718014E-17</text:p>
          </table:table-cell>
          <table:table-cell office:value-type="float" office:value="11.7028556575" calcext:value-type="float">
            <text:p>11.7028556575</text:p>
          </table:table-cell>
          <table:table-cell office:value-type="float" office:value="1.81077569878" calcext:value-type="float">
            <text:p>1.810775698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1.4552354024" calcext:value-type="float">
            <text:p>21.4552354024</text:p>
          </table:table-cell>
          <table:table-cell office:value-type="float" office:value="2.52705874135E-016" calcext:value-type="float">
            <text:p>2.52705874135E-16</text:p>
          </table:table-cell>
          <table:table-cell office:value-type="float" office:value="21.4552354024" calcext:value-type="float">
            <text:p>21.4552354024</text:p>
          </table:table-cell>
          <table:table-cell office:value-type="float" office:value="1.85521528973" calcext:value-type="float">
            <text:p>1.855215289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1.4552354571" calcext:value-type="float">
            <text:p>21.4552354571</text:p>
          </table:table-cell>
          <table:table-cell office:value-type="float" office:value="2.99890956986E-016" calcext:value-type="float">
            <text:p>2.99890956986E-16</text:p>
          </table:table-cell>
          <table:table-cell office:value-type="float" office:value="21.4552354571" calcext:value-type="float">
            <text:p>21.4552354571</text:p>
          </table:table-cell>
          <table:table-cell office:value-type="float" office:value="1.90074550567" calcext:value-type="float">
            <text:p>1.900745505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1.4552355204" calcext:value-type="float">
            <text:p>21.4552355204</text:p>
          </table:table-cell>
          <table:table-cell office:value-type="float" office:value="2.6935260336E-016" calcext:value-type="float">
            <text:p>2.6935260336E-16</text:p>
          </table:table-cell>
          <table:table-cell office:value-type="float" office:value="21.4552355204" calcext:value-type="float">
            <text:p>21.4552355204</text:p>
          </table:table-cell>
          <table:table-cell office:value-type="float" office:value="1.94739311245" calcext:value-type="float">
            <text:p>1.947393112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1.4552355896" calcext:value-type="float">
            <text:p>21.4552355896</text:p>
          </table:table-cell>
          <table:table-cell office:value-type="float" office:value="2.97306471265E-016" calcext:value-type="float">
            <text:p>2.97306471265E-16</text:p>
          </table:table-cell>
          <table:table-cell office:value-type="float" office:value="21.4552355896" calcext:value-type="float">
            <text:p>21.4552355896</text:p>
          </table:table-cell>
          <table:table-cell office:value-type="float" office:value="1.99518553278" calcext:value-type="float">
            <text:p>1.995185532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1.4555443981" calcext:value-type="float">
            <text:p>21.4555443981</text:p>
          </table:table-cell>
          <table:table-cell office:value-type="float" office:value="2.47880115641E-016" calcext:value-type="float">
            <text:p>2.47880115641E-16</text:p>
          </table:table-cell>
          <table:table-cell office:value-type="float" office:value="21.4555443981" calcext:value-type="float">
            <text:p>21.4555443981</text:p>
          </table:table-cell>
          <table:table-cell office:value-type="float" office:value="2.04415086239" calcext:value-type="float">
            <text:p>2.044150862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1.4576492597" calcext:value-type="float">
            <text:p>21.4576492597</text:p>
          </table:table-cell>
          <table:table-cell office:value-type="float" office:value="2.74648300266E-016" calcext:value-type="float">
            <text:p>2.74648300266E-16</text:p>
          </table:table-cell>
          <table:table-cell office:value-type="float" office:value="21.4576492597" calcext:value-type="float">
            <text:p>21.4576492597</text:p>
          </table:table-cell>
          <table:table-cell office:value-type="float" office:value="2.09431788651" calcext:value-type="float">
            <text:p>2.094317886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1.4602951529" calcext:value-type="float">
            <text:p>21.4602951529</text:p>
          </table:table-cell>
          <table:table-cell office:value-type="float" office:value="2.56267106041E-016" calcext:value-type="float">
            <text:p>2.56267106041E-16</text:p>
          </table:table-cell>
          <table:table-cell office:value-type="float" office:value="21.4602951529" calcext:value-type="float">
            <text:p>21.4602951529</text:p>
          </table:table-cell>
          <table:table-cell office:value-type="float" office:value="2.14571609681" calcext:value-type="float">
            <text:p>2.145716096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1.4623826632" calcext:value-type="float">
            <text:p>21.4623826632</text:p>
          </table:table-cell>
          <table:table-cell office:value-type="float" office:value="2.56180343286E-016" calcext:value-type="float">
            <text:p>2.56180343286E-16</text:p>
          </table:table-cell>
          <table:table-cell office:value-type="float" office:value="21.4623826632" calcext:value-type="float">
            <text:p>21.4623826632</text:p>
          </table:table-cell>
          <table:table-cell office:value-type="float" office:value="2.19837570876" calcext:value-type="float">
            <text:p>2.198375708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1.4633936892" calcext:value-type="float">
            <text:p>21.4633936892</text:p>
          </table:table-cell>
          <table:table-cell office:value-type="float" office:value="2.06519252242E-016" calcext:value-type="float">
            <text:p>2.06519252242E-16</text:p>
          </table:table-cell>
          <table:table-cell office:value-type="float" office:value="21.4633936892" calcext:value-type="float">
            <text:p>21.4633936892</text:p>
          </table:table-cell>
          <table:table-cell office:value-type="float" office:value="2.25232767935" calcext:value-type="float">
            <text:p>2.252327679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1.4632350306" calcext:value-type="float">
            <text:p>21.4632350306</text:p>
          </table:table-cell>
          <table:table-cell office:value-type="float" office:value="1.39568980039E-016" calcext:value-type="float">
            <text:p>1.39568980039E-16</text:p>
          </table:table-cell>
          <table:table-cell office:value-type="float" office:value="21.4632350306" calcext:value-type="float">
            <text:p>21.4632350306</text:p>
          </table:table-cell>
          <table:table-cell office:value-type="float" office:value="2.30760372531" calcext:value-type="float">
            <text:p>2.307603725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1.4621007607" calcext:value-type="float">
            <text:p>21.4621007607</text:p>
          </table:table-cell>
          <table:table-cell office:value-type="float" office:value="1.09185377166E-016" calcext:value-type="float">
            <text:p>1.09185377166E-16</text:p>
          </table:table-cell>
          <table:table-cell office:value-type="float" office:value="21.4621007607" calcext:value-type="float">
            <text:p>21.4621007607</text:p>
          </table:table-cell>
          <table:table-cell office:value-type="float" office:value="2.36423634175" calcext:value-type="float">
            <text:p>2.3642363418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1.4603528946" calcext:value-type="float">
            <text:p>21.4603528946</text:p>
          </table:table-cell>
          <table:table-cell office:value-type="float" office:value="8.93285941371E-017" calcext:value-type="float">
            <text:p>8.93285941371E-17</text:p>
          </table:table-cell>
          <table:table-cell office:value-type="float" office:value="21.4603528946" calcext:value-type="float">
            <text:p>21.4603528946</text:p>
          </table:table-cell>
          <table:table-cell office:value-type="float" office:value="2.42225882128" calcext:value-type="float">
            <text:p>2.4222588213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1.458415622" calcext:value-type="float">
            <text:p>21.458415622</text:p>
          </table:table-cell>
          <table:table-cell office:value-type="float" office:value="9.19898492773E-017" calcext:value-type="float">
            <text:p>9.19898492773E-17</text:p>
          </table:table-cell>
          <table:table-cell office:value-type="float" office:value="21.458415622" calcext:value-type="float">
            <text:p>21.458415622</text:p>
          </table:table-cell>
          <table:table-cell office:value-type="float" office:value="2.48170527357" calcext:value-type="float">
            <text:p>2.481705273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1.45637007" calcext:value-type="float">
            <text:p>21.45637007</text:p>
          </table:table-cell>
          <table:table-cell office:value-type="float" office:value="7.78822190245E-017" calcext:value-type="float">
            <text:p>7.78822190245E-17</text:p>
          </table:table-cell>
          <table:table-cell office:value-type="float" office:value="21.45637007" calcext:value-type="float">
            <text:p>21.45637007</text:p>
          </table:table-cell>
          <table:table-cell office:value-type="float" office:value="2.54261064538" calcext:value-type="float">
            <text:p>2.542610645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1.4546587802" calcext:value-type="float">
            <text:p>21.4546587802</text:p>
          </table:table-cell>
          <table:table-cell office:value-type="float" office:value="1.02898265367E-016" calcext:value-type="float">
            <text:p>1.02898265367E-16</text:p>
          </table:table-cell>
          <table:table-cell office:value-type="float" office:value="21.4546587802" calcext:value-type="float">
            <text:p>21.4546587802</text:p>
          </table:table-cell>
          <table:table-cell office:value-type="float" office:value="2.60501074115" calcext:value-type="float">
            <text:p>2.605010741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1.4537892203" calcext:value-type="float">
            <text:p>21.4537892203</text:p>
          </table:table-cell>
          <table:table-cell office:value-type="float" office:value="1.28544975013E-016" calcext:value-type="float">
            <text:p>1.28544975013E-16</text:p>
          </table:table-cell>
          <table:table-cell office:value-type="float" office:value="21.4537892203" calcext:value-type="float">
            <text:p>21.4537892203</text:p>
          </table:table-cell>
          <table:table-cell office:value-type="float" office:value="2.66894224399" calcext:value-type="float">
            <text:p>2.66894224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1.4539781537" calcext:value-type="float">
            <text:p>21.4539781537</text:p>
          </table:table-cell>
          <table:table-cell office:value-type="float" office:value="1.09272863998E-016" calcext:value-type="float">
            <text:p>1.09272863998E-16</text:p>
          </table:table-cell>
          <table:table-cell office:value-type="float" office:value="21.4539781537" calcext:value-type="float">
            <text:p>21.4539781537</text:p>
          </table:table-cell>
          <table:table-cell office:value-type="float" office:value="2.73444273732" calcext:value-type="float">
            <text:p>2.7344427373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1.4551815177" calcext:value-type="float">
            <text:p>21.4551815177</text:p>
          </table:table-cell>
          <table:table-cell office:value-type="float" office:value="1.91851371523E-016" calcext:value-type="float">
            <text:p>1.91851371523E-16</text:p>
          </table:table-cell>
          <table:table-cell office:value-type="float" office:value="21.4551815177" calcext:value-type="float">
            <text:p>21.4551815177</text:p>
          </table:table-cell>
          <table:table-cell office:value-type="float" office:value="2.80155072689" calcext:value-type="float">
            <text:p>2.8015507269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1.4571359794" calcext:value-type="float">
            <text:p>21.4571359794</text:p>
          </table:table-cell>
          <table:table-cell office:value-type="float" office:value="2.26561053025E-016" calcext:value-type="float">
            <text:p>2.26561053025E-16</text:p>
          </table:table-cell>
          <table:table-cell office:value-type="float" office:value="21.4571359794" calcext:value-type="float">
            <text:p>21.4571359794</text:p>
          </table:table-cell>
          <table:table-cell office:value-type="float" office:value="2.87030566346" calcext:value-type="float">
            <text:p>2.870305663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1.4594169542" calcext:value-type="float">
            <text:p>21.4594169542</text:p>
          </table:table-cell>
          <table:table-cell office:value-type="float" office:value="2.1333988713E-016" calcext:value-type="float">
            <text:p>2.1333988713E-16</text:p>
          </table:table-cell>
          <table:table-cell office:value-type="float" office:value="21.4594169542" calcext:value-type="float">
            <text:p>21.4594169542</text:p>
          </table:table-cell>
          <table:table-cell office:value-type="float" office:value="2.94074796598" calcext:value-type="float">
            <text:p>2.94074796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1.4615100439" calcext:value-type="float">
            <text:p>21.4615100439</text:p>
          </table:table-cell>
          <table:table-cell office:value-type="float" office:value="2.20938238801E-016" calcext:value-type="float">
            <text:p>2.20938238801E-16</text:p>
          </table:table-cell>
          <table:table-cell office:value-type="float" office:value="21.4615100439" calcext:value-type="float">
            <text:p>21.4615100439</text:p>
          </table:table-cell>
          <table:table-cell office:value-type="float" office:value="3.01291904535" calcext:value-type="float">
            <text:p>3.012919045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1.4628969561" calcext:value-type="float">
            <text:p>21.4628969561</text:p>
          </table:table-cell>
          <table:table-cell office:value-type="float" office:value="1.88672617863E-016" calcext:value-type="float">
            <text:p>1.88672617863E-16</text:p>
          </table:table-cell>
          <table:table-cell office:value-type="float" office:value="21.4628969561" calcext:value-type="float">
            <text:p>21.4628969561</text:p>
          </table:table-cell>
          <table:table-cell office:value-type="float" office:value="3.08686132877" calcext:value-type="float">
            <text:p>3.0868613288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1.4631560272" calcext:value-type="float">
            <text:p>21.4631560272</text:p>
          </table:table-cell>
          <table:table-cell office:value-type="float" office:value="1.81375880469E-016" calcext:value-type="float">
            <text:p>1.81375880469E-16</text:p>
          </table:table-cell>
          <table:table-cell office:value-type="float" office:value="21.4631560272" calcext:value-type="float">
            <text:p>21.4631560272</text:p>
          </table:table-cell>
          <table:table-cell office:value-type="float" office:value="3.16261828466" calcext:value-type="float">
            <text:p>3.162618284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1.462077219" calcext:value-type="float">
            <text:p>21.462077219</text:p>
          </table:table-cell>
          <table:table-cell office:value-type="float" office:value="1.40673901189E-016" calcext:value-type="float">
            <text:p>1.40673901189E-16</text:p>
          </table:table-cell>
          <table:table-cell office:value-type="float" office:value="21.462077219" calcext:value-type="float">
            <text:p>21.462077219</text:p>
          </table:table-cell>
          <table:table-cell office:value-type="float" office:value="3.24023444827" calcext:value-type="float">
            <text:p>3.240234448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4.2913308292" calcext:value-type="float">
            <text:p>24.2913308292</text:p>
          </table:table-cell>
          <table:table-cell office:value-type="float" office:value="1.88248914619E-016" calcext:value-type="float">
            <text:p>1.88248914619E-16</text:p>
          </table:table-cell>
          <table:table-cell office:value-type="float" office:value="24.2913308292" calcext:value-type="float">
            <text:p>24.2913308292</text:p>
          </table:table-cell>
          <table:table-cell office:value-type="float" office:value="3.31975544777" calcext:value-type="float">
            <text:p>3.3197554478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4.2999547502" calcext:value-type="float">
            <text:p>24.2999547502</text:p>
          </table:table-cell>
          <table:table-cell office:value-type="float" office:value="1.31145243719E-016" calcext:value-type="float">
            <text:p>1.31145243719E-16</text:p>
          </table:table-cell>
          <table:table-cell office:value-type="float" office:value="24.2999547502" calcext:value-type="float">
            <text:p>24.2999547502</text:p>
          </table:table-cell>
          <table:table-cell office:value-type="float" office:value="3.40122803117" calcext:value-type="float">
            <text:p>3.401228031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4.3106383592" calcext:value-type="float">
            <text:p>24.3106383592</text:p>
          </table:table-cell>
          <table:table-cell office:value-type="float" office:value="8.59979568819E-017" calcext:value-type="float">
            <text:p>8.59979568819E-17</text:p>
          </table:table-cell>
          <table:table-cell office:value-type="float" office:value="24.3106383592" calcext:value-type="float">
            <text:p>24.3106383592</text:p>
          </table:table-cell>
          <table:table-cell office:value-type="float" office:value="3.48470009373" calcext:value-type="float">
            <text:p>3.484700093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4.3171629641" calcext:value-type="float">
            <text:p>24.3171629641</text:p>
          </table:table-cell>
          <table:table-cell office:value-type="float" office:value="4.98324500302E-017" calcext:value-type="float">
            <text:p>4.98324500302E-17</text:p>
          </table:table-cell>
          <table:table-cell office:value-type="float" office:value="24.3171629641" calcext:value-type="float">
            <text:p>24.3171629641</text:p>
          </table:table-cell>
          <table:table-cell office:value-type="float" office:value="3.57022070616" calcext:value-type="float">
            <text:p>3.570220706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4.3122205855" calcext:value-type="float">
            <text:p>24.3122205855</text:p>
          </table:table-cell>
          <table:table-cell office:value-type="float" office:value="-6.2554682336E-017" calcext:value-type="float">
            <text:p>-6.2554682336E-17</text:p>
          </table:table-cell>
          <table:table-cell office:value-type="float" office:value="24.3122205855" calcext:value-type="float">
            <text:p>24.3122205855</text:p>
          </table:table-cell>
          <table:table-cell office:value-type="float" office:value="3.65784014344" calcext:value-type="float">
            <text:p>3.657840143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4.2873164386" calcext:value-type="float">
            <text:p>24.2873164386</text:p>
          </table:table-cell>
          <table:table-cell office:value-type="float" office:value="-3.44334168855E-017" calcext:value-type="float">
            <text:p>-3.44334168855E-17</text:p>
          </table:table-cell>
          <table:table-cell office:value-type="float" office:value="24.2873164386" calcext:value-type="float">
            <text:p>24.2873164386</text:p>
          </table:table-cell>
          <table:table-cell office:value-type="float" office:value="3.74760991438" calcext:value-type="float">
            <text:p>3.747609914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4.2843467644" calcext:value-type="float">
            <text:p>24.2843467644</text:p>
          </table:table-cell>
          <table:table-cell office:value-type="float" office:value="5.35724336083E-017" calcext:value-type="float">
            <text:p>5.35724336083E-17</text:p>
          </table:table-cell>
          <table:table-cell office:value-type="float" office:value="24.2843467644" calcext:value-type="float">
            <text:p>24.2843467644</text:p>
          </table:table-cell>
          <table:table-cell office:value-type="float" office:value="3.83958279193" calcext:value-type="float">
            <text:p>3.8395827919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4.2824292053" calcext:value-type="float">
            <text:p>24.2824292053</text:p>
          </table:table-cell>
          <table:table-cell office:value-type="float" office:value="2.7492133238E-017" calcext:value-type="float">
            <text:p>2.7492133238E-17</text:p>
          </table:table-cell>
          <table:table-cell office:value-type="float" office:value="24.2824292053" calcext:value-type="float">
            <text:p>24.2824292053</text:p>
          </table:table-cell>
          <table:table-cell office:value-type="float" office:value="3.93381284416" calcext:value-type="float">
            <text:p>3.933812844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4.2810167003" calcext:value-type="float">
            <text:p>24.2810167003</text:p>
          </table:table-cell>
          <table:table-cell office:value-type="float" office:value="-3.03995195113E-017" calcext:value-type="float">
            <text:p>-3.03995195113E-17</text:p>
          </table:table-cell>
          <table:table-cell office:value-type="float" office:value="24.2810167003" calcext:value-type="float">
            <text:p>24.2810167003</text:p>
          </table:table-cell>
          <table:table-cell office:value-type="float" office:value="4.03035546607" calcext:value-type="float">
            <text:p>4.030355466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4.2800242077" calcext:value-type="float">
            <text:p>24.2800242077</text:p>
          </table:table-cell>
          <table:table-cell office:value-type="float" office:value="-7.84282879956E-017" calcext:value-type="float">
            <text:p>-7.84282879956E-17</text:p>
          </table:table-cell>
          <table:table-cell office:value-type="float" office:value="24.2800242077" calcext:value-type="float">
            <text:p>24.2800242077</text:p>
          </table:table-cell>
          <table:table-cell office:value-type="float" office:value="4.12926741214" calcext:value-type="float">
            <text:p>4.129267412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4.2792402769" calcext:value-type="float">
            <text:p>24.2792402769</text:p>
          </table:table-cell>
          <table:table-cell office:value-type="float" office:value="-5.73724253544E-017" calcext:value-type="float">
            <text:p>-5.73724253544E-17</text:p>
          </table:table-cell>
          <table:table-cell office:value-type="float" office:value="24.2792402769" calcext:value-type="float">
            <text:p>24.2792402769</text:p>
          </table:table-cell>
          <table:table-cell office:value-type="float" office:value="4.23060682973" calcext:value-type="float">
            <text:p>4.230606829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4.2785537493" calcext:value-type="float">
            <text:p>24.2785537493</text:p>
          </table:table-cell>
          <table:table-cell office:value-type="float" office:value="-1.60031969329E-017" calcext:value-type="float">
            <text:p>-1.60031969329E-17</text:p>
          </table:table-cell>
          <table:table-cell office:value-type="float" office:value="24.2785537493" calcext:value-type="float">
            <text:p>24.2785537493</text:p>
          </table:table-cell>
          <table:table-cell office:value-type="float" office:value="4.33443329321" calcext:value-type="float">
            <text:p>4.334433293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4.277940238" calcext:value-type="float">
            <text:p>24.277940238</text:p>
          </table:table-cell>
          <table:table-cell office:value-type="float" office:value="-2.09892431719E-017" calcext:value-type="float">
            <text:p>-2.09892431719E-17</text:p>
          </table:table-cell>
          <table:table-cell office:value-type="float" office:value="24.277940238" calcext:value-type="float">
            <text:p>24.277940238</text:p>
          </table:table-cell>
          <table:table-cell office:value-type="float" office:value="4.44080783902" calcext:value-type="float">
            <text:p>4.440807839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4.2773837561" calcext:value-type="float">
            <text:p>24.2773837561</text:p>
          </table:table-cell>
          <table:table-cell office:value-type="float" office:value="-7.45084006126E-017" calcext:value-type="float">
            <text:p>-7.45084006126E-17</text:p>
          </table:table-cell>
          <table:table-cell office:value-type="float" office:value="24.2773837561" calcext:value-type="float">
            <text:p>24.2773837561</text:p>
          </table:table-cell>
          <table:table-cell office:value-type="float" office:value="4.54979300154" calcext:value-type="float">
            <text:p>4.549793001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4.2768732421" calcext:value-type="float">
            <text:p>24.2768732421</text:p>
          </table:table-cell>
          <table:table-cell office:value-type="float" office:value="-2.37870582274E-017" calcext:value-type="float">
            <text:p>-2.37870582274E-17</text:p>
          </table:table-cell>
          <table:table-cell office:value-type="float" office:value="24.2768732421" calcext:value-type="float">
            <text:p>24.2768732421</text:p>
          </table:table-cell>
          <table:table-cell office:value-type="float" office:value="4.66145284987" calcext:value-type="float">
            <text:p>4.661452849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4.2764006713" calcext:value-type="float">
            <text:p>24.2764006713</text:p>
          </table:table-cell>
          <table:table-cell office:value-type="float" office:value="-1.19459821164E-017" calcext:value-type="float">
            <text:p>-1.19459821164E-17</text:p>
          </table:table-cell>
          <table:table-cell office:value-type="float" office:value="24.2764006713" calcext:value-type="float">
            <text:p>24.2764006713</text:p>
          </table:table-cell>
          <table:table-cell office:value-type="float" office:value="4.77585302543" calcext:value-type="float">
            <text:p>4.775853025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4.2759600155" calcext:value-type="float">
            <text:p>24.2759600155</text:p>
          </table:table-cell>
          <table:table-cell office:value-type="float" office:value="-1.15971999045E-017" calcext:value-type="float">
            <text:p>-1.15971999045E-17</text:p>
          </table:table-cell>
          <table:table-cell office:value-type="float" office:value="24.2759600155" calcext:value-type="float">
            <text:p>24.2759600155</text:p>
          </table:table-cell>
          <table:table-cell office:value-type="float" office:value="4.89306078065" calcext:value-type="float">
            <text:p>4.8930607807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4.2755466454" calcext:value-type="float">
            <text:p>24.2755466454</text:p>
          </table:table-cell>
          <table:table-cell office:value-type="float" office:value="7.12181764552E-017" calcext:value-type="float">
            <text:p>7.12181764552E-17</text:p>
          </table:table-cell>
          <table:table-cell office:value-type="float" office:value="24.2755466454" calcext:value-type="float">
            <text:p>24.2755466454</text:p>
          </table:table-cell>
          <table:table-cell office:value-type="float" office:value="5.01314501842" calcext:value-type="float">
            <text:p>5.013145018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4.2751569112" calcext:value-type="float">
            <text:p>24.2751569112</text:p>
          </table:table-cell>
          <table:table-cell office:value-type="float" office:value="-2.47067849562E-017" calcext:value-type="float">
            <text:p>-2.47067849562E-17</text:p>
          </table:table-cell>
          <table:table-cell office:value-type="float" office:value="24.2751569112" calcext:value-type="float">
            <text:p>24.2751569112</text:p>
          </table:table-cell>
          <table:table-cell office:value-type="float" office:value="5.13617633263" calcext:value-type="float">
            <text:p>5.136176332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4.2747878523" calcext:value-type="float">
            <text:p>24.2747878523</text:p>
          </table:table-cell>
          <table:table-cell office:value-type="float" office:value="-9.3073185857E-018" calcext:value-type="float">
            <text:p>-9.3073185857E-18</text:p>
          </table:table-cell>
          <table:table-cell office:value-type="float" office:value="24.2747878523" calcext:value-type="float">
            <text:p>24.2747878523</text:p>
          </table:table-cell>
          <table:table-cell office:value-type="float" office:value="5.26222704968" calcext:value-type="float">
            <text:p>5.262227049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4.2744370822" calcext:value-type="float">
            <text:p>24.2744370822</text:p>
          </table:table-cell>
          <table:table-cell office:value-type="float" office:value="1.92301268007E-017" calcext:value-type="float">
            <text:p>1.92301268007E-17</text:p>
          </table:table-cell>
          <table:table-cell office:value-type="float" office:value="24.2744370822" calcext:value-type="float">
            <text:p>24.2744370822</text:p>
          </table:table-cell>
          <table:table-cell office:value-type="float" office:value="5.39137127096" calcext:value-type="float">
            <text:p>5.39137127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4.2741026002" calcext:value-type="float">
            <text:p>24.2741026002</text:p>
          </table:table-cell>
          <table:table-cell office:value-type="float" office:value="9.96182068869E-018" calcext:value-type="float">
            <text:p>9.96182068869E-18</text:p>
          </table:table-cell>
          <table:table-cell office:value-type="float" office:value="24.2741026002" calcext:value-type="float">
            <text:p>24.2741026002</text:p>
          </table:table-cell>
          <table:table-cell office:value-type="float" office:value="5.52368491648" calcext:value-type="float">
            <text:p>5.523684916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4.2737827398" calcext:value-type="float">
            <text:p>24.2737827398</text:p>
          </table:table-cell>
          <table:table-cell office:value-type="float" office:value="-1.50634548046E-017" calcext:value-type="float">
            <text:p>-1.50634548046E-17</text:p>
          </table:table-cell>
          <table:table-cell office:value-type="float" office:value="24.2737827398" calcext:value-type="float">
            <text:p>24.2737827398</text:p>
          </table:table-cell>
          <table:table-cell office:value-type="float" office:value="5.65924576941" calcext:value-type="float">
            <text:p>5.659245769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4.2734760825" calcext:value-type="float">
            <text:p>24.2734760825</text:p>
          </table:table-cell>
          <table:table-cell office:value-type="float" office:value="2.28360743085E-020" calcext:value-type="float">
            <text:p>2.28360743085E-20</text:p>
          </table:table-cell>
          <table:table-cell office:value-type="float" office:value="24.2734760825" calcext:value-type="float">
            <text:p>24.2734760825</text:p>
          </table:table-cell>
          <table:table-cell office:value-type="float" office:value="5.79813352189" calcext:value-type="float">
            <text:p>5.7981335219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4.2731814312" calcext:value-type="float">
            <text:p>24.2731814312</text:p>
          </table:table-cell>
          <table:table-cell office:value-type="float" office:value="4.21055612928E-018" calcext:value-type="float">
            <text:p>4.21055612928E-18</text:p>
          </table:table-cell>
          <table:table-cell office:value-type="float" office:value="24.2731814312" calcext:value-type="float">
            <text:p>24.2731814312</text:p>
          </table:table-cell>
          <table:table-cell office:value-type="float" office:value="5.94042982182" calcext:value-type="float">
            <text:p>5.940429821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4.2728977219" calcext:value-type="float">
            <text:p>24.2728977219</text:p>
          </table:table-cell>
          <table:table-cell office:value-type="float" office:value="7.70745245662E-018" calcext:value-type="float">
            <text:p>7.70745245662E-18</text:p>
          </table:table-cell>
          <table:table-cell office:value-type="float" office:value="24.2728977219" calcext:value-type="float">
            <text:p>24.2728977219</text:p>
          </table:table-cell>
          <table:table-cell office:value-type="float" office:value="6.08621832091" calcext:value-type="float">
            <text:p>6.086218320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4.5000893156" calcext:value-type="float">
            <text:p>44.5000893156</text:p>
          </table:table-cell>
          <table:table-cell office:value-type="float" office:value="6.58804898417E-016" calcext:value-type="float">
            <text:p>6.58804898417E-16</text:p>
          </table:table-cell>
          <table:table-cell office:value-type="float" office:value="44.5000893156" calcext:value-type="float">
            <text:p>44.5000893156</text:p>
          </table:table-cell>
          <table:table-cell office:value-type="float" office:value="6.23558472381" calcext:value-type="float">
            <text:p>6.235584723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44.4998707505" calcext:value-type="float">
            <text:p>44.4998707505</text:p>
          </table:table-cell>
          <table:table-cell office:value-type="float" office:value="4.94736100657E-016" calcext:value-type="float">
            <text:p>4.94736100657E-16</text:p>
          </table:table-cell>
          <table:table-cell office:value-type="float" office:value="44.4998707505" calcext:value-type="float">
            <text:p>44.4998707505</text:p>
          </table:table-cell>
          <table:table-cell office:value-type="float" office:value="6.38861683851" calcext:value-type="float">
            <text:p>6.388616838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4.4996554624" calcext:value-type="float">
            <text:p>44.4996554624</text:p>
          </table:table-cell>
          <table:table-cell office:value-type="float" office:value="4.09463656663E-016" calcext:value-type="float">
            <text:p>4.09463656663E-16</text:p>
          </table:table-cell>
          <table:table-cell office:value-type="float" office:value="44.4996554624" calcext:value-type="float">
            <text:p>44.4996554624</text:p>
          </table:table-cell>
          <table:table-cell office:value-type="float" office:value="6.54540462796" calcext:value-type="float">
            <text:p>6.54540462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4.4994433405" calcext:value-type="float">
            <text:p>44.4994433405</text:p>
          </table:table-cell>
          <table:table-cell office:value-type="float" office:value="4.77731006802E-016" calcext:value-type="float">
            <text:p>4.77731006802E-16</text:p>
          </table:table-cell>
          <table:table-cell office:value-type="float" office:value="44.4994433405" calcext:value-type="float">
            <text:p>44.4994433405</text:p>
          </table:table-cell>
          <table:table-cell office:value-type="float" office:value="6.70604026296" calcext:value-type="float">
            <text:p>6.70604026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4.4992342849" calcext:value-type="float">
            <text:p>44.4992342849</text:p>
          </table:table-cell>
          <table:table-cell office:value-type="float" office:value="3.90304376943E-016" calcext:value-type="float">
            <text:p>3.90304376943E-16</text:p>
          </table:table-cell>
          <table:table-cell office:value-type="float" office:value="44.4992342849" calcext:value-type="float">
            <text:p>44.4992342849</text:p>
          </table:table-cell>
          <table:table-cell office:value-type="float" office:value="6.87061817637" calcext:value-type="float">
            <text:p>6.870618176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4.4990281907" calcext:value-type="float">
            <text:p>44.4990281907</text:p>
          </table:table-cell>
          <table:table-cell office:value-type="float" office:value="5.13557049689E-016" calcext:value-type="float">
            <text:p>5.13557049689E-16</text:p>
          </table:table-cell>
          <table:table-cell office:value-type="float" office:value="44.4990281907" calcext:value-type="float">
            <text:p>44.4990281907</text:p>
          </table:table-cell>
          <table:table-cell office:value-type="float" office:value="7.03923511854" calcext:value-type="float">
            <text:p>7.039235118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4.4988249508" calcext:value-type="float">
            <text:p>44.4988249508</text:p>
          </table:table-cell>
          <table:table-cell office:value-type="float" office:value="4.89298587438E-016" calcext:value-type="float">
            <text:p>4.89298587438E-16</text:p>
          </table:table-cell>
          <table:table-cell office:value-type="float" office:value="44.4988249508" calcext:value-type="float">
            <text:p>44.4988249508</text:p>
          </table:table-cell>
          <table:table-cell office:value-type="float" office:value="7.21199021429" calcext:value-type="float">
            <text:p>7.211990214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4.498624486" calcext:value-type="float">
            <text:p>44.498624486</text:p>
          </table:table-cell>
          <table:table-cell office:value-type="float" office:value="5.54277268086E-016" calcext:value-type="float">
            <text:p>5.54277268086E-16</text:p>
          </table:table-cell>
          <table:table-cell office:value-type="float" office:value="44.498624486" calcext:value-type="float">
            <text:p>44.498624486</text:p>
          </table:table-cell>
          <table:table-cell office:value-type="float" office:value="7.38898502112" calcext:value-type="float">
            <text:p>7.388985021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4.498426694" calcext:value-type="float">
            <text:p>44.498426694</text:p>
          </table:table-cell>
          <table:table-cell office:value-type="float" office:value="3.39684516991E-016" calcext:value-type="float">
            <text:p>3.39684516991E-16</text:p>
          </table:table-cell>
          <table:table-cell office:value-type="float" office:value="44.498426694" calcext:value-type="float">
            <text:p>44.498426694</text:p>
          </table:table-cell>
          <table:table-cell office:value-type="float" office:value="7.57032358893" calcext:value-type="float">
            <text:p>7.570323588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4.4982315099" calcext:value-type="float">
            <text:p>44.4982315099</text:p>
          </table:table-cell>
          <table:table-cell office:value-type="float" office:value="4.19590321588E-016" calcext:value-type="float">
            <text:p>4.19590321588E-16</text:p>
          </table:table-cell>
          <table:table-cell office:value-type="float" office:value="44.4982315099" calcext:value-type="float">
            <text:p>44.4982315099</text:p>
          </table:table-cell>
          <table:table-cell office:value-type="float" office:value="7.75611252117" calcext:value-type="float">
            <text:p>7.756112521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4.4980388397" calcext:value-type="float">
            <text:p>44.4980388397</text:p>
          </table:table-cell>
          <table:table-cell office:value-type="float" office:value="4.66226972342E-016" calcext:value-type="float">
            <text:p>4.66226972342E-16</text:p>
          </table:table-cell>
          <table:table-cell office:value-type="float" office:value="44.4980388397" calcext:value-type="float">
            <text:p>44.4980388397</text:p>
          </table:table-cell>
          <table:table-cell office:value-type="float" office:value="7.94646103755" calcext:value-type="float">
            <text:p>7.946461037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4.4978486172" calcext:value-type="float">
            <text:p>44.4978486172</text:p>
          </table:table-cell>
          <table:table-cell office:value-type="float" office:value="5.36396592504E-016" calcext:value-type="float">
            <text:p>5.36396592504E-16</text:p>
          </table:table-cell>
          <table:table-cell office:value-type="float" office:value="44.4978486172" calcext:value-type="float">
            <text:p>44.4978486172</text:p>
          </table:table-cell>
          <table:table-cell office:value-type="float" office:value="8.1414810382" calcext:value-type="float">
            <text:p>8.141481038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4.4976607739" calcext:value-type="float">
            <text:p>44.4976607739</text:p>
          </table:table-cell>
          <table:table-cell office:value-type="float" office:value="4.38254788819E-016" calcext:value-type="float">
            <text:p>4.38254788819E-16</text:p>
          </table:table-cell>
          <table:table-cell office:value-type="float" office:value="44.4976607739" calcext:value-type="float">
            <text:p>44.4976607739</text:p>
          </table:table-cell>
          <table:table-cell office:value-type="float" office:value="8.3412871695" calcext:value-type="float">
            <text:p>8.341287169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4.497475226" calcext:value-type="float">
            <text:p>44.497475226</text:p>
          </table:table-cell>
          <table:table-cell office:value-type="float" office:value="4.7691165284E-016" calcext:value-type="float">
            <text:p>4.7691165284E-16</text:p>
          </table:table-cell>
          <table:table-cell office:value-type="float" office:value="44.497475226" calcext:value-type="float">
            <text:p>44.497475226</text:p>
          </table:table-cell>
          <table:table-cell office:value-type="float" office:value="8.54599689142" calcext:value-type="float">
            <text:p>8.545996891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4.4972919254" calcext:value-type="float">
            <text:p>44.4972919254</text:p>
          </table:table-cell>
          <table:table-cell office:value-type="float" office:value="3.79561118108E-016" calcext:value-type="float">
            <text:p>3.79561118108E-16</text:p>
          </table:table-cell>
          <table:table-cell office:value-type="float" office:value="44.4972919254" calcext:value-type="float">
            <text:p>44.4972919254</text:p>
          </table:table-cell>
          <table:table-cell office:value-type="float" office:value="8.75573054663" calcext:value-type="float">
            <text:p>8.755730546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4.4980798199" calcext:value-type="float">
            <text:p>44.4980798199</text:p>
          </table:table-cell>
          <table:table-cell office:value-type="float" office:value="4.39415353233E-016" calcext:value-type="float">
            <text:p>4.39415353233E-16</text:p>
          </table:table-cell>
          <table:table-cell office:value-type="float" office:value="44.4980798199" calcext:value-type="float">
            <text:p>44.4980798199</text:p>
          </table:table-cell>
          <table:table-cell office:value-type="float" office:value="8.9706114312" calcext:value-type="float">
            <text:p>8.970611431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4.5003925871" calcext:value-type="float">
            <text:p>44.5003925871</text:p>
          </table:table-cell>
          <table:table-cell office:value-type="float" office:value="5.2513149632E-016" calcext:value-type="float">
            <text:p>5.2513149632E-16</text:p>
          </table:table-cell>
          <table:table-cell office:value-type="float" office:value="44.5003925871" calcext:value-type="float">
            <text:p>44.5003925871</text:p>
          </table:table-cell>
          <table:table-cell office:value-type="float" office:value="9.19076586711" calcext:value-type="float">
            <text:p>9.1907658671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4.5027378221" calcext:value-type="float">
            <text:p>44.5027378221</text:p>
          </table:table-cell>
          <table:table-cell office:value-type="float" office:value="3.16106791263E-016" calcext:value-type="float">
            <text:p>3.16106791263E-16</text:p>
          </table:table-cell>
          <table:table-cell office:value-type="float" office:value="44.5027378221" calcext:value-type="float">
            <text:p>44.5027378221</text:p>
          </table:table-cell>
          <table:table-cell office:value-type="float" office:value="9.41632327649" calcext:value-type="float">
            <text:p>9.416323276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4.5042635435" calcext:value-type="float">
            <text:p>44.5042635435</text:p>
          </table:table-cell>
          <table:table-cell office:value-type="float" office:value="3.76181928356E-016" calcext:value-type="float">
            <text:p>3.76181928356E-16</text:p>
          </table:table-cell>
          <table:table-cell office:value-type="float" office:value="44.5042635435" calcext:value-type="float">
            <text:p>44.5042635435</text:p>
          </table:table-cell>
          <table:table-cell office:value-type="float" office:value="9.64741625774" calcext:value-type="float">
            <text:p>9.647416257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4.5046356077" calcext:value-type="float">
            <text:p>44.5046356077</text:p>
          </table:table-cell>
          <table:table-cell office:value-type="float" office:value="3.01081743917E-016" calcext:value-type="float">
            <text:p>3.01081743917E-16</text:p>
          </table:table-cell>
          <table:table-cell office:value-type="float" office:value="44.5046356077" calcext:value-type="float">
            <text:p>44.5046356077</text:p>
          </table:table-cell>
          <table:table-cell office:value-type="float" office:value="9.88418066344" calcext:value-type="float">
            <text:p>9.884180663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4.5038886909" calcext:value-type="float">
            <text:p>44.5038886909</text:p>
          </table:table-cell>
          <table:table-cell office:value-type="float" office:value="3.41196371553E-016" calcext:value-type="float">
            <text:p>3.41196371553E-16</text:p>
          </table:table-cell>
          <table:table-cell office:value-type="float" office:value="44.5038886909" calcext:value-type="float">
            <text:p>44.5038886909</text:p>
          </table:table-cell>
          <table:table-cell office:value-type="float" office:value="10.1267556802" calcext:value-type="float">
            <text:p>10.126755680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4.5022957749" calcext:value-type="float">
            <text:p>44.5022957749</text:p>
          </table:table-cell>
          <table:table-cell office:value-type="float" office:value="2.68306510515E-016" calcext:value-type="float">
            <text:p>2.68306510515E-16</text:p>
          </table:table-cell>
          <table:table-cell office:value-type="float" office:value="44.5022957749" calcext:value-type="float">
            <text:p>44.5022957749</text:p>
          </table:table-cell>
          <table:table-cell office:value-type="float" office:value="10.3752839106" calcext:value-type="float">
            <text:p>10.375283910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4.5002562898" calcext:value-type="float">
            <text:p>44.5002562898</text:p>
          </table:table-cell>
          <table:table-cell office:value-type="float" office:value="2.6648404156E-016" calcext:value-type="float">
            <text:p>2.6648404156E-16</text:p>
          </table:table-cell>
          <table:table-cell office:value-type="float" office:value="44.5002562898" calcext:value-type="float">
            <text:p>44.5002562898</text:p>
          </table:table-cell>
          <table:table-cell office:value-type="float" office:value="10.6299114568" calcext:value-type="float">
            <text:p>10.629911456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4.4981158799" calcext:value-type="float">
            <text:p>44.4981158799</text:p>
          </table:table-cell>
          <table:table-cell office:value-type="float" office:value="2.29588207769E-016" calcext:value-type="float">
            <text:p>2.29588207769E-16</text:p>
          </table:table-cell>
          <table:table-cell office:value-type="float" office:value="44.4981158799" calcext:value-type="float">
            <text:p>44.4981158799</text:p>
          </table:table-cell>
          <table:table-cell office:value-type="float" office:value="10.8907880067" calcext:value-type="float">
            <text:p>10.8907880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5282719216" calcext:value-type="float">
            <text:p>37.5282719216</text:p>
          </table:table-cell>
          <table:table-cell office:value-type="float" office:value="2.56186859589E-016" calcext:value-type="float">
            <text:p>2.56186859589E-16</text:p>
          </table:table-cell>
          <table:table-cell office:value-type="float" office:value="37.5282719216" calcext:value-type="float">
            <text:p>37.5282719216</text:p>
          </table:table-cell>
          <table:table-cell office:value-type="float" office:value="11.1580669217" calcext:value-type="float">
            <text:p>11.1580669217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37.5444640593" calcext:value-type="float">
            <text:p>37.5444640593</text:p>
          </table:table-cell>
          <table:table-cell office:value-type="float" office:value="2.17781834224E-016" calcext:value-type="float">
            <text:p>2.17781834224E-16</text:p>
          </table:table-cell>
          <table:table-cell office:value-type="float" office:value="37.5444640593" calcext:value-type="float">
            <text:p>37.5444640593</text:p>
          </table:table-cell>
          <table:table-cell office:value-type="float" office:value="11.431905327" calcext:value-type="float">
            <text:p>11.431905327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37.5469616315" calcext:value-type="float">
            <text:p>37.5469616315</text:p>
          </table:table-cell>
          <table:table-cell office:value-type="float" office:value="1.60432341606E-016" calcext:value-type="float">
            <text:p>1.60432341606E-16</text:p>
          </table:table-cell>
          <table:table-cell office:value-type="float" office:value="37.5469616315" calcext:value-type="float">
            <text:p>37.5469616315</text:p>
          </table:table-cell>
          <table:table-cell office:value-type="float" office:value="11.7124642039" calcext:value-type="float">
            <text:p>11.7124642039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37.5385161999" calcext:value-type="float">
            <text:p>37.5385161999</text:p>
          </table:table-cell>
          <table:table-cell office:value-type="float" office:value="4.75546604335E-017" calcext:value-type="float">
            <text:p>4.75546604335E-17</text:p>
          </table:table-cell>
          <table:table-cell office:value-type="float" office:value="37.5385161999" calcext:value-type="float">
            <text:p>37.5385161999</text:p>
          </table:table-cell>
          <table:table-cell office:value-type="float" office:value="11.9999084846" calcext:value-type="float">
            <text:p>11.9999084846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7.5259933072" calcext:value-type="float">
            <text:p>37.5259933072</text:p>
          </table:table-cell>
          <table:table-cell office:value-type="float" office:value="1.20061779623E-016" calcext:value-type="float">
            <text:p>1.20061779623E-16</text:p>
          </table:table-cell>
          <table:table-cell office:value-type="float" office:value="37.5259933072" calcext:value-type="float">
            <text:p>37.5259933072</text:p>
          </table:table-cell>
          <table:table-cell office:value-type="float" office:value="12.2944071488" calcext:value-type="float">
            <text:p>12.294407148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7.5150850669" calcext:value-type="float">
            <text:p>37.5150850669</text:p>
          </table:table-cell>
          <table:table-cell office:value-type="float" office:value="4.75047303233E-017" calcext:value-type="float">
            <text:p>4.75047303233E-17</text:p>
          </table:table-cell>
          <table:table-cell office:value-type="float" office:value="37.5150850669" calcext:value-type="float">
            <text:p>37.5150850669</text:p>
          </table:table-cell>
          <table:table-cell office:value-type="float" office:value="12.5961333233" calcext:value-type="float">
            <text:p>12.5961333233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37.5113125185" calcext:value-type="float">
            <text:p>37.5113125185</text:p>
          </table:table-cell>
          <table:table-cell office:value-type="float" office:value="1.08724499423E-016" calcext:value-type="float">
            <text:p>1.08724499423E-16</text:p>
          </table:table-cell>
          <table:table-cell office:value-type="float" office:value="37.5113125185" calcext:value-type="float">
            <text:p>37.5113125185</text:p>
          </table:table-cell>
          <table:table-cell office:value-type="float" office:value="12.905264384" calcext:value-type="float">
            <text:p>12.905264384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37.5085417836" calcext:value-type="float">
            <text:p>37.5085417836</text:p>
          </table:table-cell>
          <table:table-cell office:value-type="float" office:value="9.51245014032E-017" calcext:value-type="float">
            <text:p>9.51245014032E-17</text:p>
          </table:table-cell>
          <table:table-cell office:value-type="float" office:value="37.5085417836" calcext:value-type="float">
            <text:p>37.5085417836</text:p>
          </table:table-cell>
          <table:table-cell office:value-type="float" office:value="13.2219820595" calcext:value-type="float">
            <text:p>13.221982059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7.5083253846" calcext:value-type="float">
            <text:p>37.5083253846</text:p>
          </table:table-cell>
          <table:table-cell office:value-type="float" office:value="2.26459961352E-016" calcext:value-type="float">
            <text:p>2.26459961352E-16</text:p>
          </table:table-cell>
          <table:table-cell office:value-type="float" office:value="37.5083253846" calcext:value-type="float">
            <text:p>37.5083253846</text:p>
          </table:table-cell>
          <table:table-cell office:value-type="float" office:value="13.5464725387" calcext:value-type="float">
            <text:p>13.5464725387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37.5149455781" calcext:value-type="float">
            <text:p>37.5149455781</text:p>
          </table:table-cell>
          <table:table-cell office:value-type="float" office:value="2.40966592862E-016" calcext:value-type="float">
            <text:p>2.40966592862E-16</text:p>
          </table:table-cell>
          <table:table-cell office:value-type="float" office:value="37.5149455781" calcext:value-type="float">
            <text:p>37.5149455781</text:p>
          </table:table-cell>
          <table:table-cell office:value-type="float" office:value="13.8789265797" calcext:value-type="float">
            <text:p>13.878926579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7.524254273" calcext:value-type="float">
            <text:p>37.524254273</text:p>
          </table:table-cell>
          <table:table-cell office:value-type="float" office:value="1.68977172876E-016" calcext:value-type="float">
            <text:p>1.68977172876E-16</text:p>
          </table:table-cell>
          <table:table-cell office:value-type="float" office:value="37.524254273" calcext:value-type="float">
            <text:p>37.524254273</text:p>
          </table:table-cell>
          <table:table-cell office:value-type="float" office:value="14.2195396221" calcext:value-type="float">
            <text:p>14.219539622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37.5352030364" calcext:value-type="float">
            <text:p>37.5352030364</text:p>
          </table:table-cell>
          <table:table-cell office:value-type="float" office:value="2.47291436318E-016" calcext:value-type="float">
            <text:p>2.47291436318E-16</text:p>
          </table:table-cell>
          <table:table-cell office:value-type="float" office:value="37.5352030364" calcext:value-type="float">
            <text:p>37.5352030364</text:p>
          </table:table-cell>
          <table:table-cell office:value-type="float" office:value="14.5685119022" calcext:value-type="float">
            <text:p>14.568511902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7.5392702862" calcext:value-type="float">
            <text:p>37.5392702862</text:p>
          </table:table-cell>
          <table:table-cell office:value-type="float" office:value="3.23318791422E-017" calcext:value-type="float">
            <text:p>3.23318791422E-17</text:p>
          </table:table-cell>
          <table:table-cell office:value-type="float" office:value="37.5392702862" calcext:value-type="float">
            <text:p>37.5392702862</text:p>
          </table:table-cell>
          <table:table-cell office:value-type="float" office:value="14.92604857" calcext:value-type="float">
            <text:p>14.92604857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37.5308346754" calcext:value-type="float">
            <text:p>37.5308346754</text:p>
          </table:table-cell>
          <table:table-cell office:value-type="float" office:value="8.52647760772E-018" calcext:value-type="float">
            <text:p>8.52647760772E-18</text:p>
          </table:table-cell>
          <table:table-cell office:value-type="float" office:value="37.5308346754" calcext:value-type="float">
            <text:p>37.5308346754</text:p>
          </table:table-cell>
          <table:table-cell office:value-type="float" office:value="15.2923598107" calcext:value-type="float">
            <text:p>15.2923598107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7.511907731" calcext:value-type="float">
            <text:p>37.511907731</text:p>
          </table:table-cell>
          <table:table-cell office:value-type="float" office:value="-3.68984669271E-018" calcext:value-type="float">
            <text:p>-3.68984669271E-18</text:p>
          </table:table-cell>
          <table:table-cell office:value-type="float" office:value="37.511907731" calcext:value-type="float">
            <text:p>37.511907731</text:p>
          </table:table-cell>
          <table:table-cell office:value-type="float" office:value="15.6676609676" calcext:value-type="float">
            <text:p>15.667660967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37.5110242068" calcext:value-type="float">
            <text:p>37.5110242068</text:p>
          </table:table-cell>
          <table:table-cell office:value-type="float" office:value="1.10667264688E-016" calcext:value-type="float">
            <text:p>1.10667264688E-16</text:p>
          </table:table-cell>
          <table:table-cell office:value-type="float" office:value="37.5110242068" calcext:value-type="float">
            <text:p>37.5110242068</text:p>
          </table:table-cell>
          <table:table-cell office:value-type="float" office:value="16.0521726688" calcext:value-type="float">
            <text:p>16.0521726688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7.5102197979" calcext:value-type="float">
            <text:p>37.5102197979</text:p>
          </table:table-cell>
          <table:table-cell office:value-type="float" office:value="1.16817984271E-016" calcext:value-type="float">
            <text:p>1.16817984271E-16</text:p>
          </table:table-cell>
          <table:table-cell office:value-type="float" office:value="37.5102197979" calcext:value-type="float">
            <text:p>37.5102197979</text:p>
          </table:table-cell>
          <table:table-cell office:value-type="float" office:value="16.4461209572" calcext:value-type="float">
            <text:p>16.4461209572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7.5095767999" calcext:value-type="float">
            <text:p>37.5095767999</text:p>
          </table:table-cell>
          <table:table-cell office:value-type="float" office:value="6.75292351475E-017" calcext:value-type="float">
            <text:p>6.75292351475E-17</text:p>
          </table:table-cell>
          <table:table-cell office:value-type="float" office:value="37.5095767999" calcext:value-type="float">
            <text:p>37.5095767999</text:p>
          </table:table-cell>
          <table:table-cell office:value-type="float" office:value="16.849737423" calcext:value-type="float">
            <text:p>16.849737423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37.5091482317" calcext:value-type="float">
            <text:p>37.5091482317</text:p>
          </table:table-cell>
          <table:table-cell office:value-type="float" office:value="8.15658582653E-017" calcext:value-type="float">
            <text:p>8.15658582653E-17</text:p>
          </table:table-cell>
          <table:table-cell office:value-type="float" office:value="37.5091482317" calcext:value-type="float">
            <text:p>37.5091482317</text:p>
          </table:table-cell>
          <table:table-cell office:value-type="float" office:value="17.2632593402" calcext:value-type="float">
            <text:p>17.2632593402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37.5087601663" calcext:value-type="float">
            <text:p>37.5087601663</text:p>
          </table:table-cell>
          <table:table-cell office:value-type="float" office:value="-3.42245426215E-017" calcext:value-type="float">
            <text:p>-3.42245426215E-17</text:p>
          </table:table-cell>
          <table:table-cell office:value-type="float" office:value="37.5087601663" calcext:value-type="float">
            <text:p>37.5087601663</text:p>
          </table:table-cell>
          <table:table-cell office:value-type="float" office:value="17.6869298059" calcext:value-type="float">
            <text:p>17.686929805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7.508384455" calcext:value-type="float">
            <text:p>37.508384455</text:p>
          </table:table-cell>
          <table:table-cell office:value-type="float" office:value="-8.72339267476E-018" calcext:value-type="float">
            <text:p>-8.72339267476E-18</text:p>
          </table:table-cell>
          <table:table-cell office:value-type="float" office:value="37.508384455" calcext:value-type="float">
            <text:p>37.508384455</text:p>
          </table:table-cell>
          <table:table-cell office:value-type="float" office:value="18.120997883" calcext:value-type="float">
            <text:p>18.120997883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37.5080200643" calcext:value-type="float">
            <text:p>37.5080200643</text:p>
          </table:table-cell>
          <table:table-cell office:value-type="float" office:value="-8.46405617767E-017" calcext:value-type="float">
            <text:p>-8.46405617767E-17</text:p>
          </table:table-cell>
          <table:table-cell office:value-type="float" office:value="37.5080200643" calcext:value-type="float">
            <text:p>37.5080200643</text:p>
          </table:table-cell>
          <table:table-cell office:value-type="float" office:value="18.565718747" calcext:value-type="float">
            <text:p>18.565718747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37.5076660881" calcext:value-type="float">
            <text:p>37.5076660881</text:p>
          </table:table-cell>
          <table:table-cell office:value-type="float" office:value="1.41012026736E-016" calcext:value-type="float">
            <text:p>1.41012026736E-16</text:p>
          </table:table-cell>
          <table:table-cell office:value-type="float" office:value="37.5076660881" calcext:value-type="float">
            <text:p>37.5076660881</text:p>
          </table:table-cell>
          <table:table-cell office:value-type="float" office:value="19.0213538361" calcext:value-type="float">
            <text:p>19.0213538361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37.5073217632" calcext:value-type="float">
            <text:p>37.5073217632</text:p>
          </table:table-cell>
          <table:table-cell office:value-type="float" office:value="2.78563660193E-017" calcext:value-type="float">
            <text:p>2.78563660193E-17</text:p>
          </table:table-cell>
          <table:table-cell office:value-type="float" office:value="37.5073217632" calcext:value-type="float">
            <text:p>37.5073217632</text:p>
          </table:table-cell>
          <table:table-cell office:value-type="float" office:value="19.4881710041" calcext:value-type="float">
            <text:p>19.4881710041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7.5069863996" calcext:value-type="float">
            <text:p>37.5069863996</text:p>
          </table:table-cell>
          <table:table-cell office:value-type="float" office:value="6.06892188528E-017" calcext:value-type="float">
            <text:p>6.06892188528E-17</text:p>
          </table:table-cell>
          <table:table-cell office:value-type="float" office:value="37.5069863996" calcext:value-type="float">
            <text:p>37.5069863996</text:p>
          </table:table-cell>
          <table:table-cell office:value-type="float" office:value="19.9664446789" calcext:value-type="float">
            <text:p>19.966444678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7.5066594028" calcext:value-type="float">
            <text:p>37.5066594028</text:p>
          </table:table-cell>
          <table:table-cell office:value-type="float" office:value="9.04801191733E-017" calcext:value-type="float">
            <text:p>9.04801191733E-17</text:p>
          </table:table-cell>
          <table:table-cell office:value-type="float" office:value="37.5066594028" calcext:value-type="float">
            <text:p>37.5066594028</text:p>
          </table:table-cell>
          <table:table-cell office:value-type="float" office:value="20.4564560231" calcext:value-type="float">
            <text:p>20.456456023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68.7619493292" calcext:value-type="float">
            <text:p>68.7619493292</text:p>
          </table:table-cell>
          <table:table-cell office:value-type="float" office:value="8.83922936182E-016" calcext:value-type="float">
            <text:p>8.83922936182E-16</text:p>
          </table:table-cell>
          <table:table-cell office:value-type="float" office:value="68.7619493292" calcext:value-type="float">
            <text:p>68.7619493292</text:p>
          </table:table-cell>
          <table:table-cell office:value-type="float" office:value="20.9584930995" calcext:value-type="float">
            <text:p>20.9584930995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68.7616938341" calcext:value-type="float">
            <text:p>68.7616938341</text:p>
          </table:table-cell>
          <table:table-cell office:value-type="float" office:value="7.89743900777E-016" calcext:value-type="float">
            <text:p>7.89743900777E-16</text:p>
          </table:table-cell>
          <table:table-cell office:value-type="float" office:value="68.7616938341" calcext:value-type="float">
            <text:p>68.7616938341</text:p>
          </table:table-cell>
          <table:table-cell office:value-type="float" office:value="21.4728510405" calcext:value-type="float">
            <text:p>21.4728510405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68.7614409456" calcext:value-type="float">
            <text:p>68.7614409456</text:p>
          </table:table-cell>
          <table:table-cell office:value-type="float" office:value="8.9114982571E-016" calcext:value-type="float">
            <text:p>8.9114982571E-16</text:p>
          </table:table-cell>
          <table:table-cell office:value-type="float" office:value="68.7614409456" calcext:value-type="float">
            <text:p>68.7614409456</text:p>
          </table:table-cell>
          <table:table-cell office:value-type="float" office:value="21.9998322217" calcext:value-type="float">
            <text:p>21.999832221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68.7611905971" calcext:value-type="float">
            <text:p>68.7611905971</text:p>
          </table:table-cell>
          <table:table-cell office:value-type="float" office:value="6.32137631363E-016" calcext:value-type="float">
            <text:p>6.32137631363E-16</text:p>
          </table:table-cell>
          <table:table-cell office:value-type="float" office:value="68.7611905971" calcext:value-type="float">
            <text:p>68.7611905971</text:p>
          </table:table-cell>
          <table:table-cell office:value-type="float" office:value="22.5397464394" calcext:value-type="float">
            <text:p>22.539746439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8.760942718" calcext:value-type="float">
            <text:p>68.760942718</text:p>
          </table:table-cell>
          <table:table-cell office:value-type="float" office:value="8.10463110454E-016" calcext:value-type="float">
            <text:p>8.10463110454E-16</text:p>
          </table:table-cell>
          <table:table-cell office:value-type="float" office:value="68.760942718" calcext:value-type="float">
            <text:p>68.760942718</text:p>
          </table:table-cell>
          <table:table-cell office:value-type="float" office:value="23.0929110928" calcext:value-type="float">
            <text:p>23.0929110928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68.7606972312" calcext:value-type="float">
            <text:p>68.7606972312</text:p>
          </table:table-cell>
          <table:table-cell office:value-type="float" office:value="6.63352555976E-016" calcext:value-type="float">
            <text:p>6.63352555976E-16</text:p>
          </table:table-cell>
          <table:table-cell office:value-type="float" office:value="68.7606972312" calcext:value-type="float">
            <text:p>68.7606972312</text:p>
          </table:table-cell>
          <table:table-cell office:value-type="float" office:value="23.6596513706" calcext:value-type="float">
            <text:p>23.6596513706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68.760454088" calcext:value-type="float">
            <text:p>68.760454088</text:p>
          </table:table-cell>
          <table:table-cell office:value-type="float" office:value="5.14385895944E-016" calcext:value-type="float">
            <text:p>5.14385895944E-16</text:p>
          </table:table-cell>
          <table:table-cell office:value-type="float" office:value="68.760454088" calcext:value-type="float">
            <text:p>68.760454088</text:p>
          </table:table-cell>
          <table:table-cell office:value-type="float" office:value="24.2403004425" calcext:value-type="float">
            <text:p>24.2403004425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68.7602132364" calcext:value-type="float">
            <text:p>68.7602132364</text:p>
          </table:table-cell>
          <table:table-cell office:value-type="float" office:value="8.60571851565E-016" calcext:value-type="float">
            <text:p>8.60571851565E-16</text:p>
          </table:table-cell>
          <table:table-cell office:value-type="float" office:value="68.7602132364" calcext:value-type="float">
            <text:p>68.7602132364</text:p>
          </table:table-cell>
          <table:table-cell office:value-type="float" office:value="24.8351996543" calcext:value-type="float">
            <text:p>24.8351996543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68.7599746072" calcext:value-type="float">
            <text:p>68.7599746072</text:p>
          </table:table-cell>
          <table:table-cell office:value-type="float" office:value="5.45894365103E-016" calcext:value-type="float">
            <text:p>5.45894365103E-16</text:p>
          </table:table-cell>
          <table:table-cell office:value-type="float" office:value="68.7599746072" calcext:value-type="float">
            <text:p>68.7599746072</text:p>
          </table:table-cell>
          <table:table-cell office:value-type="float" office:value="25.4446987294" calcext:value-type="float">
            <text:p>25.444698729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68.759738146" calcext:value-type="float">
            <text:p>68.759738146</text:p>
          </table:table-cell>
          <table:table-cell office:value-type="float" office:value="4.97431274881E-016" calcext:value-type="float">
            <text:p>4.97431274881E-16</text:p>
          </table:table-cell>
          <table:table-cell office:value-type="float" office:value="68.759738146" calcext:value-type="float">
            <text:p>68.759738146</text:p>
          </table:table-cell>
          <table:table-cell office:value-type="float" office:value="26.0691559739" calcext:value-type="float">
            <text:p>26.0691559739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68.759503821" calcext:value-type="float">
            <text:p>68.759503821</text:p>
          </table:table-cell>
          <table:table-cell office:value-type="float" office:value="9.07182518203E-016" calcext:value-type="float">
            <text:p>9.07182518203E-16</text:p>
          </table:table-cell>
          <table:table-cell office:value-type="float" office:value="68.759503821" calcext:value-type="float">
            <text:p>68.759503821</text:p>
          </table:table-cell>
          <table:table-cell office:value-type="float" office:value="26.7089384873" calcext:value-type="float">
            <text:p>26.7089384873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68.7592715602" calcext:value-type="float">
            <text:p>68.7592715602</text:p>
          </table:table-cell>
          <table:table-cell office:value-type="float" office:value="9.02583854331E-016" calcext:value-type="float">
            <text:p>9.02583854331E-16</text:p>
          </table:table-cell>
          <table:table-cell office:value-type="float" office:value="68.7592715602" calcext:value-type="float">
            <text:p>68.7592715602</text:p>
          </table:table-cell>
          <table:table-cell office:value-type="float" office:value="27.3644223784" calcext:value-type="float">
            <text:p>27.364422378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68.7590413339" calcext:value-type="float">
            <text:p>68.7590413339</text:p>
          </table:table-cell>
          <table:table-cell office:value-type="float" office:value="7.43003131647E-016" calcext:value-type="float">
            <text:p>7.43003131647E-16</text:p>
          </table:table-cell>
          <table:table-cell office:value-type="float" office:value="68.7590413339" calcext:value-type="float">
            <text:p>68.7590413339</text:p>
          </table:table-cell>
          <table:table-cell office:value-type="float" office:value="28.0359929864" calcext:value-type="float">
            <text:p>28.0359929864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68.7588130716" calcext:value-type="float">
            <text:p>68.7588130716</text:p>
          </table:table-cell>
          <table:table-cell office:value-type="float" office:value="5.50043672866E-016" calcext:value-type="float">
            <text:p>5.50043672866E-16</text:p>
          </table:table-cell>
          <table:table-cell office:value-type="float" office:value="68.7588130716" calcext:value-type="float">
            <text:p>68.7588130716</text:p>
          </table:table-cell>
          <table:table-cell office:value-type="float" office:value="28.7240451073" calcext:value-type="float">
            <text:p>28.724045107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8.7585867642" calcext:value-type="float">
            <text:p>68.7585867642</text:p>
          </table:table-cell>
          <table:table-cell office:value-type="float" office:value="6.99552418732E-016" calcext:value-type="float">
            <text:p>6.99552418732E-16</text:p>
          </table:table-cell>
          <table:table-cell office:value-type="float" office:value="68.7585867642" calcext:value-type="float">
            <text:p>68.7585867642</text:p>
          </table:table-cell>
          <table:table-cell office:value-type="float" office:value="29.4289832262" calcext:value-type="float">
            <text:p>29.4289832262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68.7583623346" calcext:value-type="float">
            <text:p>68.7583623346</text:p>
          </table:table-cell>
          <table:table-cell office:value-type="float" office:value="6.28839500682E-016" calcext:value-type="float">
            <text:p>6.28839500682E-16</text:p>
          </table:table-cell>
          <table:table-cell office:value-type="float" office:value="68.7583623346" calcext:value-type="float">
            <text:p>68.7583623346</text:p>
          </table:table-cell>
          <table:table-cell office:value-type="float" office:value="30.1512217549" calcext:value-type="float">
            <text:p>30.1512217549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68.758139781" calcext:value-type="float">
            <text:p>68.758139781</text:p>
          </table:table-cell>
          <table:table-cell office:value-type="float" office:value="7.25617909882E-016" calcext:value-type="float">
            <text:p>7.25617909882E-16</text:p>
          </table:table-cell>
          <table:table-cell office:value-type="float" office:value="68.758139781" calcext:value-type="float">
            <text:p>68.758139781</text:p>
          </table:table-cell>
          <table:table-cell office:value-type="float" office:value="30.8911852756" calcext:value-type="float">
            <text:p>30.8911852756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68.7579190306" calcext:value-type="float">
            <text:p>68.7579190306</text:p>
          </table:table-cell>
          <table:table-cell office:value-type="float" office:value="7.43356935455E-016" calcext:value-type="float">
            <text:p>7.43356935455E-16</text:p>
          </table:table-cell>
          <table:table-cell office:value-type="float" office:value="68.7579190306" calcext:value-type="float">
            <text:p>68.7579190306</text:p>
          </table:table-cell>
          <table:table-cell office:value-type="float" office:value="31.6493087904" calcext:value-type="float">
            <text:p>31.649308790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68.7577000491" calcext:value-type="float">
            <text:p>68.7577000491</text:p>
          </table:table-cell>
          <table:table-cell office:value-type="float" office:value="6.45148290801E-016" calcext:value-type="float">
            <text:p>6.45148290801E-16</text:p>
          </table:table-cell>
          <table:table-cell office:value-type="float" office:value="68.7577000491" calcext:value-type="float">
            <text:p>68.7577000491</text:p>
          </table:table-cell>
          <table:table-cell office:value-type="float" office:value="32.4260379774" calcext:value-type="float">
            <text:p>32.426037977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68.7574828283" calcext:value-type="float">
            <text:p>68.7574828283</text:p>
          </table:table-cell>
          <table:table-cell office:value-type="float" office:value="5.17079393703E-016" calcext:value-type="float">
            <text:p>5.17079393703E-16</text:p>
          </table:table-cell>
          <table:table-cell office:value-type="float" office:value="68.7574828283" calcext:value-type="float">
            <text:p>68.7574828283</text:p>
          </table:table-cell>
          <table:table-cell office:value-type="float" office:value="33.2218294521" calcext:value-type="float">
            <text:p>33.2218294521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68.7572673107" calcext:value-type="float">
            <text:p>68.7572673107</text:p>
          </table:table-cell>
          <table:table-cell office:value-type="float" office:value="7.40233286244E-016" calcext:value-type="float">
            <text:p>7.40233286244E-16</text:p>
          </table:table-cell>
          <table:table-cell office:value-type="float" office:value="68.7572673107" calcext:value-type="float">
            <text:p>68.7572673107</text:p>
          </table:table-cell>
          <table:table-cell office:value-type="float" office:value="34.0371510363" calcext:value-type="float">
            <text:p>34.0371510363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68.7570534732" calcext:value-type="float">
            <text:p>68.7570534732</text:p>
          </table:table-cell>
          <table:table-cell office:value-type="float" office:value="6.78138616121E-016" calcext:value-type="float">
            <text:p>6.78138616121E-16</text:p>
          </table:table-cell>
          <table:table-cell office:value-type="float" office:value="68.7570534732" calcext:value-type="float">
            <text:p>68.7570534732</text:p>
          </table:table-cell>
          <table:table-cell office:value-type="float" office:value="34.8724820328" calcext:value-type="float">
            <text:p>34.8724820328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68.7568412548" calcext:value-type="float">
            <text:p>68.7568412548</text:p>
          </table:table-cell>
          <table:table-cell office:value-type="float" office:value="7.05340438611E-016" calcext:value-type="float">
            <text:p>7.05340438611E-16</text:p>
          </table:table-cell>
          <table:table-cell office:value-type="float" office:value="68.7568412548" calcext:value-type="float">
            <text:p>68.7568412548</text:p>
          </table:table-cell>
          <table:table-cell office:value-type="float" office:value="35.7283135075" calcext:value-type="float">
            <text:p>35.7283135075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68.7566306536" calcext:value-type="float">
            <text:p>68.7566306536</text:p>
          </table:table-cell>
          <table:table-cell office:value-type="float" office:value="7.70038479322E-016" calcext:value-type="float">
            <text:p>7.70038479322E-16</text:p>
          </table:table-cell>
          <table:table-cell office:value-type="float" office:value="68.7566306536" calcext:value-type="float">
            <text:p>68.7566306536</text:p>
          </table:table-cell>
          <table:table-cell office:value-type="float" office:value="36.605148578" calcext:value-type="float">
            <text:p>36.60514857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7.503502709" calcext:value-type="float">
            <text:p>37.503502709</text:p>
          </table:table-cell>
          <table:table-cell office:value-type="float" office:value="2.22076196263E-017" calcext:value-type="float">
            <text:p>2.22076196263E-17</text:p>
          </table:table-cell>
          <table:table-cell table:number-columns-repeated="2" office:value-type="float" office:value="37.503502709" calcext:value-type="float">
            <text:p>37.503502709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37.503245406" calcext:value-type="float">
            <text:p>37.503245406</text:p>
          </table:table-cell>
          <table:table-cell office:value-type="float" office:value="9.68255885463E-018" calcext:value-type="float">
            <text:p>9.68255885463E-18</text:p>
          </table:table-cell>
          <table:table-cell office:value-type="float" office:value="37.503245406" calcext:value-type="float">
            <text:p>37.503245406</text:p>
          </table:table-cell>
          <table:table-cell office:value-type="float" office:value="38.4239040157" calcext:value-type="float">
            <text:p>38.423904015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37.5029814437" calcext:value-type="float">
            <text:p>37.5029814437</text:p>
          </table:table-cell>
          <table:table-cell office:value-type="float" office:value="-7.3585936028E-017" calcext:value-type="float">
            <text:p>-7.3585936028E-17</text:p>
          </table:table-cell>
          <table:table-cell office:value-type="float" office:value="37.5029814437" calcext:value-type="float">
            <text:p>37.5029814437</text:p>
          </table:table-cell>
          <table:table-cell office:value-type="float" office:value="39.3668935743" calcext:value-type="float">
            <text:p>39.3668935743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37.502676012" calcext:value-type="float">
            <text:p>37.502676012</text:p>
          </table:table-cell>
          <table:table-cell office:value-type="float" office:value="-1.04026390186E-016" calcext:value-type="float">
            <text:p>-1.04026390186E-16</text:p>
          </table:table-cell>
          <table:table-cell office:value-type="float" office:value="37.502676012" calcext:value-type="float">
            <text:p>37.502676012</text:p>
          </table:table-cell>
          <table:table-cell office:value-type="float" office:value="40.3330257399" calcext:value-type="float">
            <text:p>40.3330257399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37.502349212" calcext:value-type="float">
            <text:p>37.502349212</text:p>
          </table:table-cell>
          <table:table-cell office:value-type="float" office:value="7.25656672082E-017" calcext:value-type="float">
            <text:p>7.25656672082E-17</text:p>
          </table:table-cell>
          <table:table-cell office:value-type="float" office:value="37.502349212" calcext:value-type="float">
            <text:p>37.502349212</text:p>
          </table:table-cell>
          <table:table-cell office:value-type="float" office:value="41.3228684722" calcext:value-type="float">
            <text:p>41.322868472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37.4974934226" calcext:value-type="float">
            <text:p>37.4974934226</text:p>
          </table:table-cell>
          <table:table-cell office:value-type="float" office:value="1.57785674245E-016" calcext:value-type="float">
            <text:p>1.57785674245E-16</text:p>
          </table:table-cell>
          <table:table-cell office:value-type="float" office:value="37.4974934226" calcext:value-type="float">
            <text:p>37.4974934226</text:p>
          </table:table-cell>
          <table:table-cell office:value-type="float" office:value="42.3370036701" calcext:value-type="float">
            <text:p>42.337003670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37.4959711657" calcext:value-type="float">
            <text:p>37.4959711657</text:p>
          </table:table-cell>
          <table:table-cell office:value-type="float" office:value="1.24770509311E-016" calcext:value-type="float">
            <text:p>1.24770509311E-16</text:p>
          </table:table-cell>
          <table:table-cell office:value-type="float" office:value="37.4959711657" calcext:value-type="float">
            <text:p>37.4959711657</text:p>
          </table:table-cell>
          <table:table-cell office:value-type="float" office:value="43.3760275129" calcext:value-type="float">
            <text:p>43.3760275129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37.4972589359" calcext:value-type="float">
            <text:p>37.4972589359</text:p>
          </table:table-cell>
          <table:table-cell office:value-type="float" office:value="1.11897822383E-016" calcext:value-type="float">
            <text:p>1.11897822383E-16</text:p>
          </table:table-cell>
          <table:table-cell office:value-type="float" office:value="37.4972589359" calcext:value-type="float">
            <text:p>37.4972589359</text:p>
          </table:table-cell>
          <table:table-cell office:value-type="float" office:value="44.4405508112" calcext:value-type="float">
            <text:p>44.4405508112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37.4999772493" calcext:value-type="float">
            <text:p>37.4999772493</text:p>
          </table:table-cell>
          <table:table-cell office:value-type="float" office:value="2.58520863521E-016" calcext:value-type="float">
            <text:p>2.58520863521E-16</text:p>
          </table:table-cell>
          <table:table-cell office:value-type="float" office:value="37.4999772493" calcext:value-type="float">
            <text:p>37.4999772493</text:p>
          </table:table-cell>
          <table:table-cell office:value-type="float" office:value="45.5311993663" calcext:value-type="float">
            <text:p>45.5311993663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37.5147394396" calcext:value-type="float">
            <text:p>37.5147394396</text:p>
          </table:table-cell>
          <table:table-cell office:value-type="float" office:value="3.3423091659E-016" calcext:value-type="float">
            <text:p>3.3423091659E-16</text:p>
          </table:table-cell>
          <table:table-cell office:value-type="float" office:value="37.5147394396" calcext:value-type="float">
            <text:p>37.5147394396</text:p>
          </table:table-cell>
          <table:table-cell office:value-type="float" office:value="46.6486143373" calcext:value-type="float">
            <text:p>46.648614337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7.5271739452" calcext:value-type="float">
            <text:p>37.5271739452</text:p>
          </table:table-cell>
          <table:table-cell office:value-type="float" office:value="1.47027853289E-016" calcext:value-type="float">
            <text:p>1.47027853289E-16</text:p>
          </table:table-cell>
          <table:table-cell office:value-type="float" office:value="37.5271739452" calcext:value-type="float">
            <text:p>37.5271739452</text:p>
          </table:table-cell>
          <table:table-cell office:value-type="float" office:value="47.7934526189" calcext:value-type="float">
            <text:p>47.7934526189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37.5273106835" calcext:value-type="float">
            <text:p>37.5273106835</text:p>
          </table:table-cell>
          <table:table-cell office:value-type="float" office:value="2.9594554561E-017" calcext:value-type="float">
            <text:p>2.9594554561E-17</text:p>
          </table:table-cell>
          <table:table-cell office:value-type="float" office:value="37.5273106835" calcext:value-type="float">
            <text:p>37.5273106835</text:p>
          </table:table-cell>
          <table:table-cell office:value-type="float" office:value="48.9663872267" calcext:value-type="float">
            <text:p>48.9663872267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37.5175968259" calcext:value-type="float">
            <text:p>37.5175968259</text:p>
          </table:table-cell>
          <table:table-cell office:value-type="float" office:value="8.53210390558E-017" calcext:value-type="float">
            <text:p>8.53210390558E-17</text:p>
          </table:table-cell>
          <table:table-cell office:value-type="float" office:value="37.5175968259" calcext:value-type="float">
            <text:p>37.5175968259</text:p>
          </table:table-cell>
          <table:table-cell office:value-type="float" office:value="50.1681076937" calcext:value-type="float">
            <text:p>50.1681076937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37.5058195897" calcext:value-type="float">
            <text:p>37.5058195897</text:p>
          </table:table-cell>
          <table:table-cell office:value-type="float" office:value="5.96179785089E-018" calcext:value-type="float">
            <text:p>5.96179785089E-18</text:p>
          </table:table-cell>
          <table:table-cell office:value-type="float" office:value="37.5058195897" calcext:value-type="float">
            <text:p>37.5058195897</text:p>
          </table:table-cell>
          <table:table-cell office:value-type="float" office:value="51.399320475" calcext:value-type="float">
            <text:p>51.399320475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7.4984091555" calcext:value-type="float">
            <text:p>37.4984091555</text:p>
          </table:table-cell>
          <table:table-cell office:value-type="float" office:value="1.28506618423E-016" calcext:value-type="float">
            <text:p>1.28506618423E-16</text:p>
          </table:table-cell>
          <table:table-cell office:value-type="float" office:value="37.4984091555" calcext:value-type="float">
            <text:p>37.4984091555</text:p>
          </table:table-cell>
          <table:table-cell office:value-type="float" office:value="52.6607493633" calcext:value-type="float">
            <text:p>52.6607493633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37.4955288405" calcext:value-type="float">
            <text:p>37.4955288405</text:p>
          </table:table-cell>
          <table:table-cell office:value-type="float" office:value="1.1694987068E-016" calcext:value-type="float">
            <text:p>1.1694987068E-16</text:p>
          </table:table-cell>
          <table:table-cell office:value-type="float" office:value="37.4955288405" calcext:value-type="float">
            <text:p>37.4955288405</text:p>
          </table:table-cell>
          <table:table-cell office:value-type="float" office:value="53.9531359146" calcext:value-type="float">
            <text:p>53.9531359146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37.4939337588" calcext:value-type="float">
            <text:p>37.4939337588</text:p>
          </table:table-cell>
          <table:table-cell office:value-type="float" office:value="1.96496660062E-016" calcext:value-type="float">
            <text:p>1.96496660062E-16</text:p>
          </table:table-cell>
          <table:table-cell office:value-type="float" office:value="37.4939337588" calcext:value-type="float">
            <text:p>37.4939337588</text:p>
          </table:table-cell>
          <table:table-cell office:value-type="float" office:value="55.2772398839" calcext:value-type="float">
            <text:p>55.2772398839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37.4950607696" calcext:value-type="float">
            <text:p>37.4950607696</text:p>
          </table:table-cell>
          <table:table-cell office:value-type="float" office:value="1.66732482314E-016" calcext:value-type="float">
            <text:p>1.66732482314E-16</text:p>
          </table:table-cell>
          <table:table-cell office:value-type="float" office:value="37.4950607696" calcext:value-type="float">
            <text:p>37.4950607696</text:p>
          </table:table-cell>
          <table:table-cell office:value-type="float" office:value="56.6338396718" calcext:value-type="float">
            <text:p>56.6338396718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37.5036470113" calcext:value-type="float">
            <text:p>37.5036470113</text:p>
          </table:table-cell>
          <table:table-cell office:value-type="float" office:value="2.50569667473E-016" calcext:value-type="float">
            <text:p>2.50569667473E-16</text:p>
          </table:table-cell>
          <table:table-cell office:value-type="float" office:value="37.5036470113" calcext:value-type="float">
            <text:p>37.5036470113</text:p>
          </table:table-cell>
          <table:table-cell office:value-type="float" office:value="58.0237327825" calcext:value-type="float">
            <text:p>58.0237327825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37.5145340506" calcext:value-type="float">
            <text:p>37.5145340506</text:p>
          </table:table-cell>
          <table:table-cell office:value-type="float" office:value="1.55399437459E-016" calcext:value-type="float">
            <text:p>1.55399437459E-16</text:p>
          </table:table-cell>
          <table:table-cell office:value-type="float" office:value="37.5145340506" calcext:value-type="float">
            <text:p>37.5145340506</text:p>
          </table:table-cell>
          <table:table-cell office:value-type="float" office:value="59.4477362919" calcext:value-type="float">
            <text:p>59.447736291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7.5246605529" calcext:value-type="float">
            <text:p>37.5246605529</text:p>
          </table:table-cell>
          <table:table-cell office:value-type="float" office:value="1.43569285609E-016" calcext:value-type="float">
            <text:p>1.43569285609E-16</text:p>
          </table:table-cell>
          <table:table-cell office:value-type="float" office:value="37.5246605529" calcext:value-type="float">
            <text:p>37.5246605529</text:p>
          </table:table-cell>
          <table:table-cell office:value-type="float" office:value="60.9066873289" calcext:value-type="float">
            <text:p>60.9066873289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37.5257027244" calcext:value-type="float">
            <text:p>37.5257027244</text:p>
          </table:table-cell>
          <table:table-cell office:value-type="float" office:value="5.82804171469E-017" calcext:value-type="float">
            <text:p>5.82804171469E-17</text:p>
          </table:table-cell>
          <table:table-cell office:value-type="float" office:value="37.5257027244" calcext:value-type="float">
            <text:p>37.5257027244</text:p>
          </table:table-cell>
          <table:table-cell office:value-type="float" office:value="62.4014435665" calcext:value-type="float">
            <text:p>62.4014435665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37.504406606" calcext:value-type="float">
            <text:p>37.504406606</text:p>
          </table:table-cell>
          <table:table-cell office:value-type="float" office:value="9.16668065958E-018" calcext:value-type="float">
            <text:p>9.16668065958E-18</text:p>
          </table:table-cell>
          <table:table-cell office:value-type="float" office:value="37.504406606" calcext:value-type="float">
            <text:p>37.504406606</text:p>
          </table:table-cell>
          <table:table-cell office:value-type="float" office:value="63.9328837268" calcext:value-type="float">
            <text:p>63.9328837268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37.4996379969" calcext:value-type="float">
            <text:p>37.4996379969</text:p>
          </table:table-cell>
          <table:table-cell office:value-type="float" office:value="3.28744311467E-017" calcext:value-type="float">
            <text:p>3.28744311467E-17</text:p>
          </table:table-cell>
          <table:table-cell office:value-type="float" office:value="37.4996379969" calcext:value-type="float">
            <text:p>37.4996379969</text:p>
          </table:table-cell>
          <table:table-cell office:value-type="float" office:value="65.5019080972" calcext:value-type="float">
            <text:p>65.5019080972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37.4990185913" calcext:value-type="float">
            <text:p>37.4990185913</text:p>
          </table:table-cell>
          <table:table-cell office:value-type="float" office:value="-1.05002740226E-016" calcext:value-type="float">
            <text:p>-1.05002740226E-16</text:p>
          </table:table-cell>
          <table:table-cell office:value-type="float" office:value="37.4990185913" calcext:value-type="float">
            <text:p>37.4990185913</text:p>
          </table:table-cell>
          <table:table-cell office:value-type="float" office:value="67.1094390597" calcext:value-type="float">
            <text:p>67.109439059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37.4984835791" calcext:value-type="float">
            <text:p>37.4984835791</text:p>
          </table:table-cell>
          <table:table-cell office:value-type="float" office:value="1.32185985349E-016" calcext:value-type="float">
            <text:p>1.32185985349E-16</text:p>
          </table:table-cell>
          <table:table-cell office:value-type="float" office:value="37.4984835791" calcext:value-type="float">
            <text:p>37.4984835791</text:p>
          </table:table-cell>
          <table:table-cell office:value-type="float" office:value="68.7564216331" calcext:value-type="float">
            <text:p>68.7564216331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68.7274228064" calcext:value-type="float">
            <text:p>68.7274228064</text:p>
          </table:table-cell>
          <table:table-cell office:value-type="float" office:value="5.41352103818E-016" calcext:value-type="float">
            <text:p>5.41352103818E-16</text:p>
          </table:table-cell>
          <table:table-cell office:value-type="float" office:value="68.7274228064" calcext:value-type="float">
            <text:p>68.7274228064</text:p>
          </table:table-cell>
          <table:table-cell office:value-type="float" office:value="70.4438240288" calcext:value-type="float">
            <text:p>70.4438240288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68.7272355987" calcext:value-type="float">
            <text:p>68.7272355987</text:p>
          </table:table-cell>
          <table:table-cell office:value-type="float" office:value="7.59544604221E-016" calcext:value-type="float">
            <text:p>7.59544604221E-16</text:p>
          </table:table-cell>
          <table:table-cell office:value-type="float" office:value="68.7272355987" calcext:value-type="float">
            <text:p>68.7272355987</text:p>
          </table:table-cell>
          <table:table-cell office:value-type="float" office:value="72.1726382196" calcext:value-type="float">
            <text:p>72.1726382196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68.7270580287" calcext:value-type="float">
            <text:p>68.7270580287</text:p>
          </table:table-cell>
          <table:table-cell office:value-type="float" office:value="7.11872450063E-016" calcext:value-type="float">
            <text:p>7.11872450063E-16</text:p>
          </table:table-cell>
          <table:table-cell office:value-type="float" office:value="68.7270580287" calcext:value-type="float">
            <text:p>68.7270580287</text:p>
          </table:table-cell>
          <table:table-cell office:value-type="float" office:value="73.9438805231" calcext:value-type="float">
            <text:p>73.9438805231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68.7268866621" calcext:value-type="float">
            <text:p>68.7268866621</text:p>
          </table:table-cell>
          <table:table-cell office:value-type="float" office:value="6.66600353272E-016" calcext:value-type="float">
            <text:p>6.66600353272E-16</text:p>
          </table:table-cell>
          <table:table-cell office:value-type="float" office:value="68.7268866621" calcext:value-type="float">
            <text:p>68.7268866621</text:p>
          </table:table-cell>
          <table:table-cell office:value-type="float" office:value="75.7585921991" calcext:value-type="float">
            <text:p>75.758592199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8.7267192287" calcext:value-type="float">
            <text:p>68.7267192287</text:p>
          </table:table-cell>
          <table:table-cell office:value-type="float" office:value="8.45698018522E-016" calcext:value-type="float">
            <text:p>8.45698018522E-16</text:p>
          </table:table-cell>
          <table:table-cell office:value-type="float" office:value="68.7267192287" calcext:value-type="float">
            <text:p>68.7267192287</text:p>
          </table:table-cell>
          <table:table-cell office:value-type="float" office:value="77.6178400619" calcext:value-type="float">
            <text:p>77.6178400619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68.7265546361" calcext:value-type="float">
            <text:p>68.7265546361</text:p>
          </table:table-cell>
          <table:table-cell office:value-type="float" office:value="6.3950948316E-016" calcext:value-type="float">
            <text:p>6.3950948316E-16</text:p>
          </table:table-cell>
          <table:table-cell office:value-type="float" office:value="68.7265546361" calcext:value-type="float">
            <text:p>68.7265546361</text:p>
          </table:table-cell>
          <table:table-cell office:value-type="float" office:value="79.5227171069" calcext:value-type="float">
            <text:p>79.5227171069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68.7263922855" calcext:value-type="float">
            <text:p>68.7263922855</text:p>
          </table:table-cell>
          <table:table-cell office:value-type="float" office:value="6.5570486277E-016" calcext:value-type="float">
            <text:p>6.5570486277E-16</text:p>
          </table:table-cell>
          <table:table-cell office:value-type="float" office:value="68.7263922855" calcext:value-type="float">
            <text:p>68.7263922855</text:p>
          </table:table-cell>
          <table:table-cell office:value-type="float" office:value="81.4743431539" calcext:value-type="float">
            <text:p>81.4743431539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68.7262317812" calcext:value-type="float">
            <text:p>68.7262317812</text:p>
          </table:table-cell>
          <table:table-cell office:value-type="float" office:value="8.33842564268E-016" calcext:value-type="float">
            <text:p>8.33842564268E-16</text:p>
          </table:table-cell>
          <table:table-cell office:value-type="float" office:value="68.7262317812" calcext:value-type="float">
            <text:p>68.7262317812</text:p>
          </table:table-cell>
          <table:table-cell office:value-type="float" office:value="83.4738655048" calcext:value-type="float">
            <text:p>83.4738655048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68.7260728856" calcext:value-type="float">
            <text:p>68.7260728856</text:p>
          </table:table-cell>
          <table:table-cell office:value-type="float" office:value="6.48347623421E-016" calcext:value-type="float">
            <text:p>6.48347623421E-16</text:p>
          </table:table-cell>
          <table:table-cell office:value-type="float" office:value="68.7260728856" calcext:value-type="float">
            <text:p>68.7260728856</text:p>
          </table:table-cell>
          <table:table-cell office:value-type="float" office:value="85.5224596184" calcext:value-type="float">
            <text:p>85.5224596184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68.7259154023" calcext:value-type="float">
            <text:p>68.7259154023</text:p>
          </table:table-cell>
          <table:table-cell office:value-type="float" office:value="7.23985173196E-016" calcext:value-type="float">
            <text:p>7.23985173196E-16</text:p>
          </table:table-cell>
          <table:table-cell office:value-type="float" office:value="68.7259154023" calcext:value-type="float">
            <text:p>68.7259154023</text:p>
          </table:table-cell>
          <table:table-cell office:value-type="float" office:value="87.6213298012" calcext:value-type="float">
            <text:p>87.6213298012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68.7257592071" calcext:value-type="float">
            <text:p>68.7257592071</text:p>
          </table:table-cell>
          <table:table-cell office:value-type="float" office:value="4.30821960781E-016" calcext:value-type="float">
            <text:p>4.30821960781E-16</text:p>
          </table:table-cell>
          <table:table-cell office:value-type="float" office:value="68.7257592071" calcext:value-type="float">
            <text:p>68.7257592071</text:p>
          </table:table-cell>
          <table:table-cell office:value-type="float" office:value="89.7717099157" calcext:value-type="float">
            <text:p>89.7717099157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68.7256042023" calcext:value-type="float">
            <text:p>68.7256042023</text:p>
          </table:table-cell>
          <table:table-cell office:value-type="float" office:value="7.39235992611E-016" calcext:value-type="float">
            <text:p>7.39235992611E-16</text:p>
          </table:table-cell>
          <table:table-cell office:value-type="float" office:value="68.7256042023" calcext:value-type="float">
            <text:p>68.7256042023</text:p>
          </table:table-cell>
          <table:table-cell office:value-type="float" office:value="91.9748641052" calcext:value-type="float">
            <text:p>91.9748641052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68.7254502813" calcext:value-type="float">
            <text:p>68.7254502813</text:p>
          </table:table-cell>
          <table:table-cell office:value-type="float" office:value="6.49840529656E-016" calcext:value-type="float">
            <text:p>6.49840529656E-16</text:p>
          </table:table-cell>
          <table:table-cell office:value-type="float" office:value="68.7254502813" calcext:value-type="float">
            <text:p>68.7254502813</text:p>
          </table:table-cell>
          <table:table-cell office:value-type="float" office:value="94.2320875375" calcext:value-type="float">
            <text:p>94.2320875375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68.7252973966" calcext:value-type="float">
            <text:p>68.7252973966</text:p>
          </table:table-cell>
          <table:table-cell office:value-type="float" office:value="6.77730038069E-016" calcext:value-type="float">
            <text:p>6.77730038069E-16</text:p>
          </table:table-cell>
          <table:table-cell office:value-type="float" office:value="68.7252973966" calcext:value-type="float">
            <text:p>68.7252973966</text:p>
          </table:table-cell>
          <table:table-cell office:value-type="float" office:value="96.5447071661" calcext:value-type="float">
            <text:p>96.544707166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8.725145505" calcext:value-type="float">
            <text:p>68.725145505</text:p>
          </table:table-cell>
          <table:table-cell office:value-type="float" office:value="6.85344109112E-016" calcext:value-type="float">
            <text:p>6.85344109112E-16</text:p>
          </table:table-cell>
          <table:table-cell office:value-type="float" office:value="68.725145505" calcext:value-type="float">
            <text:p>68.725145505</text:p>
          </table:table-cell>
          <table:table-cell office:value-type="float" office:value="98.9140825102" calcext:value-type="float">
            <text:p>98.9140825102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68.7249945456" calcext:value-type="float">
            <text:p>68.7249945456</text:p>
          </table:table-cell>
          <table:table-cell office:value-type="float" office:value="7.43367911687E-016" calcext:value-type="float">
            <text:p>7.43367911687E-16</text:p>
          </table:table-cell>
          <table:table-cell office:value-type="float" office:value="68.7249945456" calcext:value-type="float">
            <text:p>68.7249945456</text:p>
          </table:table-cell>
          <table:table-cell office:value-type="float" office:value="101.341606454" calcext:value-type="float">
            <text:p>101.34160645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68.7248444594" calcext:value-type="float">
            <text:p>68.7248444594</text:p>
          </table:table-cell>
          <table:table-cell office:value-type="float" office:value="9.57121716596E-016" calcext:value-type="float">
            <text:p>9.57121716596E-16</text:p>
          </table:table-cell>
          <table:table-cell office:value-type="float" office:value="68.7248444594" calcext:value-type="float">
            <text:p>68.7248444594</text:p>
          </table:table-cell>
          <table:table-cell office:value-type="float" office:value="103.828706065" calcext:value-type="float">
            <text:p>103.82870606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68.7246952385" calcext:value-type="float">
            <text:p>68.7246952385</text:p>
          </table:table-cell>
          <table:table-cell office:value-type="float" office:value="6.02688700396E-016" calcext:value-type="float">
            <text:p>6.02688700396E-16</text:p>
          </table:table-cell>
          <table:table-cell office:value-type="float" office:value="68.7246952385" calcext:value-type="float">
            <text:p>68.7246952385</text:p>
          </table:table-cell>
          <table:table-cell office:value-type="float" office:value="106.376843435" calcext:value-type="float">
            <text:p>106.376843435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68.7245468703" calcext:value-type="float">
            <text:p>68.7245468703</text:p>
          </table:table-cell>
          <table:table-cell office:value-type="float" office:value="7.11703775079E-016" calcext:value-type="float">
            <text:p>7.11703775079E-16</text:p>
          </table:table-cell>
          <table:table-cell office:value-type="float" office:value="68.7245468703" calcext:value-type="float">
            <text:p>68.7245468703</text:p>
          </table:table-cell>
          <table:table-cell office:value-type="float" office:value="108.987516535" calcext:value-type="float">
            <text:p>108.987516535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68.7243992915" calcext:value-type="float">
            <text:p>68.7243992915</text:p>
          </table:table-cell>
          <table:table-cell office:value-type="float" office:value="4.36084791425E-016" calcext:value-type="float">
            <text:p>4.36084791425E-16</text:p>
          </table:table-cell>
          <table:table-cell office:value-type="float" office:value="68.7243992915" calcext:value-type="float">
            <text:p>68.7243992915</text:p>
          </table:table-cell>
          <table:table-cell office:value-type="float" office:value="111.662260103" calcext:value-type="float">
            <text:p>111.662260103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68.7242525049" calcext:value-type="float">
            <text:p>68.7242525049</text:p>
          </table:table-cell>
          <table:table-cell office:value-type="float" office:value="6.8152760847E-016" calcext:value-type="float">
            <text:p>6.8152760847E-16</text:p>
          </table:table-cell>
          <table:table-cell office:value-type="float" office:value="68.7242525049" calcext:value-type="float">
            <text:p>68.7242525049</text:p>
          </table:table-cell>
          <table:table-cell office:value-type="float" office:value="114.402646539" calcext:value-type="float">
            <text:p>114.402646539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68.7241064784" calcext:value-type="float">
            <text:p>68.7241064784</text:p>
          </table:table-cell>
          <table:table-cell office:value-type="float" office:value="5.74112318519E-016" calcext:value-type="float">
            <text:p>5.74112318519E-16</text:p>
          </table:table-cell>
          <table:table-cell office:value-type="float" office:value="68.7241064784" calcext:value-type="float">
            <text:p>68.7241064784</text:p>
          </table:table-cell>
          <table:table-cell office:value-type="float" office:value="117.210286832" calcext:value-type="float">
            <text:p>117.210286832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68.7239611756" calcext:value-type="float">
            <text:p>68.7239611756</text:p>
          </table:table-cell>
          <table:table-cell office:value-type="float" office:value="6.73236278619E-016" calcext:value-type="float">
            <text:p>6.73236278619E-16</text:p>
          </table:table-cell>
          <table:table-cell office:value-type="float" office:value="68.7239611756" calcext:value-type="float">
            <text:p>68.7239611756</text:p>
          </table:table-cell>
          <table:table-cell office:value-type="float" office:value="120.086831511" calcext:value-type="float">
            <text:p>120.086831511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68.7238166275" calcext:value-type="float">
            <text:p>68.7238166275</text:p>
          </table:table-cell>
          <table:table-cell office:value-type="float" office:value="1.02007730496E-015" calcext:value-type="float">
            <text:p>1.02007730496E-15</text:p>
          </table:table-cell>
          <table:table-cell office:value-type="float" office:value="68.7238166275" calcext:value-type="float">
            <text:p>68.7238166275</text:p>
          </table:table-cell>
          <table:table-cell office:value-type="float" office:value="123.033971609" calcext:value-type="float">
            <text:p>123.0339716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48563969" calcext:value-type="float">
            <text:p>37.48563969</text:p>
          </table:table-cell>
          <table:table-cell office:value-type="float" office:value="-6.00066083329E-017" calcext:value-type="float">
            <text:p>-6.00066083329E-17</text:p>
          </table:table-cell>
          <table:table-cell office:value-type="float" office:value="37.48563969" calcext:value-type="float">
            <text:p>37.48563969</text:p>
          </table:table-cell>
          <table:table-cell office:value-type="float" office:value="126.053439661" calcext:value-type="float">
            <text:p>126.053439661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37.485462134" calcext:value-type="float">
            <text:p>37.485462134</text:p>
          </table:table-cell>
          <table:table-cell office:value-type="float" office:value="-1.52108952076E-017" calcext:value-type="float">
            <text:p>-1.52108952076E-17</text:p>
          </table:table-cell>
          <table:table-cell office:value-type="float" office:value="37.485462134" calcext:value-type="float">
            <text:p>37.485462134</text:p>
          </table:table-cell>
          <table:table-cell office:value-type="float" office:value="129.147010719" calcext:value-type="float">
            <text:p>129.147010719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37.4852865361" calcext:value-type="float">
            <text:p>37.4852865361</text:p>
          </table:table-cell>
          <table:table-cell office:value-type="float" office:value="8.65344877783E-017" calcext:value-type="float">
            <text:p>8.65344877783E-17</text:p>
          </table:table-cell>
          <table:table-cell office:value-type="float" office:value="37.4852865361" calcext:value-type="float">
            <text:p>37.4852865361</text:p>
          </table:table-cell>
          <table:table-cell office:value-type="float" office:value="132.316503403" calcext:value-type="float">
            <text:p>132.316503403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37.4851127759" calcext:value-type="float">
            <text:p>37.4851127759</text:p>
          </table:table-cell>
          <table:table-cell office:value-type="float" office:value="7.06058747528E-017" calcext:value-type="float">
            <text:p>7.06058747528E-17</text:p>
          </table:table-cell>
          <table:table-cell office:value-type="float" office:value="37.4851127759" calcext:value-type="float">
            <text:p>37.4851127759</text:p>
          </table:table-cell>
          <table:table-cell office:value-type="float" office:value="135.563780959" calcext:value-type="float">
            <text:p>135.563780959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37.4849407677" calcext:value-type="float">
            <text:p>37.4849407677</text:p>
          </table:table-cell>
          <table:table-cell office:value-type="float" office:value="4.48896867646E-018" calcext:value-type="float">
            <text:p>4.48896867646E-18</text:p>
          </table:table-cell>
          <table:table-cell office:value-type="float" office:value="37.4849407677" calcext:value-type="float">
            <text:p>37.4849407677</text:p>
          </table:table-cell>
          <table:table-cell office:value-type="float" office:value="138.890752365" calcext:value-type="float">
            <text:p>138.89075236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7.4847704581" calcext:value-type="float">
            <text:p>37.4847704581</text:p>
          </table:table-cell>
          <table:table-cell office:value-type="float" office:value="-3.94902900209E-017" calcext:value-type="float">
            <text:p>-3.94902900209E-17</text:p>
          </table:table-cell>
          <table:table-cell office:value-type="float" office:value="37.4847704581" calcext:value-type="float">
            <text:p>37.4847704581</text:p>
          </table:table-cell>
          <table:table-cell office:value-type="float" office:value="142.299373447" calcext:value-type="float">
            <text:p>142.29937344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37.4846017877" calcext:value-type="float">
            <text:p>37.4846017877</text:p>
          </table:table-cell>
          <table:table-cell office:value-type="float" office:value="6.99728476124E-017" calcext:value-type="float">
            <text:p>6.99728476124E-17</text:p>
          </table:table-cell>
          <table:table-cell office:value-type="float" office:value="37.4846017877" calcext:value-type="float">
            <text:p>37.4846017877</text:p>
          </table:table-cell>
          <table:table-cell office:value-type="float" office:value="145.791648029" calcext:value-type="float">
            <text:p>145.79164802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37.4844347121" calcext:value-type="float">
            <text:p>37.4844347121</text:p>
          </table:table-cell>
          <table:table-cell office:value-type="float" office:value="-2.2062564854E-017" calcext:value-type="float">
            <text:p>-2.2062564854E-17</text:p>
          </table:table-cell>
          <table:table-cell office:value-type="float" office:value="37.4844347121" calcext:value-type="float">
            <text:p>37.4844347121</text:p>
          </table:table-cell>
          <table:table-cell office:value-type="float" office:value="149.369629115" calcext:value-type="float">
            <text:p>149.36962911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37.4842691771" calcext:value-type="float">
            <text:p>37.4842691771</text:p>
          </table:table-cell>
          <table:table-cell office:value-type="float" office:value="4.73803477366E-017" calcext:value-type="float">
            <text:p>4.73803477366E-17</text:p>
          </table:table-cell>
          <table:table-cell office:value-type="float" office:value="37.4842691771" calcext:value-type="float">
            <text:p>37.4842691771</text:p>
          </table:table-cell>
          <table:table-cell office:value-type="float" office:value="153.035420092" calcext:value-type="float">
            <text:p>153.035420092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37.4841051439" calcext:value-type="float">
            <text:p>37.4841051439</text:p>
          </table:table-cell>
          <table:table-cell office:value-type="float" office:value="-8.76924779558E-017" calcext:value-type="float">
            <text:p>-8.76924779558E-17</text:p>
          </table:table-cell>
          <table:table-cell office:value-type="float" office:value="37.4841051439" calcext:value-type="float">
            <text:p>37.4841051439</text:p>
          </table:table-cell>
          <table:table-cell office:value-type="float" office:value="156.791175967" calcext:value-type="float">
            <text:p>156.79117596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7.4839425883" calcext:value-type="float">
            <text:p>37.4839425883</text:p>
          </table:table-cell>
          <table:table-cell office:value-type="float" office:value="1.02545377883E-018" calcext:value-type="float">
            <text:p>1.02545377883E-18</text:p>
          </table:table-cell>
          <table:table-cell office:value-type="float" office:value="37.4839425883" calcext:value-type="float">
            <text:p>37.4839425883</text:p>
          </table:table-cell>
          <table:table-cell office:value-type="float" office:value="160.639104636" calcext:value-type="float">
            <text:p>160.639104636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37.4837583363" calcext:value-type="float">
            <text:p>37.4837583363</text:p>
          </table:table-cell>
          <table:table-cell office:value-type="float" office:value="1.97150881827E-016" calcext:value-type="float">
            <text:p>1.97150881827E-16</text:p>
          </table:table-cell>
          <table:table-cell office:value-type="float" office:value="37.4837583363" calcext:value-type="float">
            <text:p>37.4837583363</text:p>
          </table:table-cell>
          <table:table-cell office:value-type="float" office:value="164.581468179" calcext:value-type="float">
            <text:p>164.581468179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7.4835318051" calcext:value-type="float">
            <text:p>37.4835318051</text:p>
          </table:table-cell>
          <table:table-cell office:value-type="float" office:value="9.52384974146E-017" calcext:value-type="float">
            <text:p>9.52384974146E-17</text:p>
          </table:table-cell>
          <table:table-cell office:value-type="float" office:value="37.4835318051" calcext:value-type="float">
            <text:p>37.4835318051</text:p>
          </table:table-cell>
          <table:table-cell office:value-type="float" office:value="168.620584193" calcext:value-type="float">
            <text:p>168.620584193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37.4809054291" calcext:value-type="float">
            <text:p>37.4809054291</text:p>
          </table:table-cell>
          <table:table-cell office:value-type="float" office:value="3.84564045108E-017" calcext:value-type="float">
            <text:p>3.84564045108E-17</text:p>
          </table:table-cell>
          <table:table-cell office:value-type="float" office:value="37.4809054291" calcext:value-type="float">
            <text:p>37.4809054291</text:p>
          </table:table-cell>
          <table:table-cell office:value-type="float" office:value="172.758827152" calcext:value-type="float">
            <text:p>172.758827152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7.4778466354" calcext:value-type="float">
            <text:p>37.4778466354</text:p>
          </table:table-cell>
          <table:table-cell office:value-type="float" office:value="-3.00045058805E-018" calcext:value-type="float">
            <text:p>-3.00045058805E-18</text:p>
          </table:table-cell>
          <table:table-cell office:value-type="float" office:value="37.4778466354" calcext:value-type="float">
            <text:p>37.4778466354</text:p>
          </table:table-cell>
          <table:table-cell office:value-type="float" office:value="176.998629805" calcext:value-type="float">
            <text:p>176.99862980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37.4772053181" calcext:value-type="float">
            <text:p>37.4772053181</text:p>
          </table:table-cell>
          <table:table-cell office:value-type="float" office:value="1.82786588926E-016" calcext:value-type="float">
            <text:p>1.82786588926E-16</text:p>
          </table:table-cell>
          <table:table-cell office:value-type="float" office:value="37.4772053181" calcext:value-type="float">
            <text:p>37.4772053181</text:p>
          </table:table-cell>
          <table:table-cell office:value-type="float" office:value="181.342484602" calcext:value-type="float">
            <text:p>181.34248460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37.4791443382" calcext:value-type="float">
            <text:p>37.4791443382</text:p>
          </table:table-cell>
          <table:table-cell office:value-type="float" office:value="9.95779191986E-017" calcext:value-type="float">
            <text:p>9.95779191986E-17</text:p>
          </table:table-cell>
          <table:table-cell office:value-type="float" office:value="37.4791443382" calcext:value-type="float">
            <text:p>37.4791443382</text:p>
          </table:table-cell>
          <table:table-cell office:value-type="float" office:value="185.792945165" calcext:value-type="float">
            <text:p>185.792945165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37.4819441114" calcext:value-type="float">
            <text:p>37.4819441114</text:p>
          </table:table-cell>
          <table:table-cell office:value-type="float" office:value="1.68618023266E-016" calcext:value-type="float">
            <text:p>1.68618023266E-16</text:p>
          </table:table-cell>
          <table:table-cell office:value-type="float" office:value="37.4819441114" calcext:value-type="float">
            <text:p>37.4819441114</text:p>
          </table:table-cell>
          <table:table-cell office:value-type="float" office:value="190.352627786" calcext:value-type="float">
            <text:p>190.352627786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37.5005040022" calcext:value-type="float">
            <text:p>37.5005040022</text:p>
          </table:table-cell>
          <table:table-cell office:value-type="float" office:value="2.62133274319E-016" calcext:value-type="float">
            <text:p>2.62133274319E-16</text:p>
          </table:table-cell>
          <table:table-cell office:value-type="float" office:value="37.5005040022" calcext:value-type="float">
            <text:p>37.5005040022</text:p>
          </table:table-cell>
          <table:table-cell office:value-type="float" office:value="195.024212963" calcext:value-type="float">
            <text:p>195.024212963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37.5098819633" calcext:value-type="float">
            <text:p>37.5098819633</text:p>
          </table:table-cell>
          <table:table-cell office:value-type="float" office:value="1.76676108025E-016" calcext:value-type="float">
            <text:p>1.76676108025E-16</text:p>
          </table:table-cell>
          <table:table-cell office:value-type="float" office:value="37.5098819633" calcext:value-type="float">
            <text:p>37.5098819633</text:p>
          </table:table-cell>
          <table:table-cell office:value-type="float" office:value="199.810446981" calcext:value-type="float">
            <text:p>199.81044698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7.5066508611" calcext:value-type="float">
            <text:p>37.5066508611</text:p>
          </table:table-cell>
          <table:table-cell office:value-type="float" office:value="1.21604456735E-016" calcext:value-type="float">
            <text:p>1.21604456735E-16</text:p>
          </table:table-cell>
          <table:table-cell office:value-type="float" office:value="37.5066508611" calcext:value-type="float">
            <text:p>37.5066508611</text:p>
          </table:table-cell>
          <table:table-cell office:value-type="float" office:value="204.714143522" calcext:value-type="float">
            <text:p>204.714143522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7.4956028641" calcext:value-type="float">
            <text:p>37.4956028641</text:p>
          </table:table-cell>
          <table:table-cell office:value-type="float" office:value="1.87865472591E-016" calcext:value-type="float">
            <text:p>1.87865472591E-16</text:p>
          </table:table-cell>
          <table:table-cell office:value-type="float" office:value="37.4956028641" calcext:value-type="float">
            <text:p>37.4956028641</text:p>
          </table:table-cell>
          <table:table-cell office:value-type="float" office:value="209.738185321" calcext:value-type="float">
            <text:p>209.738185321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7.4826079667" calcext:value-type="float">
            <text:p>37.4826079667</text:p>
          </table:table-cell>
          <table:table-cell office:value-type="float" office:value="7.53278794056E-017" calcext:value-type="float">
            <text:p>7.53278794056E-17</text:p>
          </table:table-cell>
          <table:table-cell office:value-type="float" office:value="37.4826079667" calcext:value-type="float">
            <text:p>37.4826079667</text:p>
          </table:table-cell>
          <table:table-cell office:value-type="float" office:value="214.885525859" calcext:value-type="float">
            <text:p>214.885525859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37.4791709129" calcext:value-type="float">
            <text:p>37.4791709129</text:p>
          </table:table-cell>
          <table:table-cell office:value-type="float" office:value="5.05110476156E-017" calcext:value-type="float">
            <text:p>5.05110476156E-17</text:p>
          </table:table-cell>
          <table:table-cell office:value-type="float" office:value="37.4791709129" calcext:value-type="float">
            <text:p>37.4791709129</text:p>
          </table:table-cell>
          <table:table-cell office:value-type="float" office:value="220.159191104" calcext:value-type="float">
            <text:p>220.159191104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7.4765283728" calcext:value-type="float">
            <text:p>37.4765283728</text:p>
          </table:table-cell>
          <table:table-cell office:value-type="float" office:value="3.06902777429E-017" calcext:value-type="float">
            <text:p>3.06902777429E-17</text:p>
          </table:table-cell>
          <table:table-cell office:value-type="float" office:value="37.4765283728" calcext:value-type="float">
            <text:p>37.4765283728</text:p>
          </table:table-cell>
          <table:table-cell office:value-type="float" office:value="225.562281284" calcext:value-type="float">
            <text:p>225.56228128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37.4756795595" calcext:value-type="float">
            <text:p>37.4756795595</text:p>
          </table:table-cell>
          <table:table-cell office:value-type="float" office:value="1.92514566508E-016" calcext:value-type="float">
            <text:p>1.92514566508E-16</text:p>
          </table:table-cell>
          <table:table-cell office:value-type="float" office:value="37.4756795595" calcext:value-type="float">
            <text:p>37.4756795595</text:p>
          </table:table-cell>
          <table:table-cell office:value-type="float" office:value="231.097972711" calcext:value-type="float">
            <text:p>231.097972711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53.0082009104" calcext:value-type="float">
            <text:p>53.0082009104</text:p>
          </table:table-cell>
          <table:table-cell office:value-type="float" office:value="3.53890877456E-016" calcext:value-type="float">
            <text:p>3.53890877456E-16</text:p>
          </table:table-cell>
          <table:table-cell office:value-type="float" office:value="53.0082009104" calcext:value-type="float">
            <text:p>53.0082009104</text:p>
          </table:table-cell>
          <table:table-cell office:value-type="float" office:value="236.769519652" calcext:value-type="float">
            <text:p>236.769519652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52.9927941585" calcext:value-type="float">
            <text:p>52.9927941585</text:p>
          </table:table-cell>
          <table:table-cell office:value-type="float" office:value="3.08327772287E-016" calcext:value-type="float">
            <text:p>3.08327772287E-16</text:p>
          </table:table-cell>
          <table:table-cell office:value-type="float" office:value="52.9927941585" calcext:value-type="float">
            <text:p>52.9927941585</text:p>
          </table:table-cell>
          <table:table-cell office:value-type="float" office:value="242.580256238" calcext:value-type="float">
            <text:p>242.580256238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52.9824220031" calcext:value-type="float">
            <text:p>52.9824220031</text:p>
          </table:table-cell>
          <table:table-cell office:value-type="float" office:value="2.51968850297E-016" calcext:value-type="float">
            <text:p>2.51968850297E-16</text:p>
          </table:table-cell>
          <table:table-cell office:value-type="float" office:value="52.9824220031" calcext:value-type="float">
            <text:p>52.9824220031</text:p>
          </table:table-cell>
          <table:table-cell office:value-type="float" office:value="248.533598425" calcext:value-type="float">
            <text:p>248.533598425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52.974808557" calcext:value-type="float">
            <text:p>52.974808557</text:p>
          </table:table-cell>
          <table:table-cell office:value-type="float" office:value="1.08432688839E-016" calcext:value-type="float">
            <text:p>1.08432688839E-16</text:p>
          </table:table-cell>
          <table:table-cell office:value-type="float" office:value="52.974808557" calcext:value-type="float">
            <text:p>52.974808557</text:p>
          </table:table-cell>
          <table:table-cell office:value-type="float" office:value="254.633046003" calcext:value-type="float">
            <text:p>254.63304600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2.9682373444" calcext:value-type="float">
            <text:p>52.9682373444</text:p>
          </table:table-cell>
          <table:table-cell office:value-type="float" office:value="5.03260131084E-016" calcext:value-type="float">
            <text:p>5.03260131084E-16</text:p>
          </table:table-cell>
          <table:table-cell office:value-type="float" office:value="52.9682373444" calcext:value-type="float">
            <text:p>52.9682373444</text:p>
          </table:table-cell>
          <table:table-cell office:value-type="float" office:value="260.882184652" calcext:value-type="float">
            <text:p>260.882184652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52.9624309077" calcext:value-type="float">
            <text:p>52.9624309077</text:p>
          </table:table-cell>
          <table:table-cell office:value-type="float" office:value="3.39679285711E-016" calcext:value-type="float">
            <text:p>3.39679285711E-16</text:p>
          </table:table-cell>
          <table:table-cell office:value-type="float" office:value="52.9624309077" calcext:value-type="float">
            <text:p>52.9624309077</text:p>
          </table:table-cell>
          <table:table-cell office:value-type="float" office:value="267.284688054" calcext:value-type="float">
            <text:p>267.28468805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52.9572865916" calcext:value-type="float">
            <text:p>52.9572865916</text:p>
          </table:table-cell>
          <table:table-cell office:value-type="float" office:value="3.56003213934E-016" calcext:value-type="float">
            <text:p>3.56003213934E-16</text:p>
          </table:table-cell>
          <table:table-cell office:value-type="float" office:value="52.9572865916" calcext:value-type="float">
            <text:p>52.9572865916</text:p>
          </table:table-cell>
          <table:table-cell office:value-type="float" office:value="273.844320045" calcext:value-type="float">
            <text:p>273.844320045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52.9527660464" calcext:value-type="float">
            <text:p>52.9527660464</text:p>
          </table:table-cell>
          <table:table-cell office:value-type="float" office:value="6.31145748105E-016" calcext:value-type="float">
            <text:p>6.31145748105E-16</text:p>
          </table:table-cell>
          <table:table-cell office:value-type="float" office:value="52.9527660464" calcext:value-type="float">
            <text:p>52.9527660464</text:p>
          </table:table-cell>
          <table:table-cell office:value-type="float" office:value="280.564936836" calcext:value-type="float">
            <text:p>280.564936836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52.9478999437" calcext:value-type="float">
            <text:p>52.9478999437</text:p>
          </table:table-cell>
          <table:table-cell office:value-type="float" office:value="4.7200726408E-016" calcext:value-type="float">
            <text:p>4.7200726408E-16</text:p>
          </table:table-cell>
          <table:table-cell office:value-type="float" office:value="52.9478999437" calcext:value-type="float">
            <text:p>52.9478999437</text:p>
          </table:table-cell>
          <table:table-cell office:value-type="float" office:value="287.450489273" calcext:value-type="float">
            <text:p>287.450489273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52.9494510716" calcext:value-type="float">
            <text:p>52.9494510716</text:p>
          </table:table-cell>
          <table:table-cell office:value-type="float" office:value="5.38545071427E-016" calcext:value-type="float">
            <text:p>5.38545071427E-16</text:p>
          </table:table-cell>
          <table:table-cell office:value-type="float" office:value="52.9494510716" calcext:value-type="float">
            <text:p>52.9494510716</text:p>
          </table:table-cell>
          <table:table-cell office:value-type="float" office:value="294.505025165" calcext:value-type="float">
            <text:p>294.505025165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52.9496241736" calcext:value-type="float">
            <text:p>52.9496241736</text:p>
          </table:table-cell>
          <table:table-cell office:value-type="float" office:value="5.62140386734E-016" calcext:value-type="float">
            <text:p>5.62140386734E-16</text:p>
          </table:table-cell>
          <table:table-cell office:value-type="float" office:value="52.9496241736" calcext:value-type="float">
            <text:p>52.9496241736</text:p>
          </table:table-cell>
          <table:table-cell office:value-type="float" office:value="301.732691661" calcext:value-type="float">
            <text:p>301.732691661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52.9494196981" calcext:value-type="float">
            <text:p>52.9494196981</text:p>
          </table:table-cell>
          <table:table-cell office:value-type="float" office:value="4.60618020219E-016" calcext:value-type="float">
            <text:p>4.60618020219E-16</text:p>
          </table:table-cell>
          <table:table-cell office:value-type="float" office:value="52.9494196981" calcext:value-type="float">
            <text:p>52.9494196981</text:p>
          </table:table-cell>
          <table:table-cell office:value-type="float" office:value="309.137737687" calcext:value-type="float">
            <text:p>309.137737687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52.9492121268" calcext:value-type="float">
            <text:p>52.9492121268</text:p>
          </table:table-cell>
          <table:table-cell office:value-type="float" office:value="6.52999665009E-016" calcext:value-type="float">
            <text:p>6.52999665009E-16</text:p>
          </table:table-cell>
          <table:table-cell office:value-type="float" office:value="52.9492121268" calcext:value-type="float">
            <text:p>52.9492121268</text:p>
          </table:table-cell>
          <table:table-cell office:value-type="float" office:value="316.724516446" calcext:value-type="float">
            <text:p>316.724516446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52.9490042192" calcext:value-type="float">
            <text:p>52.9490042192</text:p>
          </table:table-cell>
          <table:table-cell office:value-type="float" office:value="5.19571492168E-016" calcext:value-type="float">
            <text:p>5.19571492168E-16</text:p>
          </table:table-cell>
          <table:table-cell office:value-type="float" office:value="52.9490042192" calcext:value-type="float">
            <text:p>52.9490042192</text:p>
          </table:table-cell>
          <table:table-cell office:value-type="float" office:value="324.497487975" calcext:value-type="float">
            <text:p>324.49748797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2.9487972086" calcext:value-type="float">
            <text:p>52.9487972086</text:p>
          </table:table-cell>
          <table:table-cell office:value-type="float" office:value="4.84377140817E-016" calcext:value-type="float">
            <text:p>4.84377140817E-16</text:p>
          </table:table-cell>
          <table:table-cell office:value-type="float" office:value="52.9487972086" calcext:value-type="float">
            <text:p>52.9487972086</text:p>
          </table:table-cell>
          <table:table-cell office:value-type="float" office:value="332.46122177" calcext:value-type="float">
            <text:p>332.46122177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52.948590981" calcext:value-type="float">
            <text:p>52.948590981</text:p>
          </table:table-cell>
          <table:table-cell office:value-type="float" office:value="5.73960582354E-016" calcext:value-type="float">
            <text:p>5.73960582354E-16</text:p>
          </table:table-cell>
          <table:table-cell office:value-type="float" office:value="52.948590981" calcext:value-type="float">
            <text:p>52.948590981</text:p>
          </table:table-cell>
          <table:table-cell office:value-type="float" office:value="340.62039947" calcext:value-type="float">
            <text:p>340.62039947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52.9483854946" calcext:value-type="float">
            <text:p>52.9483854946</text:p>
          </table:table-cell>
          <table:table-cell office:value-type="float" office:value="6.22536954681E-016" calcext:value-type="float">
            <text:p>6.22536954681E-16</text:p>
          </table:table-cell>
          <table:table-cell office:value-type="float" office:value="52.9483854946" calcext:value-type="float">
            <text:p>52.9483854946</text:p>
          </table:table-cell>
          <table:table-cell office:value-type="float" office:value="348.979817608" calcext:value-type="float">
            <text:p>348.979817608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52.9481807134" calcext:value-type="float">
            <text:p>52.9481807134</text:p>
          </table:table-cell>
          <table:table-cell office:value-type="float" office:value="5.65620864963E-016" calcext:value-type="float">
            <text:p>5.65620864963E-16</text:p>
          </table:table-cell>
          <table:table-cell office:value-type="float" office:value="52.9481807134" calcext:value-type="float">
            <text:p>52.9481807134</text:p>
          </table:table-cell>
          <table:table-cell office:value-type="float" office:value="357.544390433" calcext:value-type="float">
            <text:p>357.544390433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52.9479765838" calcext:value-type="float">
            <text:p>52.9479765838</text:p>
          </table:table-cell>
          <table:table-cell office:value-type="float" office:value="5.50142974104E-016" calcext:value-type="float">
            <text:p>5.50142974104E-16</text:p>
          </table:table-cell>
          <table:table-cell office:value-type="float" office:value="52.9479765838" calcext:value-type="float">
            <text:p>52.9479765838</text:p>
          </table:table-cell>
          <table:table-cell office:value-type="float" office:value="366.319152799" calcext:value-type="float">
            <text:p>366.319152799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52.9477731216" calcext:value-type="float">
            <text:p>52.9477731216</text:p>
          </table:table-cell>
          <table:table-cell office:value-type="float" office:value="6.65614119594E-016" calcext:value-type="float">
            <text:p>6.65614119594E-16</text:p>
          </table:table-cell>
          <table:table-cell office:value-type="float" office:value="52.9477731216" calcext:value-type="float">
            <text:p>52.9477731216</text:p>
          </table:table-cell>
          <table:table-cell office:value-type="float" office:value="375.309263124" calcext:value-type="float">
            <text:p>375.309263124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52.9475702981" calcext:value-type="float">
            <text:p>52.9475702981</text:p>
          </table:table-cell>
          <table:table-cell office:value-type="float" office:value="5.8939656809E-016" calcext:value-type="float">
            <text:p>5.8939656809E-16</text:p>
          </table:table-cell>
          <table:table-cell office:value-type="float" office:value="52.9475702981" calcext:value-type="float">
            <text:p>52.9475702981</text:p>
          </table:table-cell>
          <table:table-cell office:value-type="float" office:value="384.520006421" calcext:value-type="float">
            <text:p>384.520006421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52.9473681187" calcext:value-type="float">
            <text:p>52.9473681187</text:p>
          </table:table-cell>
          <table:table-cell office:value-type="float" office:value="6.67251441857E-016" calcext:value-type="float">
            <text:p>6.67251441857E-16</text:p>
          </table:table-cell>
          <table:table-cell office:value-type="float" office:value="52.9473681187" calcext:value-type="float">
            <text:p>52.9473681187</text:p>
          </table:table-cell>
          <table:table-cell office:value-type="float" office:value="393.956797409" calcext:value-type="float">
            <text:p>393.956797409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52.9471665469" calcext:value-type="float">
            <text:p>52.9471665469</text:p>
          </table:table-cell>
          <table:table-cell office:value-type="float" office:value="4.00149634105E-016" calcext:value-type="float">
            <text:p>4.00149634105E-16</text:p>
          </table:table-cell>
          <table:table-cell office:value-type="float" office:value="52.9471665469" calcext:value-type="float">
            <text:p>52.9471665469</text:p>
          </table:table-cell>
          <table:table-cell office:value-type="float" office:value="403.625183691" calcext:value-type="float">
            <text:p>403.625183691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52.9469655936" calcext:value-type="float">
            <text:p>52.9469655936</text:p>
          </table:table-cell>
          <table:table-cell office:value-type="float" office:value="5.85642668664E-016" calcext:value-type="float">
            <text:p>5.85642668664E-16</text:p>
          </table:table-cell>
          <table:table-cell office:value-type="float" office:value="52.9469655936" calcext:value-type="float">
            <text:p>52.9469655936</text:p>
          </table:table-cell>
          <table:table-cell office:value-type="float" office:value="413.53084902" calcext:value-type="float">
            <text:p>413.5308490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8.8800537741" calcext:value-type="float">
            <text:p>28.8800537741</text:p>
          </table:table-cell>
          <table:table-cell office:value-type="float" office:value="-6.66800880632E-018" calcext:value-type="float">
            <text:p>-6.66800880632E-18</text:p>
          </table:table-cell>
          <table:table-cell office:value-type="float" office:value="28.8800537741" calcext:value-type="float">
            <text:p>28.8800537741</text:p>
          </table:table-cell>
          <table:table-cell office:value-type="float" office:value="423.679616637" calcext:value-type="float">
            <text:p>423.6796166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21:52:38.243680222</dc:date>
    <meta:editing-duration>PT1M15S</meta:editing-duration>
    <meta:editing-cycles>1</meta:editing-cycles>
    <meta:document-statistic meta:table-count="1" meta:cell-count="125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EnergyVals.A1:EnergyVals.E251" chart:data-source-has-labels="column" svg:x="0.32cm" svg:y="0.18cm" svg:width="12.508cm" svg:height="8.64cm">
          <chartooo:coordinate-region svg:x="1.127cm" svg:y="0.379cm" svg:width="11.701cm" svg:height="8.232cm"/>
          <chart:axis chart:dimension="x" chart:name="primary-x" chart:style-name="ch4" chartooo:axis-type="auto">
            <chartooo:date-scale/>
            <chart:categories table:cell-range-address="EnergyVals.A1:EnergyVals.A2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nergyVals.B1:EnergyVals.B251" chart:class="chart:line">
            <chart:data-point chart:repeated="251"/>
          </chart:series>
          <chart:series chart:style-name="ch7" chart:values-cell-range-address="EnergyVals.C1:EnergyVals.C251" chart:class="chart:line">
            <chart:data-point chart:repeated="251"/>
          </chart:series>
          <chart:series chart:style-name="ch8" chart:values-cell-range-address="EnergyVals.D1:EnergyVals.D251" chart:class="chart:line">
            <chart:data-point chart:repeated="251"/>
          </chart:series>
          <chart:series chart:style-name="ch9" chart:values-cell-range-address="EnergyVals.E1:EnergyVals.E251" chart:class="chart:line">
            <chart:data-point chart:repeated="2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-3.06648038066E-017">
                <text:p>-3.06648038066E-017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0.9876958357">
                <text:p>0.9876958357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1.01193561258">
                <text:p>1.01193561258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1.03677027582">
                <text:p>1.03677027582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1.06221442497">
                <text:p>1.0622144249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1.08828301788">
                <text:p>1.0882830178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-3.81716461458E-017">
                <text:p>-3.81716461458E-017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1.11499137949">
                <text:p>1.11499137949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-3.57149436208E-017">
                <text:p>-3.57149436208E-017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1.14235521082">
                <text:p>1.14235521082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-3.57170164526E-017">
                <text:p>-3.57170164526E-01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1.17039059826">
                <text:p>1.17039059826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-2.07978973893E-017">
                <text:p>-2.07978973893E-017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1.19911402296">
                <text:p>1.19911402296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-2.66085533616E-017">
                <text:p>-2.66085533616E-017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1.22854237055">
                <text:p>1.2285423705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-1.95812904611E-017">
                <text:p>-1.95812904611E-017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1.25869294108">
                <text:p>1.25869294108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-2.87560901901E-017">
                <text:p>-2.87560901901E-017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1.28958345914">
                <text:p>1.28958345914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-3.97964869958E-017">
                <text:p>-3.97964869958E-017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1.32123208434">
                <text:p>1.3212320843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-4.20846801701E-017">
                <text:p>-4.20846801701E-017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1.35365742195">
                <text:p>1.3536574219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-2.41072429425E-017">
                <text:p>-2.41072429425E-017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1.38687853384">
                <text:p>1.3868785338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-2.51883081406E-017">
                <text:p>-2.51883081406E-017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1.42091494972">
                <text:p>1.4209149497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-3.63530880645E-017">
                <text:p>-3.63530880645E-017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1.45578667854">
                <text:p>1.45578667854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56326">
                <text:p>11.7028556326</text:p>
              </table:table-cell>
              <table:table-cell office:value-type="float" office:value="-2.80470364016E-017">
                <text:p>-2.80470364016E-017</text:p>
              </table:table-cell>
              <table:table-cell office:value-type="float" office:value="11.7028556326">
                <text:p>11.7028556326</text:p>
              </table:table-cell>
              <table:table-cell office:value-type="float" office:value="1.49151422036">
                <text:p>1.49151422036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55636">
                <text:p>11.702855636</text:p>
              </table:table-cell>
              <table:table-cell office:value-type="float" office:value="-1.7187364644E-017">
                <text:p>-1.7187364644E-017</text:p>
              </table:table-cell>
              <table:table-cell office:value-type="float" office:value="11.702855636">
                <text:p>11.702855636</text:p>
              </table:table-cell>
              <table:table-cell office:value-type="float" office:value="1.5281185783">
                <text:p>1.5281185783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556393">
                <text:p>11.7028556393</text:p>
              </table:table-cell>
              <table:table-cell office:value-type="float" office:value="-2.70491133261E-017">
                <text:p>-2.70491133261E-017</text:p>
              </table:table-cell>
              <table:table-cell office:value-type="float" office:value="11.7028556393">
                <text:p>11.7028556393</text:p>
              </table:table-cell>
              <table:table-cell office:value-type="float" office:value="1.56562127098">
                <text:p>1.5656212709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56425">
                <text:p>11.7028556425</text:p>
              </table:table-cell>
              <table:table-cell office:value-type="float" office:value="-1.867351314E-017">
                <text:p>-1.867351314E-017</text:p>
              </table:table-cell>
              <table:table-cell office:value-type="float" office:value="11.7028556425">
                <text:p>11.7028556425</text:p>
              </table:table-cell>
              <table:table-cell office:value-type="float" office:value="1.60404434508">
                <text:p>1.60404434508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6456">
                <text:p>11.7028556456</text:p>
              </table:table-cell>
              <table:table-cell office:value-type="float" office:value="-2.21543296758E-017">
                <text:p>-2.21543296758E-017</text:p>
              </table:table-cell>
              <table:table-cell office:value-type="float" office:value="11.7028556456">
                <text:p>11.7028556456</text:p>
              </table:table-cell>
              <table:table-cell office:value-type="float" office:value="1.64341038837">
                <text:p>1.64341038837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556487">
                <text:p>11.7028556487</text:p>
              </table:table-cell>
              <table:table-cell office:value-type="float" office:value="-2.03575062343E-017">
                <text:p>-2.03575062343E-017</text:p>
              </table:table-cell>
              <table:table-cell office:value-type="float" office:value="11.7028556487">
                <text:p>11.7028556487</text:p>
              </table:table-cell>
              <table:table-cell office:value-type="float" office:value="1.68374254296">
                <text:p>1.68374254296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556515">
                <text:p>11.7028556515</text:p>
              </table:table-cell>
              <table:table-cell office:value-type="float" office:value="-2.03929284881E-017">
                <text:p>-2.03929284881E-017</text:p>
              </table:table-cell>
              <table:table-cell office:value-type="float" office:value="11.7028556515">
                <text:p>11.7028556515</text:p>
              </table:table-cell>
              <table:table-cell office:value-type="float" office:value="1.72506451891">
                <text:p>1.7250645189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8556544">
                <text:p>11.7028556544</text:p>
              </table:table-cell>
              <table:table-cell office:value-type="float" office:value="-2.18978421436E-017">
                <text:p>-2.18978421436E-017</text:p>
              </table:table-cell>
              <table:table-cell office:value-type="float" office:value="11.7028556544">
                <text:p>11.7028556544</text:p>
              </table:table-cell>
              <table:table-cell office:value-type="float" office:value="1.76740060815">
                <text:p>1.7674006081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8556575">
                <text:p>11.7028556575</text:p>
              </table:table-cell>
              <table:table-cell office:value-type="float" office:value="-2.39855718014E-017">
                <text:p>-2.39855718014E-017</text:p>
              </table:table-cell>
              <table:table-cell office:value-type="float" office:value="11.7028556575">
                <text:p>11.7028556575</text:p>
              </table:table-cell>
              <table:table-cell office:value-type="float" office:value="1.81077569878">
                <text:p>1.81077569878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1.4552354024">
                <text:p>21.4552354024</text:p>
              </table:table-cell>
              <table:table-cell office:value-type="float" office:value="2.52705874135E-016">
                <text:p>2.52705874135E-016</text:p>
              </table:table-cell>
              <table:table-cell office:value-type="float" office:value="21.4552354024">
                <text:p>21.4552354024</text:p>
              </table:table-cell>
              <table:table-cell office:value-type="float" office:value="1.85521528973">
                <text:p>1.8552152897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1.4552354571">
                <text:p>21.4552354571</text:p>
              </table:table-cell>
              <table:table-cell office:value-type="float" office:value="2.99890956986E-016">
                <text:p>2.99890956986E-016</text:p>
              </table:table-cell>
              <table:table-cell office:value-type="float" office:value="21.4552354571">
                <text:p>21.4552354571</text:p>
              </table:table-cell>
              <table:table-cell office:value-type="float" office:value="1.90074550567">
                <text:p>1.90074550567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1.4552355204">
                <text:p>21.4552355204</text:p>
              </table:table-cell>
              <table:table-cell office:value-type="float" office:value="2.6935260336E-016">
                <text:p>2.6935260336E-016</text:p>
              </table:table-cell>
              <table:table-cell office:value-type="float" office:value="21.4552355204">
                <text:p>21.4552355204</text:p>
              </table:table-cell>
              <table:table-cell office:value-type="float" office:value="1.94739311245">
                <text:p>1.94739311245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1.4552355896">
                <text:p>21.4552355896</text:p>
              </table:table-cell>
              <table:table-cell office:value-type="float" office:value="2.97306471265E-016">
                <text:p>2.97306471265E-016</text:p>
              </table:table-cell>
              <table:table-cell office:value-type="float" office:value="21.4552355896">
                <text:p>21.4552355896</text:p>
              </table:table-cell>
              <table:table-cell office:value-type="float" office:value="1.99518553278">
                <text:p>1.9951855327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1.4555443981">
                <text:p>21.4555443981</text:p>
              </table:table-cell>
              <table:table-cell office:value-type="float" office:value="2.47880115641E-016">
                <text:p>2.47880115641E-016</text:p>
              </table:table-cell>
              <table:table-cell office:value-type="float" office:value="21.4555443981">
                <text:p>21.4555443981</text:p>
              </table:table-cell>
              <table:table-cell office:value-type="float" office:value="2.04415086239">
                <text:p>2.04415086239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1.4576492597">
                <text:p>21.4576492597</text:p>
              </table:table-cell>
              <table:table-cell office:value-type="float" office:value="2.74648300266E-016">
                <text:p>2.74648300266E-016</text:p>
              </table:table-cell>
              <table:table-cell office:value-type="float" office:value="21.4576492597">
                <text:p>21.4576492597</text:p>
              </table:table-cell>
              <table:table-cell office:value-type="float" office:value="2.09431788651">
                <text:p>2.09431788651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1.4602951529">
                <text:p>21.4602951529</text:p>
              </table:table-cell>
              <table:table-cell office:value-type="float" office:value="2.56267106041E-016">
                <text:p>2.56267106041E-016</text:p>
              </table:table-cell>
              <table:table-cell office:value-type="float" office:value="21.4602951529">
                <text:p>21.4602951529</text:p>
              </table:table-cell>
              <table:table-cell office:value-type="float" office:value="2.14571609681">
                <text:p>2.14571609681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1.4623826632">
                <text:p>21.4623826632</text:p>
              </table:table-cell>
              <table:table-cell office:value-type="float" office:value="2.56180343286E-016">
                <text:p>2.56180343286E-016</text:p>
              </table:table-cell>
              <table:table-cell office:value-type="float" office:value="21.4623826632">
                <text:p>21.4623826632</text:p>
              </table:table-cell>
              <table:table-cell office:value-type="float" office:value="2.19837570876">
                <text:p>2.19837570876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1.4633936892">
                <text:p>21.4633936892</text:p>
              </table:table-cell>
              <table:table-cell office:value-type="float" office:value="2.06519252242E-016">
                <text:p>2.06519252242E-016</text:p>
              </table:table-cell>
              <table:table-cell office:value-type="float" office:value="21.4633936892">
                <text:p>21.4633936892</text:p>
              </table:table-cell>
              <table:table-cell office:value-type="float" office:value="2.25232767935">
                <text:p>2.2523276793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1.4632350306">
                <text:p>21.4632350306</text:p>
              </table:table-cell>
              <table:table-cell office:value-type="float" office:value="1.39568980039E-016">
                <text:p>1.39568980039E-016</text:p>
              </table:table-cell>
              <table:table-cell office:value-type="float" office:value="21.4632350306">
                <text:p>21.4632350306</text:p>
              </table:table-cell>
              <table:table-cell office:value-type="float" office:value="2.30760372531">
                <text:p>2.30760372531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1.4621007607">
                <text:p>21.4621007607</text:p>
              </table:table-cell>
              <table:table-cell office:value-type="float" office:value="1.09185377166E-016">
                <text:p>1.09185377166E-016</text:p>
              </table:table-cell>
              <table:table-cell office:value-type="float" office:value="21.4621007607">
                <text:p>21.4621007607</text:p>
              </table:table-cell>
              <table:table-cell office:value-type="float" office:value="2.36423634175">
                <text:p>2.36423634175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1.4603528946">
                <text:p>21.4603528946</text:p>
              </table:table-cell>
              <table:table-cell office:value-type="float" office:value="8.93285941371E-017">
                <text:p>8.93285941371E-017</text:p>
              </table:table-cell>
              <table:table-cell office:value-type="float" office:value="21.4603528946">
                <text:p>21.4603528946</text:p>
              </table:table-cell>
              <table:table-cell office:value-type="float" office:value="2.42225882128">
                <text:p>2.42225882128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1.458415622">
                <text:p>21.458415622</text:p>
              </table:table-cell>
              <table:table-cell office:value-type="float" office:value="9.19898492773E-017">
                <text:p>9.19898492773E-017</text:p>
              </table:table-cell>
              <table:table-cell office:value-type="float" office:value="21.458415622">
                <text:p>21.458415622</text:p>
              </table:table-cell>
              <table:table-cell office:value-type="float" office:value="2.48170527357">
                <text:p>2.48170527357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1.45637007">
                <text:p>21.45637007</text:p>
              </table:table-cell>
              <table:table-cell office:value-type="float" office:value="7.78822190245E-017">
                <text:p>7.78822190245E-017</text:p>
              </table:table-cell>
              <table:table-cell office:value-type="float" office:value="21.45637007">
                <text:p>21.45637007</text:p>
              </table:table-cell>
              <table:table-cell office:value-type="float" office:value="2.54261064538">
                <text:p>2.5426106453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1.4546587802">
                <text:p>21.4546587802</text:p>
              </table:table-cell>
              <table:table-cell office:value-type="float" office:value="1.02898265367E-016">
                <text:p>1.02898265367E-016</text:p>
              </table:table-cell>
              <table:table-cell office:value-type="float" office:value="21.4546587802">
                <text:p>21.4546587802</text:p>
              </table:table-cell>
              <table:table-cell office:value-type="float" office:value="2.60501074115">
                <text:p>2.60501074115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1.4537892203">
                <text:p>21.4537892203</text:p>
              </table:table-cell>
              <table:table-cell office:value-type="float" office:value="1.28544975013E-016">
                <text:p>1.28544975013E-016</text:p>
              </table:table-cell>
              <table:table-cell office:value-type="float" office:value="21.4537892203">
                <text:p>21.4537892203</text:p>
              </table:table-cell>
              <table:table-cell office:value-type="float" office:value="2.66894224399">
                <text:p>2.66894224399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1.4539781537">
                <text:p>21.4539781537</text:p>
              </table:table-cell>
              <table:table-cell office:value-type="float" office:value="1.09272863998E-016">
                <text:p>1.09272863998E-016</text:p>
              </table:table-cell>
              <table:table-cell office:value-type="float" office:value="21.4539781537">
                <text:p>21.4539781537</text:p>
              </table:table-cell>
              <table:table-cell office:value-type="float" office:value="2.73444273732">
                <text:p>2.73444273732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1.4551815177">
                <text:p>21.4551815177</text:p>
              </table:table-cell>
              <table:table-cell office:value-type="float" office:value="1.91851371523E-016">
                <text:p>1.91851371523E-016</text:p>
              </table:table-cell>
              <table:table-cell office:value-type="float" office:value="21.4551815177">
                <text:p>21.4551815177</text:p>
              </table:table-cell>
              <table:table-cell office:value-type="float" office:value="2.80155072689">
                <text:p>2.80155072689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1.4571359794">
                <text:p>21.4571359794</text:p>
              </table:table-cell>
              <table:table-cell office:value-type="float" office:value="2.26561053025E-016">
                <text:p>2.26561053025E-016</text:p>
              </table:table-cell>
              <table:table-cell office:value-type="float" office:value="21.4571359794">
                <text:p>21.4571359794</text:p>
              </table:table-cell>
              <table:table-cell office:value-type="float" office:value="2.87030566346">
                <text:p>2.8703056634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.4594169542">
                <text:p>21.4594169542</text:p>
              </table:table-cell>
              <table:table-cell office:value-type="float" office:value="2.1333988713E-016">
                <text:p>2.1333988713E-016</text:p>
              </table:table-cell>
              <table:table-cell office:value-type="float" office:value="21.4594169542">
                <text:p>21.4594169542</text:p>
              </table:table-cell>
              <table:table-cell office:value-type="float" office:value="2.94074796598">
                <text:p>2.94074796598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1.4615100439">
                <text:p>21.4615100439</text:p>
              </table:table-cell>
              <table:table-cell office:value-type="float" office:value="2.20938238801E-016">
                <text:p>2.20938238801E-016</text:p>
              </table:table-cell>
              <table:table-cell office:value-type="float" office:value="21.4615100439">
                <text:p>21.4615100439</text:p>
              </table:table-cell>
              <table:table-cell office:value-type="float" office:value="3.01291904535">
                <text:p>3.01291904535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1.4628969561">
                <text:p>21.4628969561</text:p>
              </table:table-cell>
              <table:table-cell office:value-type="float" office:value="1.88672617863E-016">
                <text:p>1.88672617863E-016</text:p>
              </table:table-cell>
              <table:table-cell office:value-type="float" office:value="21.4628969561">
                <text:p>21.4628969561</text:p>
              </table:table-cell>
              <table:table-cell office:value-type="float" office:value="3.08686132877">
                <text:p>3.08686132877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1.4631560272">
                <text:p>21.4631560272</text:p>
              </table:table-cell>
              <table:table-cell office:value-type="float" office:value="1.81375880469E-016">
                <text:p>1.81375880469E-016</text:p>
              </table:table-cell>
              <table:table-cell office:value-type="float" office:value="21.4631560272">
                <text:p>21.4631560272</text:p>
              </table:table-cell>
              <table:table-cell office:value-type="float" office:value="3.16261828466">
                <text:p>3.16261828466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1.462077219">
                <text:p>21.462077219</text:p>
              </table:table-cell>
              <table:table-cell office:value-type="float" office:value="1.40673901189E-016">
                <text:p>1.40673901189E-016</text:p>
              </table:table-cell>
              <table:table-cell office:value-type="float" office:value="21.462077219">
                <text:p>21.462077219</text:p>
              </table:table-cell>
              <table:table-cell office:value-type="float" office:value="3.24023444827">
                <text:p>3.2402344482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4.2913308292">
                <text:p>24.2913308292</text:p>
              </table:table-cell>
              <table:table-cell office:value-type="float" office:value="1.88248914619E-016">
                <text:p>1.88248914619E-016</text:p>
              </table:table-cell>
              <table:table-cell office:value-type="float" office:value="24.2913308292">
                <text:p>24.2913308292</text:p>
              </table:table-cell>
              <table:table-cell office:value-type="float" office:value="3.31975544777">
                <text:p>3.31975544777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4.2999547502">
                <text:p>24.2999547502</text:p>
              </table:table-cell>
              <table:table-cell office:value-type="float" office:value="1.31145243719E-016">
                <text:p>1.31145243719E-016</text:p>
              </table:table-cell>
              <table:table-cell office:value-type="float" office:value="24.2999547502">
                <text:p>24.2999547502</text:p>
              </table:table-cell>
              <table:table-cell office:value-type="float" office:value="3.40122803117">
                <text:p>3.40122803117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4.3106383592">
                <text:p>24.3106383592</text:p>
              </table:table-cell>
              <table:table-cell office:value-type="float" office:value="8.59979568819E-017">
                <text:p>8.59979568819E-017</text:p>
              </table:table-cell>
              <table:table-cell office:value-type="float" office:value="24.3106383592">
                <text:p>24.3106383592</text:p>
              </table:table-cell>
              <table:table-cell office:value-type="float" office:value="3.48470009373">
                <text:p>3.48470009373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24.3171629641">
                <text:p>24.3171629641</text:p>
              </table:table-cell>
              <table:table-cell office:value-type="float" office:value="4.98324500302E-017">
                <text:p>4.98324500302E-017</text:p>
              </table:table-cell>
              <table:table-cell office:value-type="float" office:value="24.3171629641">
                <text:p>24.3171629641</text:p>
              </table:table-cell>
              <table:table-cell office:value-type="float" office:value="3.57022070616">
                <text:p>3.57022070616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4.3122205855">
                <text:p>24.3122205855</text:p>
              </table:table-cell>
              <table:table-cell office:value-type="float" office:value="-6.2554682336E-017">
                <text:p>-6.2554682336E-017</text:p>
              </table:table-cell>
              <table:table-cell office:value-type="float" office:value="24.3122205855">
                <text:p>24.3122205855</text:p>
              </table:table-cell>
              <table:table-cell office:value-type="float" office:value="3.65784014344">
                <text:p>3.6578401434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4.2873164386">
                <text:p>24.2873164386</text:p>
              </table:table-cell>
              <table:table-cell office:value-type="float" office:value="-3.44334168855E-017">
                <text:p>-3.44334168855E-017</text:p>
              </table:table-cell>
              <table:table-cell office:value-type="float" office:value="24.2873164386">
                <text:p>24.2873164386</text:p>
              </table:table-cell>
              <table:table-cell office:value-type="float" office:value="3.74760991438">
                <text:p>3.74760991438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4.2843467644">
                <text:p>24.2843467644</text:p>
              </table:table-cell>
              <table:table-cell office:value-type="float" office:value="5.35724336083E-017">
                <text:p>5.35724336083E-017</text:p>
              </table:table-cell>
              <table:table-cell office:value-type="float" office:value="24.2843467644">
                <text:p>24.2843467644</text:p>
              </table:table-cell>
              <table:table-cell office:value-type="float" office:value="3.83958279193">
                <text:p>3.83958279193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4.2824292053">
                <text:p>24.2824292053</text:p>
              </table:table-cell>
              <table:table-cell office:value-type="float" office:value="2.7492133238E-017">
                <text:p>2.7492133238E-017</text:p>
              </table:table-cell>
              <table:table-cell office:value-type="float" office:value="24.2824292053">
                <text:p>24.2824292053</text:p>
              </table:table-cell>
              <table:table-cell office:value-type="float" office:value="3.93381284416">
                <text:p>3.93381284416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4.2810167003">
                <text:p>24.2810167003</text:p>
              </table:table-cell>
              <table:table-cell office:value-type="float" office:value="-3.03995195113E-017">
                <text:p>-3.03995195113E-017</text:p>
              </table:table-cell>
              <table:table-cell office:value-type="float" office:value="24.2810167003">
                <text:p>24.2810167003</text:p>
              </table:table-cell>
              <table:table-cell office:value-type="float" office:value="4.03035546607">
                <text:p>4.0303554660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4.2800242077">
                <text:p>24.2800242077</text:p>
              </table:table-cell>
              <table:table-cell office:value-type="float" office:value="-7.84282879956E-017">
                <text:p>-7.84282879956E-017</text:p>
              </table:table-cell>
              <table:table-cell office:value-type="float" office:value="24.2800242077">
                <text:p>24.2800242077</text:p>
              </table:table-cell>
              <table:table-cell office:value-type="float" office:value="4.12926741214">
                <text:p>4.1292674121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4.2792402769">
                <text:p>24.2792402769</text:p>
              </table:table-cell>
              <table:table-cell office:value-type="float" office:value="-5.73724253544E-017">
                <text:p>-5.73724253544E-017</text:p>
              </table:table-cell>
              <table:table-cell office:value-type="float" office:value="24.2792402769">
                <text:p>24.2792402769</text:p>
              </table:table-cell>
              <table:table-cell office:value-type="float" office:value="4.23060682973">
                <text:p>4.23060682973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4.2785537493">
                <text:p>24.2785537493</text:p>
              </table:table-cell>
              <table:table-cell office:value-type="float" office:value="-1.60031969329E-017">
                <text:p>-1.60031969329E-017</text:p>
              </table:table-cell>
              <table:table-cell office:value-type="float" office:value="24.2785537493">
                <text:p>24.2785537493</text:p>
              </table:table-cell>
              <table:table-cell office:value-type="float" office:value="4.33443329321">
                <text:p>4.3344332932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4.277940238">
                <text:p>24.277940238</text:p>
              </table:table-cell>
              <table:table-cell office:value-type="float" office:value="-2.09892431719E-017">
                <text:p>-2.09892431719E-017</text:p>
              </table:table-cell>
              <table:table-cell office:value-type="float" office:value="24.277940238">
                <text:p>24.277940238</text:p>
              </table:table-cell>
              <table:table-cell office:value-type="float" office:value="4.44080783902">
                <text:p>4.44080783902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4.2773837561">
                <text:p>24.2773837561</text:p>
              </table:table-cell>
              <table:table-cell office:value-type="float" office:value="-7.45084006126E-017">
                <text:p>-7.45084006126E-017</text:p>
              </table:table-cell>
              <table:table-cell office:value-type="float" office:value="24.2773837561">
                <text:p>24.2773837561</text:p>
              </table:table-cell>
              <table:table-cell office:value-type="float" office:value="4.54979300154">
                <text:p>4.54979300154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4.2768732421">
                <text:p>24.2768732421</text:p>
              </table:table-cell>
              <table:table-cell office:value-type="float" office:value="-2.37870582274E-017">
                <text:p>-2.37870582274E-017</text:p>
              </table:table-cell>
              <table:table-cell office:value-type="float" office:value="24.2768732421">
                <text:p>24.2768732421</text:p>
              </table:table-cell>
              <table:table-cell office:value-type="float" office:value="4.66145284987">
                <text:p>4.6614528498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4.2764006713">
                <text:p>24.2764006713</text:p>
              </table:table-cell>
              <table:table-cell office:value-type="float" office:value="-1.19459821164E-017">
                <text:p>-1.19459821164E-017</text:p>
              </table:table-cell>
              <table:table-cell office:value-type="float" office:value="24.2764006713">
                <text:p>24.2764006713</text:p>
              </table:table-cell>
              <table:table-cell office:value-type="float" office:value="4.77585302543">
                <text:p>4.77585302543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4.2759600155">
                <text:p>24.2759600155</text:p>
              </table:table-cell>
              <table:table-cell office:value-type="float" office:value="-1.15971999045E-017">
                <text:p>-1.15971999045E-017</text:p>
              </table:table-cell>
              <table:table-cell office:value-type="float" office:value="24.2759600155">
                <text:p>24.2759600155</text:p>
              </table:table-cell>
              <table:table-cell office:value-type="float" office:value="4.89306078065">
                <text:p>4.89306078065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4.2755466454">
                <text:p>24.2755466454</text:p>
              </table:table-cell>
              <table:table-cell office:value-type="float" office:value="7.12181764552E-017">
                <text:p>7.12181764552E-017</text:p>
              </table:table-cell>
              <table:table-cell office:value-type="float" office:value="24.2755466454">
                <text:p>24.2755466454</text:p>
              </table:table-cell>
              <table:table-cell office:value-type="float" office:value="5.01314501842">
                <text:p>5.01314501842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4.2751569112">
                <text:p>24.2751569112</text:p>
              </table:table-cell>
              <table:table-cell office:value-type="float" office:value="-2.47067849562E-017">
                <text:p>-2.47067849562E-017</text:p>
              </table:table-cell>
              <table:table-cell office:value-type="float" office:value="24.2751569112">
                <text:p>24.2751569112</text:p>
              </table:table-cell>
              <table:table-cell office:value-type="float" office:value="5.13617633263">
                <text:p>5.13617633263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4.2747878523">
                <text:p>24.2747878523</text:p>
              </table:table-cell>
              <table:table-cell office:value-type="float" office:value="-9.3073185857E-018">
                <text:p>-9.3073185857E-018</text:p>
              </table:table-cell>
              <table:table-cell office:value-type="float" office:value="24.2747878523">
                <text:p>24.2747878523</text:p>
              </table:table-cell>
              <table:table-cell office:value-type="float" office:value="5.26222704968">
                <text:p>5.2622270496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4.2744370822">
                <text:p>24.2744370822</text:p>
              </table:table-cell>
              <table:table-cell office:value-type="float" office:value="1.92301268007E-017">
                <text:p>1.92301268007E-017</text:p>
              </table:table-cell>
              <table:table-cell office:value-type="float" office:value="24.2744370822">
                <text:p>24.2744370822</text:p>
              </table:table-cell>
              <table:table-cell office:value-type="float" office:value="5.39137127096">
                <text:p>5.39137127096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24.2741026002">
                <text:p>24.2741026002</text:p>
              </table:table-cell>
              <table:table-cell office:value-type="float" office:value="9.96182068869E-018">
                <text:p>9.96182068869E-018</text:p>
              </table:table-cell>
              <table:table-cell office:value-type="float" office:value="24.2741026002">
                <text:p>24.2741026002</text:p>
              </table:table-cell>
              <table:table-cell office:value-type="float" office:value="5.52368491648">
                <text:p>5.5236849164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4.2737827398">
                <text:p>24.2737827398</text:p>
              </table:table-cell>
              <table:table-cell office:value-type="float" office:value="-1.50634548046E-017">
                <text:p>-1.50634548046E-017</text:p>
              </table:table-cell>
              <table:table-cell office:value-type="float" office:value="24.2737827398">
                <text:p>24.2737827398</text:p>
              </table:table-cell>
              <table:table-cell office:value-type="float" office:value="5.65924576941">
                <text:p>5.65924576941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4.2734760825">
                <text:p>24.2734760825</text:p>
              </table:table-cell>
              <table:table-cell office:value-type="float" office:value="2.28360743085E-020">
                <text:p>2.28360743085E-020</text:p>
              </table:table-cell>
              <table:table-cell office:value-type="float" office:value="24.2734760825">
                <text:p>24.2734760825</text:p>
              </table:table-cell>
              <table:table-cell office:value-type="float" office:value="5.79813352189">
                <text:p>5.79813352189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4.2731814312">
                <text:p>24.2731814312</text:p>
              </table:table-cell>
              <table:table-cell office:value-type="float" office:value="4.21055612928E-018">
                <text:p>4.21055612928E-018</text:p>
              </table:table-cell>
              <table:table-cell office:value-type="float" office:value="24.2731814312">
                <text:p>24.2731814312</text:p>
              </table:table-cell>
              <table:table-cell office:value-type="float" office:value="5.94042982182">
                <text:p>5.9404298218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4.2728977219">
                <text:p>24.2728977219</text:p>
              </table:table-cell>
              <table:table-cell office:value-type="float" office:value="7.70745245662E-018">
                <text:p>7.70745245662E-018</text:p>
              </table:table-cell>
              <table:table-cell office:value-type="float" office:value="24.2728977219">
                <text:p>24.2728977219</text:p>
              </table:table-cell>
              <table:table-cell office:value-type="float" office:value="6.08621832091">
                <text:p>6.08621832091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44.5000893156">
                <text:p>44.5000893156</text:p>
              </table:table-cell>
              <table:table-cell office:value-type="float" office:value="6.58804898417E-016">
                <text:p>6.58804898417E-016</text:p>
              </table:table-cell>
              <table:table-cell office:value-type="float" office:value="44.5000893156">
                <text:p>44.5000893156</text:p>
              </table:table-cell>
              <table:table-cell office:value-type="float" office:value="6.23558472381">
                <text:p>6.2355847238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44.4998707505">
                <text:p>44.4998707505</text:p>
              </table:table-cell>
              <table:table-cell office:value-type="float" office:value="4.94736100657E-016">
                <text:p>4.94736100657E-016</text:p>
              </table:table-cell>
              <table:table-cell office:value-type="float" office:value="44.4998707505">
                <text:p>44.4998707505</text:p>
              </table:table-cell>
              <table:table-cell office:value-type="float" office:value="6.38861683851">
                <text:p>6.38861683851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44.4996554624">
                <text:p>44.4996554624</text:p>
              </table:table-cell>
              <table:table-cell office:value-type="float" office:value="4.09463656663E-016">
                <text:p>4.09463656663E-016</text:p>
              </table:table-cell>
              <table:table-cell office:value-type="float" office:value="44.4996554624">
                <text:p>44.4996554624</text:p>
              </table:table-cell>
              <table:table-cell office:value-type="float" office:value="6.54540462796">
                <text:p>6.5454046279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44.4994433405">
                <text:p>44.4994433405</text:p>
              </table:table-cell>
              <table:table-cell office:value-type="float" office:value="4.77731006802E-016">
                <text:p>4.77731006802E-016</text:p>
              </table:table-cell>
              <table:table-cell office:value-type="float" office:value="44.4994433405">
                <text:p>44.4994433405</text:p>
              </table:table-cell>
              <table:table-cell office:value-type="float" office:value="6.70604026296">
                <text:p>6.7060402629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4.4992342849">
                <text:p>44.4992342849</text:p>
              </table:table-cell>
              <table:table-cell office:value-type="float" office:value="3.90304376943E-016">
                <text:p>3.90304376943E-016</text:p>
              </table:table-cell>
              <table:table-cell office:value-type="float" office:value="44.4992342849">
                <text:p>44.4992342849</text:p>
              </table:table-cell>
              <table:table-cell office:value-type="float" office:value="6.87061817637">
                <text:p>6.8706181763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44.4990281907">
                <text:p>44.4990281907</text:p>
              </table:table-cell>
              <table:table-cell office:value-type="float" office:value="5.13557049689E-016">
                <text:p>5.13557049689E-016</text:p>
              </table:table-cell>
              <table:table-cell office:value-type="float" office:value="44.4990281907">
                <text:p>44.4990281907</text:p>
              </table:table-cell>
              <table:table-cell office:value-type="float" office:value="7.03923511854">
                <text:p>7.03923511854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44.4988249508">
                <text:p>44.4988249508</text:p>
              </table:table-cell>
              <table:table-cell office:value-type="float" office:value="4.89298587438E-016">
                <text:p>4.89298587438E-016</text:p>
              </table:table-cell>
              <table:table-cell office:value-type="float" office:value="44.4988249508">
                <text:p>44.4988249508</text:p>
              </table:table-cell>
              <table:table-cell office:value-type="float" office:value="7.21199021429">
                <text:p>7.21199021429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44.498624486">
                <text:p>44.498624486</text:p>
              </table:table-cell>
              <table:table-cell office:value-type="float" office:value="5.54277268086E-016">
                <text:p>5.54277268086E-016</text:p>
              </table:table-cell>
              <table:table-cell office:value-type="float" office:value="44.498624486">
                <text:p>44.498624486</text:p>
              </table:table-cell>
              <table:table-cell office:value-type="float" office:value="7.38898502112">
                <text:p>7.3889850211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44.498426694">
                <text:p>44.498426694</text:p>
              </table:table-cell>
              <table:table-cell office:value-type="float" office:value="3.39684516991E-016">
                <text:p>3.39684516991E-016</text:p>
              </table:table-cell>
              <table:table-cell office:value-type="float" office:value="44.498426694">
                <text:p>44.498426694</text:p>
              </table:table-cell>
              <table:table-cell office:value-type="float" office:value="7.57032358893">
                <text:p>7.5703235889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44.4982315099">
                <text:p>44.4982315099</text:p>
              </table:table-cell>
              <table:table-cell office:value-type="float" office:value="4.19590321588E-016">
                <text:p>4.19590321588E-016</text:p>
              </table:table-cell>
              <table:table-cell office:value-type="float" office:value="44.4982315099">
                <text:p>44.4982315099</text:p>
              </table:table-cell>
              <table:table-cell office:value-type="float" office:value="7.75611252117">
                <text:p>7.75611252117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44.4980388397">
                <text:p>44.4980388397</text:p>
              </table:table-cell>
              <table:table-cell office:value-type="float" office:value="4.66226972342E-016">
                <text:p>4.66226972342E-016</text:p>
              </table:table-cell>
              <table:table-cell office:value-type="float" office:value="44.4980388397">
                <text:p>44.4980388397</text:p>
              </table:table-cell>
              <table:table-cell office:value-type="float" office:value="7.94646103755">
                <text:p>7.946461037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44.4978486172">
                <text:p>44.4978486172</text:p>
              </table:table-cell>
              <table:table-cell office:value-type="float" office:value="5.36396592504E-016">
                <text:p>5.36396592504E-016</text:p>
              </table:table-cell>
              <table:table-cell office:value-type="float" office:value="44.4978486172">
                <text:p>44.4978486172</text:p>
              </table:table-cell>
              <table:table-cell office:value-type="float" office:value="8.1414810382">
                <text:p>8.141481038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44.4976607739">
                <text:p>44.4976607739</text:p>
              </table:table-cell>
              <table:table-cell office:value-type="float" office:value="4.38254788819E-016">
                <text:p>4.38254788819E-016</text:p>
              </table:table-cell>
              <table:table-cell office:value-type="float" office:value="44.4976607739">
                <text:p>44.4976607739</text:p>
              </table:table-cell>
              <table:table-cell office:value-type="float" office:value="8.3412871695">
                <text:p>8.341287169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44.497475226">
                <text:p>44.497475226</text:p>
              </table:table-cell>
              <table:table-cell office:value-type="float" office:value="4.7691165284E-016">
                <text:p>4.7691165284E-016</text:p>
              </table:table-cell>
              <table:table-cell office:value-type="float" office:value="44.497475226">
                <text:p>44.497475226</text:p>
              </table:table-cell>
              <table:table-cell office:value-type="float" office:value="8.54599689142">
                <text:p>8.5459968914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4.4972919254">
                <text:p>44.4972919254</text:p>
              </table:table-cell>
              <table:table-cell office:value-type="float" office:value="3.79561118108E-016">
                <text:p>3.79561118108E-016</text:p>
              </table:table-cell>
              <table:table-cell office:value-type="float" office:value="44.4972919254">
                <text:p>44.4972919254</text:p>
              </table:table-cell>
              <table:table-cell office:value-type="float" office:value="8.75573054663">
                <text:p>8.75573054663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44.4980798199">
                <text:p>44.4980798199</text:p>
              </table:table-cell>
              <table:table-cell office:value-type="float" office:value="4.39415353233E-016">
                <text:p>4.39415353233E-016</text:p>
              </table:table-cell>
              <table:table-cell office:value-type="float" office:value="44.4980798199">
                <text:p>44.4980798199</text:p>
              </table:table-cell>
              <table:table-cell office:value-type="float" office:value="8.9706114312">
                <text:p>8.9706114312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44.5003925871">
                <text:p>44.5003925871</text:p>
              </table:table-cell>
              <table:table-cell office:value-type="float" office:value="5.2513149632E-016">
                <text:p>5.2513149632E-016</text:p>
              </table:table-cell>
              <table:table-cell office:value-type="float" office:value="44.5003925871">
                <text:p>44.5003925871</text:p>
              </table:table-cell>
              <table:table-cell office:value-type="float" office:value="9.19076586711">
                <text:p>9.19076586711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44.5027378221">
                <text:p>44.5027378221</text:p>
              </table:table-cell>
              <table:table-cell office:value-type="float" office:value="3.16106791263E-016">
                <text:p>3.16106791263E-016</text:p>
              </table:table-cell>
              <table:table-cell office:value-type="float" office:value="44.5027378221">
                <text:p>44.5027378221</text:p>
              </table:table-cell>
              <table:table-cell office:value-type="float" office:value="9.41632327649">
                <text:p>9.41632327649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44.5042635435">
                <text:p>44.5042635435</text:p>
              </table:table-cell>
              <table:table-cell office:value-type="float" office:value="3.76181928356E-016">
                <text:p>3.76181928356E-016</text:p>
              </table:table-cell>
              <table:table-cell office:value-type="float" office:value="44.5042635435">
                <text:p>44.5042635435</text:p>
              </table:table-cell>
              <table:table-cell office:value-type="float" office:value="9.64741625774">
                <text:p>9.6474162577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44.5046356077">
                <text:p>44.5046356077</text:p>
              </table:table-cell>
              <table:table-cell office:value-type="float" office:value="3.01081743917E-016">
                <text:p>3.01081743917E-016</text:p>
              </table:table-cell>
              <table:table-cell office:value-type="float" office:value="44.5046356077">
                <text:p>44.5046356077</text:p>
              </table:table-cell>
              <table:table-cell office:value-type="float" office:value="9.88418066344">
                <text:p>9.88418066344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44.5038886909">
                <text:p>44.5038886909</text:p>
              </table:table-cell>
              <table:table-cell office:value-type="float" office:value="3.41196371553E-016">
                <text:p>3.41196371553E-016</text:p>
              </table:table-cell>
              <table:table-cell office:value-type="float" office:value="44.5038886909">
                <text:p>44.5038886909</text:p>
              </table:table-cell>
              <table:table-cell office:value-type="float" office:value="10.1267556802">
                <text:p>10.1267556802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44.5022957749">
                <text:p>44.5022957749</text:p>
              </table:table-cell>
              <table:table-cell office:value-type="float" office:value="2.68306510515E-016">
                <text:p>2.68306510515E-016</text:p>
              </table:table-cell>
              <table:table-cell office:value-type="float" office:value="44.5022957749">
                <text:p>44.5022957749</text:p>
              </table:table-cell>
              <table:table-cell office:value-type="float" office:value="10.3752839106">
                <text:p>10.3752839106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44.5002562898">
                <text:p>44.5002562898</text:p>
              </table:table-cell>
              <table:table-cell office:value-type="float" office:value="2.6648404156E-016">
                <text:p>2.6648404156E-016</text:p>
              </table:table-cell>
              <table:table-cell office:value-type="float" office:value="44.5002562898">
                <text:p>44.5002562898</text:p>
              </table:table-cell>
              <table:table-cell office:value-type="float" office:value="10.6299114568">
                <text:p>10.6299114568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44.4981158799">
                <text:p>44.4981158799</text:p>
              </table:table-cell>
              <table:table-cell office:value-type="float" office:value="2.29588207769E-016">
                <text:p>2.29588207769E-016</text:p>
              </table:table-cell>
              <table:table-cell office:value-type="float" office:value="44.4981158799">
                <text:p>44.4981158799</text:p>
              </table:table-cell>
              <table:table-cell office:value-type="float" office:value="10.8907880067">
                <text:p>10.890788006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7.5282719216">
                <text:p>37.5282719216</text:p>
              </table:table-cell>
              <table:table-cell office:value-type="float" office:value="2.56186859589E-016">
                <text:p>2.56186859589E-016</text:p>
              </table:table-cell>
              <table:table-cell office:value-type="float" office:value="37.5282719216">
                <text:p>37.5282719216</text:p>
              </table:table-cell>
              <table:table-cell office:value-type="float" office:value="11.1580669217">
                <text:p>11.1580669217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37.5444640593">
                <text:p>37.5444640593</text:p>
              </table:table-cell>
              <table:table-cell office:value-type="float" office:value="2.17781834224E-016">
                <text:p>2.17781834224E-016</text:p>
              </table:table-cell>
              <table:table-cell office:value-type="float" office:value="37.5444640593">
                <text:p>37.5444640593</text:p>
              </table:table-cell>
              <table:table-cell office:value-type="float" office:value="11.431905327">
                <text:p>11.431905327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37.5469616315">
                <text:p>37.5469616315</text:p>
              </table:table-cell>
              <table:table-cell office:value-type="float" office:value="1.60432341606E-016">
                <text:p>1.60432341606E-016</text:p>
              </table:table-cell>
              <table:table-cell office:value-type="float" office:value="37.5469616315">
                <text:p>37.5469616315</text:p>
              </table:table-cell>
              <table:table-cell office:value-type="float" office:value="11.7124642039">
                <text:p>11.7124642039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37.5385161999">
                <text:p>37.5385161999</text:p>
              </table:table-cell>
              <table:table-cell office:value-type="float" office:value="4.75546604335E-017">
                <text:p>4.75546604335E-017</text:p>
              </table:table-cell>
              <table:table-cell office:value-type="float" office:value="37.5385161999">
                <text:p>37.5385161999</text:p>
              </table:table-cell>
              <table:table-cell office:value-type="float" office:value="11.9999084846">
                <text:p>11.9999084846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37.5259933072">
                <text:p>37.5259933072</text:p>
              </table:table-cell>
              <table:table-cell office:value-type="float" office:value="1.20061779623E-016">
                <text:p>1.20061779623E-016</text:p>
              </table:table-cell>
              <table:table-cell office:value-type="float" office:value="37.5259933072">
                <text:p>37.5259933072</text:p>
              </table:table-cell>
              <table:table-cell office:value-type="float" office:value="12.2944071488">
                <text:p>12.2944071488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37.5150850669">
                <text:p>37.5150850669</text:p>
              </table:table-cell>
              <table:table-cell office:value-type="float" office:value="4.75047303233E-017">
                <text:p>4.75047303233E-017</text:p>
              </table:table-cell>
              <table:table-cell office:value-type="float" office:value="37.5150850669">
                <text:p>37.5150850669</text:p>
              </table:table-cell>
              <table:table-cell office:value-type="float" office:value="12.5961333233">
                <text:p>12.5961333233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37.5113125185">
                <text:p>37.5113125185</text:p>
              </table:table-cell>
              <table:table-cell office:value-type="float" office:value="1.08724499423E-016">
                <text:p>1.08724499423E-016</text:p>
              </table:table-cell>
              <table:table-cell office:value-type="float" office:value="37.5113125185">
                <text:p>37.5113125185</text:p>
              </table:table-cell>
              <table:table-cell office:value-type="float" office:value="12.905264384">
                <text:p>12.905264384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37.5085417836">
                <text:p>37.5085417836</text:p>
              </table:table-cell>
              <table:table-cell office:value-type="float" office:value="9.51245014032E-017">
                <text:p>9.51245014032E-017</text:p>
              </table:table-cell>
              <table:table-cell office:value-type="float" office:value="37.5085417836">
                <text:p>37.5085417836</text:p>
              </table:table-cell>
              <table:table-cell office:value-type="float" office:value="13.2219820595">
                <text:p>13.221982059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37.5083253846">
                <text:p>37.5083253846</text:p>
              </table:table-cell>
              <table:table-cell office:value-type="float" office:value="2.26459961352E-016">
                <text:p>2.26459961352E-016</text:p>
              </table:table-cell>
              <table:table-cell office:value-type="float" office:value="37.5083253846">
                <text:p>37.5083253846</text:p>
              </table:table-cell>
              <table:table-cell office:value-type="float" office:value="13.5464725387">
                <text:p>13.5464725387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37.5149455781">
                <text:p>37.5149455781</text:p>
              </table:table-cell>
              <table:table-cell office:value-type="float" office:value="2.40966592862E-016">
                <text:p>2.40966592862E-016</text:p>
              </table:table-cell>
              <table:table-cell office:value-type="float" office:value="37.5149455781">
                <text:p>37.5149455781</text:p>
              </table:table-cell>
              <table:table-cell office:value-type="float" office:value="13.8789265797">
                <text:p>13.8789265797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37.524254273">
                <text:p>37.524254273</text:p>
              </table:table-cell>
              <table:table-cell office:value-type="float" office:value="1.68977172876E-016">
                <text:p>1.68977172876E-016</text:p>
              </table:table-cell>
              <table:table-cell office:value-type="float" office:value="37.524254273">
                <text:p>37.524254273</text:p>
              </table:table-cell>
              <table:table-cell office:value-type="float" office:value="14.2195396221">
                <text:p>14.2195396221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37.5352030364">
                <text:p>37.5352030364</text:p>
              </table:table-cell>
              <table:table-cell office:value-type="float" office:value="2.47291436318E-016">
                <text:p>2.47291436318E-016</text:p>
              </table:table-cell>
              <table:table-cell office:value-type="float" office:value="37.5352030364">
                <text:p>37.5352030364</text:p>
              </table:table-cell>
              <table:table-cell office:value-type="float" office:value="14.5685119022">
                <text:p>14.5685119022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37.5392702862">
                <text:p>37.5392702862</text:p>
              </table:table-cell>
              <table:table-cell office:value-type="float" office:value="3.23318791422E-017">
                <text:p>3.23318791422E-017</text:p>
              </table:table-cell>
              <table:table-cell office:value-type="float" office:value="37.5392702862">
                <text:p>37.5392702862</text:p>
              </table:table-cell>
              <table:table-cell office:value-type="float" office:value="14.92604857">
                <text:p>14.92604857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37.5308346754">
                <text:p>37.5308346754</text:p>
              </table:table-cell>
              <table:table-cell office:value-type="float" office:value="8.52647760772E-018">
                <text:p>8.52647760772E-018</text:p>
              </table:table-cell>
              <table:table-cell office:value-type="float" office:value="37.5308346754">
                <text:p>37.5308346754</text:p>
              </table:table-cell>
              <table:table-cell office:value-type="float" office:value="15.2923598107">
                <text:p>15.2923598107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37.511907731">
                <text:p>37.511907731</text:p>
              </table:table-cell>
              <table:table-cell office:value-type="float" office:value="-3.68984669271E-018">
                <text:p>-3.68984669271E-018</text:p>
              </table:table-cell>
              <table:table-cell office:value-type="float" office:value="37.511907731">
                <text:p>37.511907731</text:p>
              </table:table-cell>
              <table:table-cell office:value-type="float" office:value="15.6676609676">
                <text:p>15.6676609676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37.5110242068">
                <text:p>37.5110242068</text:p>
              </table:table-cell>
              <table:table-cell office:value-type="float" office:value="1.10667264688E-016">
                <text:p>1.10667264688E-016</text:p>
              </table:table-cell>
              <table:table-cell office:value-type="float" office:value="37.5110242068">
                <text:p>37.5110242068</text:p>
              </table:table-cell>
              <table:table-cell office:value-type="float" office:value="16.0521726688">
                <text:p>16.0521726688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37.5102197979">
                <text:p>37.5102197979</text:p>
              </table:table-cell>
              <table:table-cell office:value-type="float" office:value="1.16817984271E-016">
                <text:p>1.16817984271E-016</text:p>
              </table:table-cell>
              <table:table-cell office:value-type="float" office:value="37.5102197979">
                <text:p>37.5102197979</text:p>
              </table:table-cell>
              <table:table-cell office:value-type="float" office:value="16.4461209572">
                <text:p>16.4461209572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37.5095767999">
                <text:p>37.5095767999</text:p>
              </table:table-cell>
              <table:table-cell office:value-type="float" office:value="6.75292351475E-017">
                <text:p>6.75292351475E-017</text:p>
              </table:table-cell>
              <table:table-cell office:value-type="float" office:value="37.5095767999">
                <text:p>37.5095767999</text:p>
              </table:table-cell>
              <table:table-cell office:value-type="float" office:value="16.849737423">
                <text:p>16.849737423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37.5091482317">
                <text:p>37.5091482317</text:p>
              </table:table-cell>
              <table:table-cell office:value-type="float" office:value="8.15658582653E-017">
                <text:p>8.15658582653E-017</text:p>
              </table:table-cell>
              <table:table-cell office:value-type="float" office:value="37.5091482317">
                <text:p>37.5091482317</text:p>
              </table:table-cell>
              <table:table-cell office:value-type="float" office:value="17.2632593402">
                <text:p>17.2632593402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37.5087601663">
                <text:p>37.5087601663</text:p>
              </table:table-cell>
              <table:table-cell office:value-type="float" office:value="-3.42245426215E-017">
                <text:p>-3.42245426215E-017</text:p>
              </table:table-cell>
              <table:table-cell office:value-type="float" office:value="37.5087601663">
                <text:p>37.5087601663</text:p>
              </table:table-cell>
              <table:table-cell office:value-type="float" office:value="17.6869298059">
                <text:p>17.686929805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7.508384455">
                <text:p>37.508384455</text:p>
              </table:table-cell>
              <table:table-cell office:value-type="float" office:value="-8.72339267476E-018">
                <text:p>-8.72339267476E-018</text:p>
              </table:table-cell>
              <table:table-cell office:value-type="float" office:value="37.508384455">
                <text:p>37.508384455</text:p>
              </table:table-cell>
              <table:table-cell office:value-type="float" office:value="18.120997883">
                <text:p>18.120997883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37.5080200643">
                <text:p>37.5080200643</text:p>
              </table:table-cell>
              <table:table-cell office:value-type="float" office:value="-8.46405617767E-017">
                <text:p>-8.46405617767E-017</text:p>
              </table:table-cell>
              <table:table-cell office:value-type="float" office:value="37.5080200643">
                <text:p>37.5080200643</text:p>
              </table:table-cell>
              <table:table-cell office:value-type="float" office:value="18.565718747">
                <text:p>18.565718747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37.5076660881">
                <text:p>37.5076660881</text:p>
              </table:table-cell>
              <table:table-cell office:value-type="float" office:value="1.41012026736E-016">
                <text:p>1.41012026736E-016</text:p>
              </table:table-cell>
              <table:table-cell office:value-type="float" office:value="37.5076660881">
                <text:p>37.5076660881</text:p>
              </table:table-cell>
              <table:table-cell office:value-type="float" office:value="19.0213538361">
                <text:p>19.0213538361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37.5073217632">
                <text:p>37.5073217632</text:p>
              </table:table-cell>
              <table:table-cell office:value-type="float" office:value="2.78563660193E-017">
                <text:p>2.78563660193E-017</text:p>
              </table:table-cell>
              <table:table-cell office:value-type="float" office:value="37.5073217632">
                <text:p>37.5073217632</text:p>
              </table:table-cell>
              <table:table-cell office:value-type="float" office:value="19.4881710041">
                <text:p>19.4881710041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37.5069863996">
                <text:p>37.5069863996</text:p>
              </table:table-cell>
              <table:table-cell office:value-type="float" office:value="6.06892188528E-017">
                <text:p>6.06892188528E-017</text:p>
              </table:table-cell>
              <table:table-cell office:value-type="float" office:value="37.5069863996">
                <text:p>37.5069863996</text:p>
              </table:table-cell>
              <table:table-cell office:value-type="float" office:value="19.9664446789">
                <text:p>19.9664446789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37.5066594028">
                <text:p>37.5066594028</text:p>
              </table:table-cell>
              <table:table-cell office:value-type="float" office:value="9.04801191733E-017">
                <text:p>9.04801191733E-017</text:p>
              </table:table-cell>
              <table:table-cell office:value-type="float" office:value="37.5066594028">
                <text:p>37.5066594028</text:p>
              </table:table-cell>
              <table:table-cell office:value-type="float" office:value="20.4564560231">
                <text:p>20.4564560231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68.7619493292">
                <text:p>68.7619493292</text:p>
              </table:table-cell>
              <table:table-cell office:value-type="float" office:value="8.83922936182E-016">
                <text:p>8.83922936182E-016</text:p>
              </table:table-cell>
              <table:table-cell office:value-type="float" office:value="68.7619493292">
                <text:p>68.7619493292</text:p>
              </table:table-cell>
              <table:table-cell office:value-type="float" office:value="20.9584930995">
                <text:p>20.9584930995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68.7616938341">
                <text:p>68.7616938341</text:p>
              </table:table-cell>
              <table:table-cell office:value-type="float" office:value="7.89743900777E-016">
                <text:p>7.89743900777E-016</text:p>
              </table:table-cell>
              <table:table-cell office:value-type="float" office:value="68.7616938341">
                <text:p>68.7616938341</text:p>
              </table:table-cell>
              <table:table-cell office:value-type="float" office:value="21.4728510405">
                <text:p>21.4728510405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68.7614409456">
                <text:p>68.7614409456</text:p>
              </table:table-cell>
              <table:table-cell office:value-type="float" office:value="8.9114982571E-016">
                <text:p>8.9114982571E-016</text:p>
              </table:table-cell>
              <table:table-cell office:value-type="float" office:value="68.7614409456">
                <text:p>68.7614409456</text:p>
              </table:table-cell>
              <table:table-cell office:value-type="float" office:value="21.9998322217">
                <text:p>21.9998322217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68.7611905971">
                <text:p>68.7611905971</text:p>
              </table:table-cell>
              <table:table-cell office:value-type="float" office:value="6.32137631363E-016">
                <text:p>6.32137631363E-016</text:p>
              </table:table-cell>
              <table:table-cell office:value-type="float" office:value="68.7611905971">
                <text:p>68.7611905971</text:p>
              </table:table-cell>
              <table:table-cell office:value-type="float" office:value="22.5397464394">
                <text:p>22.539746439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68.760942718">
                <text:p>68.760942718</text:p>
              </table:table-cell>
              <table:table-cell office:value-type="float" office:value="8.10463110454E-016">
                <text:p>8.10463110454E-016</text:p>
              </table:table-cell>
              <table:table-cell office:value-type="float" office:value="68.760942718">
                <text:p>68.760942718</text:p>
              </table:table-cell>
              <table:table-cell office:value-type="float" office:value="23.0929110928">
                <text:p>23.0929110928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68.7606972312">
                <text:p>68.7606972312</text:p>
              </table:table-cell>
              <table:table-cell office:value-type="float" office:value="6.63352555976E-016">
                <text:p>6.63352555976E-016</text:p>
              </table:table-cell>
              <table:table-cell office:value-type="float" office:value="68.7606972312">
                <text:p>68.7606972312</text:p>
              </table:table-cell>
              <table:table-cell office:value-type="float" office:value="23.6596513706">
                <text:p>23.6596513706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68.760454088">
                <text:p>68.760454088</text:p>
              </table:table-cell>
              <table:table-cell office:value-type="float" office:value="5.14385895944E-016">
                <text:p>5.14385895944E-016</text:p>
              </table:table-cell>
              <table:table-cell office:value-type="float" office:value="68.760454088">
                <text:p>68.760454088</text:p>
              </table:table-cell>
              <table:table-cell office:value-type="float" office:value="24.2403004425">
                <text:p>24.2403004425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68.7602132364">
                <text:p>68.7602132364</text:p>
              </table:table-cell>
              <table:table-cell office:value-type="float" office:value="8.60571851565E-016">
                <text:p>8.60571851565E-016</text:p>
              </table:table-cell>
              <table:table-cell office:value-type="float" office:value="68.7602132364">
                <text:p>68.7602132364</text:p>
              </table:table-cell>
              <table:table-cell office:value-type="float" office:value="24.8351996543">
                <text:p>24.8351996543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68.7599746072">
                <text:p>68.7599746072</text:p>
              </table:table-cell>
              <table:table-cell office:value-type="float" office:value="5.45894365103E-016">
                <text:p>5.45894365103E-016</text:p>
              </table:table-cell>
              <table:table-cell office:value-type="float" office:value="68.7599746072">
                <text:p>68.7599746072</text:p>
              </table:table-cell>
              <table:table-cell office:value-type="float" office:value="25.4446987294">
                <text:p>25.4446987294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68.759738146">
                <text:p>68.759738146</text:p>
              </table:table-cell>
              <table:table-cell office:value-type="float" office:value="4.97431274881E-016">
                <text:p>4.97431274881E-016</text:p>
              </table:table-cell>
              <table:table-cell office:value-type="float" office:value="68.759738146">
                <text:p>68.759738146</text:p>
              </table:table-cell>
              <table:table-cell office:value-type="float" office:value="26.0691559739">
                <text:p>26.0691559739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68.759503821">
                <text:p>68.759503821</text:p>
              </table:table-cell>
              <table:table-cell office:value-type="float" office:value="9.07182518203E-016">
                <text:p>9.07182518203E-016</text:p>
              </table:table-cell>
              <table:table-cell office:value-type="float" office:value="68.759503821">
                <text:p>68.759503821</text:p>
              </table:table-cell>
              <table:table-cell office:value-type="float" office:value="26.7089384873">
                <text:p>26.7089384873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68.7592715602">
                <text:p>68.7592715602</text:p>
              </table:table-cell>
              <table:table-cell office:value-type="float" office:value="9.02583854331E-016">
                <text:p>9.02583854331E-016</text:p>
              </table:table-cell>
              <table:table-cell office:value-type="float" office:value="68.7592715602">
                <text:p>68.7592715602</text:p>
              </table:table-cell>
              <table:table-cell office:value-type="float" office:value="27.3644223784">
                <text:p>27.3644223784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68.7590413339">
                <text:p>68.7590413339</text:p>
              </table:table-cell>
              <table:table-cell office:value-type="float" office:value="7.43003131647E-016">
                <text:p>7.43003131647E-016</text:p>
              </table:table-cell>
              <table:table-cell office:value-type="float" office:value="68.7590413339">
                <text:p>68.7590413339</text:p>
              </table:table-cell>
              <table:table-cell office:value-type="float" office:value="28.0359929864">
                <text:p>28.0359929864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68.7588130716">
                <text:p>68.7588130716</text:p>
              </table:table-cell>
              <table:table-cell office:value-type="float" office:value="5.50043672866E-016">
                <text:p>5.50043672866E-016</text:p>
              </table:table-cell>
              <table:table-cell office:value-type="float" office:value="68.7588130716">
                <text:p>68.7588130716</text:p>
              </table:table-cell>
              <table:table-cell office:value-type="float" office:value="28.7240451073">
                <text:p>28.724045107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68.7585867642">
                <text:p>68.7585867642</text:p>
              </table:table-cell>
              <table:table-cell office:value-type="float" office:value="6.99552418732E-016">
                <text:p>6.99552418732E-016</text:p>
              </table:table-cell>
              <table:table-cell office:value-type="float" office:value="68.7585867642">
                <text:p>68.7585867642</text:p>
              </table:table-cell>
              <table:table-cell office:value-type="float" office:value="29.4289832262">
                <text:p>29.4289832262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68.7583623346">
                <text:p>68.7583623346</text:p>
              </table:table-cell>
              <table:table-cell office:value-type="float" office:value="6.28839500682E-016">
                <text:p>6.28839500682E-016</text:p>
              </table:table-cell>
              <table:table-cell office:value-type="float" office:value="68.7583623346">
                <text:p>68.7583623346</text:p>
              </table:table-cell>
              <table:table-cell office:value-type="float" office:value="30.1512217549">
                <text:p>30.1512217549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68.758139781">
                <text:p>68.758139781</text:p>
              </table:table-cell>
              <table:table-cell office:value-type="float" office:value="7.25617909882E-016">
                <text:p>7.25617909882E-016</text:p>
              </table:table-cell>
              <table:table-cell office:value-type="float" office:value="68.758139781">
                <text:p>68.758139781</text:p>
              </table:table-cell>
              <table:table-cell office:value-type="float" office:value="30.8911852756">
                <text:p>30.8911852756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68.7579190306">
                <text:p>68.7579190306</text:p>
              </table:table-cell>
              <table:table-cell office:value-type="float" office:value="7.43356935455E-016">
                <text:p>7.43356935455E-016</text:p>
              </table:table-cell>
              <table:table-cell office:value-type="float" office:value="68.7579190306">
                <text:p>68.7579190306</text:p>
              </table:table-cell>
              <table:table-cell office:value-type="float" office:value="31.6493087904">
                <text:p>31.6493087904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68.7577000491">
                <text:p>68.7577000491</text:p>
              </table:table-cell>
              <table:table-cell office:value-type="float" office:value="6.45148290801E-016">
                <text:p>6.45148290801E-016</text:p>
              </table:table-cell>
              <table:table-cell office:value-type="float" office:value="68.7577000491">
                <text:p>68.7577000491</text:p>
              </table:table-cell>
              <table:table-cell office:value-type="float" office:value="32.4260379774">
                <text:p>32.4260379774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68.7574828283">
                <text:p>68.7574828283</text:p>
              </table:table-cell>
              <table:table-cell office:value-type="float" office:value="5.17079393703E-016">
                <text:p>5.17079393703E-016</text:p>
              </table:table-cell>
              <table:table-cell office:value-type="float" office:value="68.7574828283">
                <text:p>68.7574828283</text:p>
              </table:table-cell>
              <table:table-cell office:value-type="float" office:value="33.2218294521">
                <text:p>33.2218294521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68.7572673107">
                <text:p>68.7572673107</text:p>
              </table:table-cell>
              <table:table-cell office:value-type="float" office:value="7.40233286244E-016">
                <text:p>7.40233286244E-016</text:p>
              </table:table-cell>
              <table:table-cell office:value-type="float" office:value="68.7572673107">
                <text:p>68.7572673107</text:p>
              </table:table-cell>
              <table:table-cell office:value-type="float" office:value="34.0371510363">
                <text:p>34.0371510363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68.7570534732">
                <text:p>68.7570534732</text:p>
              </table:table-cell>
              <table:table-cell office:value-type="float" office:value="6.78138616121E-016">
                <text:p>6.78138616121E-016</text:p>
              </table:table-cell>
              <table:table-cell office:value-type="float" office:value="68.7570534732">
                <text:p>68.7570534732</text:p>
              </table:table-cell>
              <table:table-cell office:value-type="float" office:value="34.8724820328">
                <text:p>34.8724820328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68.7568412548">
                <text:p>68.7568412548</text:p>
              </table:table-cell>
              <table:table-cell office:value-type="float" office:value="7.05340438611E-016">
                <text:p>7.05340438611E-016</text:p>
              </table:table-cell>
              <table:table-cell office:value-type="float" office:value="68.7568412548">
                <text:p>68.7568412548</text:p>
              </table:table-cell>
              <table:table-cell office:value-type="float" office:value="35.7283135075">
                <text:p>35.7283135075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68.7566306536">
                <text:p>68.7566306536</text:p>
              </table:table-cell>
              <table:table-cell office:value-type="float" office:value="7.70038479322E-016">
                <text:p>7.70038479322E-016</text:p>
              </table:table-cell>
              <table:table-cell office:value-type="float" office:value="68.7566306536">
                <text:p>68.7566306536</text:p>
              </table:table-cell>
              <table:table-cell office:value-type="float" office:value="36.605148578">
                <text:p>36.60514857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7.503502709">
                <text:p>37.503502709</text:p>
              </table:table-cell>
              <table:table-cell office:value-type="float" office:value="2.22076196263E-017">
                <text:p>2.22076196263E-017</text:p>
              </table:table-cell>
              <table:table-cell office:value-type="float" office:value="37.503502709">
                <text:p>37.503502709</text:p>
              </table:table-cell>
              <table:table-cell office:value-type="float" office:value="37.503502709">
                <text:p>37.503502709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37.503245406">
                <text:p>37.503245406</text:p>
              </table:table-cell>
              <table:table-cell office:value-type="float" office:value="9.68255885463E-018">
                <text:p>9.68255885463E-018</text:p>
              </table:table-cell>
              <table:table-cell office:value-type="float" office:value="37.503245406">
                <text:p>37.503245406</text:p>
              </table:table-cell>
              <table:table-cell office:value-type="float" office:value="38.4239040157">
                <text:p>38.4239040157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37.5029814437">
                <text:p>37.5029814437</text:p>
              </table:table-cell>
              <table:table-cell office:value-type="float" office:value="-7.3585936028E-017">
                <text:p>-7.3585936028E-017</text:p>
              </table:table-cell>
              <table:table-cell office:value-type="float" office:value="37.5029814437">
                <text:p>37.5029814437</text:p>
              </table:table-cell>
              <table:table-cell office:value-type="float" office:value="39.3668935743">
                <text:p>39.3668935743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37.502676012">
                <text:p>37.502676012</text:p>
              </table:table-cell>
              <table:table-cell office:value-type="float" office:value="-1.04026390186E-016">
                <text:p>-1.04026390186E-016</text:p>
              </table:table-cell>
              <table:table-cell office:value-type="float" office:value="37.502676012">
                <text:p>37.502676012</text:p>
              </table:table-cell>
              <table:table-cell office:value-type="float" office:value="40.3330257399">
                <text:p>40.3330257399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37.502349212">
                <text:p>37.502349212</text:p>
              </table:table-cell>
              <table:table-cell office:value-type="float" office:value="7.25656672082E-017">
                <text:p>7.25656672082E-017</text:p>
              </table:table-cell>
              <table:table-cell office:value-type="float" office:value="37.502349212">
                <text:p>37.502349212</text:p>
              </table:table-cell>
              <table:table-cell office:value-type="float" office:value="41.3228684722">
                <text:p>41.3228684722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37.4974934226">
                <text:p>37.4974934226</text:p>
              </table:table-cell>
              <table:table-cell office:value-type="float" office:value="1.57785674245E-016">
                <text:p>1.57785674245E-016</text:p>
              </table:table-cell>
              <table:table-cell office:value-type="float" office:value="37.4974934226">
                <text:p>37.4974934226</text:p>
              </table:table-cell>
              <table:table-cell office:value-type="float" office:value="42.3370036701">
                <text:p>42.3370036701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37.4959711657">
                <text:p>37.4959711657</text:p>
              </table:table-cell>
              <table:table-cell office:value-type="float" office:value="1.24770509311E-016">
                <text:p>1.24770509311E-016</text:p>
              </table:table-cell>
              <table:table-cell office:value-type="float" office:value="37.4959711657">
                <text:p>37.4959711657</text:p>
              </table:table-cell>
              <table:table-cell office:value-type="float" office:value="43.3760275129">
                <text:p>43.3760275129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37.4972589359">
                <text:p>37.4972589359</text:p>
              </table:table-cell>
              <table:table-cell office:value-type="float" office:value="1.11897822383E-016">
                <text:p>1.11897822383E-016</text:p>
              </table:table-cell>
              <table:table-cell office:value-type="float" office:value="37.4972589359">
                <text:p>37.4972589359</text:p>
              </table:table-cell>
              <table:table-cell office:value-type="float" office:value="44.4405508112">
                <text:p>44.4405508112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37.4999772493">
                <text:p>37.4999772493</text:p>
              </table:table-cell>
              <table:table-cell office:value-type="float" office:value="2.58520863521E-016">
                <text:p>2.58520863521E-016</text:p>
              </table:table-cell>
              <table:table-cell office:value-type="float" office:value="37.4999772493">
                <text:p>37.4999772493</text:p>
              </table:table-cell>
              <table:table-cell office:value-type="float" office:value="45.5311993663">
                <text:p>45.5311993663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37.5147394396">
                <text:p>37.5147394396</text:p>
              </table:table-cell>
              <table:table-cell office:value-type="float" office:value="3.3423091659E-016">
                <text:p>3.3423091659E-016</text:p>
              </table:table-cell>
              <table:table-cell office:value-type="float" office:value="37.5147394396">
                <text:p>37.5147394396</text:p>
              </table:table-cell>
              <table:table-cell office:value-type="float" office:value="46.6486143373">
                <text:p>46.6486143373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7.5271739452">
                <text:p>37.5271739452</text:p>
              </table:table-cell>
              <table:table-cell office:value-type="float" office:value="1.47027853289E-016">
                <text:p>1.47027853289E-016</text:p>
              </table:table-cell>
              <table:table-cell office:value-type="float" office:value="37.5271739452">
                <text:p>37.5271739452</text:p>
              </table:table-cell>
              <table:table-cell office:value-type="float" office:value="47.7934526189">
                <text:p>47.7934526189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37.5273106835">
                <text:p>37.5273106835</text:p>
              </table:table-cell>
              <table:table-cell office:value-type="float" office:value="2.9594554561E-017">
                <text:p>2.9594554561E-017</text:p>
              </table:table-cell>
              <table:table-cell office:value-type="float" office:value="37.5273106835">
                <text:p>37.5273106835</text:p>
              </table:table-cell>
              <table:table-cell office:value-type="float" office:value="48.9663872267">
                <text:p>48.9663872267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37.5175968259">
                <text:p>37.5175968259</text:p>
              </table:table-cell>
              <table:table-cell office:value-type="float" office:value="8.53210390558E-017">
                <text:p>8.53210390558E-017</text:p>
              </table:table-cell>
              <table:table-cell office:value-type="float" office:value="37.5175968259">
                <text:p>37.5175968259</text:p>
              </table:table-cell>
              <table:table-cell office:value-type="float" office:value="50.1681076937">
                <text:p>50.1681076937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37.5058195897">
                <text:p>37.5058195897</text:p>
              </table:table-cell>
              <table:table-cell office:value-type="float" office:value="5.96179785089E-018">
                <text:p>5.96179785089E-018</text:p>
              </table:table-cell>
              <table:table-cell office:value-type="float" office:value="37.5058195897">
                <text:p>37.5058195897</text:p>
              </table:table-cell>
              <table:table-cell office:value-type="float" office:value="51.399320475">
                <text:p>51.39932047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37.4984091555">
                <text:p>37.4984091555</text:p>
              </table:table-cell>
              <table:table-cell office:value-type="float" office:value="1.28506618423E-016">
                <text:p>1.28506618423E-016</text:p>
              </table:table-cell>
              <table:table-cell office:value-type="float" office:value="37.4984091555">
                <text:p>37.4984091555</text:p>
              </table:table-cell>
              <table:table-cell office:value-type="float" office:value="52.6607493633">
                <text:p>52.6607493633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37.4955288405">
                <text:p>37.4955288405</text:p>
              </table:table-cell>
              <table:table-cell office:value-type="float" office:value="1.1694987068E-016">
                <text:p>1.1694987068E-016</text:p>
              </table:table-cell>
              <table:table-cell office:value-type="float" office:value="37.4955288405">
                <text:p>37.4955288405</text:p>
              </table:table-cell>
              <table:table-cell office:value-type="float" office:value="53.9531359146">
                <text:p>53.9531359146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37.4939337588">
                <text:p>37.4939337588</text:p>
              </table:table-cell>
              <table:table-cell office:value-type="float" office:value="1.96496660062E-016">
                <text:p>1.96496660062E-016</text:p>
              </table:table-cell>
              <table:table-cell office:value-type="float" office:value="37.4939337588">
                <text:p>37.4939337588</text:p>
              </table:table-cell>
              <table:table-cell office:value-type="float" office:value="55.2772398839">
                <text:p>55.2772398839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37.4950607696">
                <text:p>37.4950607696</text:p>
              </table:table-cell>
              <table:table-cell office:value-type="float" office:value="1.66732482314E-016">
                <text:p>1.66732482314E-016</text:p>
              </table:table-cell>
              <table:table-cell office:value-type="float" office:value="37.4950607696">
                <text:p>37.4950607696</text:p>
              </table:table-cell>
              <table:table-cell office:value-type="float" office:value="56.6338396718">
                <text:p>56.6338396718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37.5036470113">
                <text:p>37.5036470113</text:p>
              </table:table-cell>
              <table:table-cell office:value-type="float" office:value="2.50569667473E-016">
                <text:p>2.50569667473E-016</text:p>
              </table:table-cell>
              <table:table-cell office:value-type="float" office:value="37.5036470113">
                <text:p>37.5036470113</text:p>
              </table:table-cell>
              <table:table-cell office:value-type="float" office:value="58.0237327825">
                <text:p>58.0237327825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37.5145340506">
                <text:p>37.5145340506</text:p>
              </table:table-cell>
              <table:table-cell office:value-type="float" office:value="1.55399437459E-016">
                <text:p>1.55399437459E-016</text:p>
              </table:table-cell>
              <table:table-cell office:value-type="float" office:value="37.5145340506">
                <text:p>37.5145340506</text:p>
              </table:table-cell>
              <table:table-cell office:value-type="float" office:value="59.4477362919">
                <text:p>59.447736291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37.5246605529">
                <text:p>37.5246605529</text:p>
              </table:table-cell>
              <table:table-cell office:value-type="float" office:value="1.43569285609E-016">
                <text:p>1.43569285609E-016</text:p>
              </table:table-cell>
              <table:table-cell office:value-type="float" office:value="37.5246605529">
                <text:p>37.5246605529</text:p>
              </table:table-cell>
              <table:table-cell office:value-type="float" office:value="60.9066873289">
                <text:p>60.9066873289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37.5257027244">
                <text:p>37.5257027244</text:p>
              </table:table-cell>
              <table:table-cell office:value-type="float" office:value="5.82804171469E-017">
                <text:p>5.82804171469E-017</text:p>
              </table:table-cell>
              <table:table-cell office:value-type="float" office:value="37.5257027244">
                <text:p>37.5257027244</text:p>
              </table:table-cell>
              <table:table-cell office:value-type="float" office:value="62.4014435665">
                <text:p>62.4014435665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37.504406606">
                <text:p>37.504406606</text:p>
              </table:table-cell>
              <table:table-cell office:value-type="float" office:value="9.16668065958E-018">
                <text:p>9.16668065958E-018</text:p>
              </table:table-cell>
              <table:table-cell office:value-type="float" office:value="37.504406606">
                <text:p>37.504406606</text:p>
              </table:table-cell>
              <table:table-cell office:value-type="float" office:value="63.9328837268">
                <text:p>63.9328837268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37.4996379969">
                <text:p>37.4996379969</text:p>
              </table:table-cell>
              <table:table-cell office:value-type="float" office:value="3.28744311467E-017">
                <text:p>3.28744311467E-017</text:p>
              </table:table-cell>
              <table:table-cell office:value-type="float" office:value="37.4996379969">
                <text:p>37.4996379969</text:p>
              </table:table-cell>
              <table:table-cell office:value-type="float" office:value="65.5019080972">
                <text:p>65.5019080972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37.4990185913">
                <text:p>37.4990185913</text:p>
              </table:table-cell>
              <table:table-cell office:value-type="float" office:value="-1.05002740226E-016">
                <text:p>-1.05002740226E-016</text:p>
              </table:table-cell>
              <table:table-cell office:value-type="float" office:value="37.4990185913">
                <text:p>37.4990185913</text:p>
              </table:table-cell>
              <table:table-cell office:value-type="float" office:value="67.1094390597">
                <text:p>67.1094390597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37.4984835791">
                <text:p>37.4984835791</text:p>
              </table:table-cell>
              <table:table-cell office:value-type="float" office:value="1.32185985349E-016">
                <text:p>1.32185985349E-016</text:p>
              </table:table-cell>
              <table:table-cell office:value-type="float" office:value="37.4984835791">
                <text:p>37.4984835791</text:p>
              </table:table-cell>
              <table:table-cell office:value-type="float" office:value="68.7564216331">
                <text:p>68.7564216331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68.7274228064">
                <text:p>68.7274228064</text:p>
              </table:table-cell>
              <table:table-cell office:value-type="float" office:value="5.41352103818E-016">
                <text:p>5.41352103818E-016</text:p>
              </table:table-cell>
              <table:table-cell office:value-type="float" office:value="68.7274228064">
                <text:p>68.7274228064</text:p>
              </table:table-cell>
              <table:table-cell office:value-type="float" office:value="70.4438240288">
                <text:p>70.4438240288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68.7272355987">
                <text:p>68.7272355987</text:p>
              </table:table-cell>
              <table:table-cell office:value-type="float" office:value="7.59544604221E-016">
                <text:p>7.59544604221E-016</text:p>
              </table:table-cell>
              <table:table-cell office:value-type="float" office:value="68.7272355987">
                <text:p>68.7272355987</text:p>
              </table:table-cell>
              <table:table-cell office:value-type="float" office:value="72.1726382196">
                <text:p>72.1726382196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68.7270580287">
                <text:p>68.7270580287</text:p>
              </table:table-cell>
              <table:table-cell office:value-type="float" office:value="7.11872450063E-016">
                <text:p>7.11872450063E-016</text:p>
              </table:table-cell>
              <table:table-cell office:value-type="float" office:value="68.7270580287">
                <text:p>68.7270580287</text:p>
              </table:table-cell>
              <table:table-cell office:value-type="float" office:value="73.9438805231">
                <text:p>73.9438805231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68.7268866621">
                <text:p>68.7268866621</text:p>
              </table:table-cell>
              <table:table-cell office:value-type="float" office:value="6.66600353272E-016">
                <text:p>6.66600353272E-016</text:p>
              </table:table-cell>
              <table:table-cell office:value-type="float" office:value="68.7268866621">
                <text:p>68.7268866621</text:p>
              </table:table-cell>
              <table:table-cell office:value-type="float" office:value="75.7585921991">
                <text:p>75.7585921991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68.7267192287">
                <text:p>68.7267192287</text:p>
              </table:table-cell>
              <table:table-cell office:value-type="float" office:value="8.45698018522E-016">
                <text:p>8.45698018522E-016</text:p>
              </table:table-cell>
              <table:table-cell office:value-type="float" office:value="68.7267192287">
                <text:p>68.7267192287</text:p>
              </table:table-cell>
              <table:table-cell office:value-type="float" office:value="77.6178400619">
                <text:p>77.6178400619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68.7265546361">
                <text:p>68.7265546361</text:p>
              </table:table-cell>
              <table:table-cell office:value-type="float" office:value="6.3950948316E-016">
                <text:p>6.3950948316E-016</text:p>
              </table:table-cell>
              <table:table-cell office:value-type="float" office:value="68.7265546361">
                <text:p>68.7265546361</text:p>
              </table:table-cell>
              <table:table-cell office:value-type="float" office:value="79.5227171069">
                <text:p>79.5227171069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68.7263922855">
                <text:p>68.7263922855</text:p>
              </table:table-cell>
              <table:table-cell office:value-type="float" office:value="6.5570486277E-016">
                <text:p>6.5570486277E-016</text:p>
              </table:table-cell>
              <table:table-cell office:value-type="float" office:value="68.7263922855">
                <text:p>68.7263922855</text:p>
              </table:table-cell>
              <table:table-cell office:value-type="float" office:value="81.4743431539">
                <text:p>81.4743431539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68.7262317812">
                <text:p>68.7262317812</text:p>
              </table:table-cell>
              <table:table-cell office:value-type="float" office:value="8.33842564268E-016">
                <text:p>8.33842564268E-016</text:p>
              </table:table-cell>
              <table:table-cell office:value-type="float" office:value="68.7262317812">
                <text:p>68.7262317812</text:p>
              </table:table-cell>
              <table:table-cell office:value-type="float" office:value="83.4738655048">
                <text:p>83.4738655048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68.7260728856">
                <text:p>68.7260728856</text:p>
              </table:table-cell>
              <table:table-cell office:value-type="float" office:value="6.48347623421E-016">
                <text:p>6.48347623421E-016</text:p>
              </table:table-cell>
              <table:table-cell office:value-type="float" office:value="68.7260728856">
                <text:p>68.7260728856</text:p>
              </table:table-cell>
              <table:table-cell office:value-type="float" office:value="85.5224596184">
                <text:p>85.5224596184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68.7259154023">
                <text:p>68.7259154023</text:p>
              </table:table-cell>
              <table:table-cell office:value-type="float" office:value="7.23985173196E-016">
                <text:p>7.23985173196E-016</text:p>
              </table:table-cell>
              <table:table-cell office:value-type="float" office:value="68.7259154023">
                <text:p>68.7259154023</text:p>
              </table:table-cell>
              <table:table-cell office:value-type="float" office:value="87.6213298012">
                <text:p>87.6213298012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68.7257592071">
                <text:p>68.7257592071</text:p>
              </table:table-cell>
              <table:table-cell office:value-type="float" office:value="4.30821960781E-016">
                <text:p>4.30821960781E-016</text:p>
              </table:table-cell>
              <table:table-cell office:value-type="float" office:value="68.7257592071">
                <text:p>68.7257592071</text:p>
              </table:table-cell>
              <table:table-cell office:value-type="float" office:value="89.7717099157">
                <text:p>89.7717099157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68.7256042023">
                <text:p>68.7256042023</text:p>
              </table:table-cell>
              <table:table-cell office:value-type="float" office:value="7.39235992611E-016">
                <text:p>7.39235992611E-016</text:p>
              </table:table-cell>
              <table:table-cell office:value-type="float" office:value="68.7256042023">
                <text:p>68.7256042023</text:p>
              </table:table-cell>
              <table:table-cell office:value-type="float" office:value="91.9748641052">
                <text:p>91.9748641052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68.7254502813">
                <text:p>68.7254502813</text:p>
              </table:table-cell>
              <table:table-cell office:value-type="float" office:value="6.49840529656E-016">
                <text:p>6.49840529656E-016</text:p>
              </table:table-cell>
              <table:table-cell office:value-type="float" office:value="68.7254502813">
                <text:p>68.7254502813</text:p>
              </table:table-cell>
              <table:table-cell office:value-type="float" office:value="94.2320875375">
                <text:p>94.2320875375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68.7252973966">
                <text:p>68.7252973966</text:p>
              </table:table-cell>
              <table:table-cell office:value-type="float" office:value="6.77730038069E-016">
                <text:p>6.77730038069E-016</text:p>
              </table:table-cell>
              <table:table-cell office:value-type="float" office:value="68.7252973966">
                <text:p>68.7252973966</text:p>
              </table:table-cell>
              <table:table-cell office:value-type="float" office:value="96.5447071661">
                <text:p>96.544707166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68.725145505">
                <text:p>68.725145505</text:p>
              </table:table-cell>
              <table:table-cell office:value-type="float" office:value="6.85344109112E-016">
                <text:p>6.85344109112E-016</text:p>
              </table:table-cell>
              <table:table-cell office:value-type="float" office:value="68.725145505">
                <text:p>68.725145505</text:p>
              </table:table-cell>
              <table:table-cell office:value-type="float" office:value="98.9140825102">
                <text:p>98.9140825102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68.7249945456">
                <text:p>68.7249945456</text:p>
              </table:table-cell>
              <table:table-cell office:value-type="float" office:value="7.43367911687E-016">
                <text:p>7.43367911687E-016</text:p>
              </table:table-cell>
              <table:table-cell office:value-type="float" office:value="68.7249945456">
                <text:p>68.7249945456</text:p>
              </table:table-cell>
              <table:table-cell office:value-type="float" office:value="101.341606454">
                <text:p>101.341606454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68.7248444594">
                <text:p>68.7248444594</text:p>
              </table:table-cell>
              <table:table-cell office:value-type="float" office:value="9.57121716596E-016">
                <text:p>9.57121716596E-016</text:p>
              </table:table-cell>
              <table:table-cell office:value-type="float" office:value="68.7248444594">
                <text:p>68.7248444594</text:p>
              </table:table-cell>
              <table:table-cell office:value-type="float" office:value="103.828706065">
                <text:p>103.828706065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68.7246952385">
                <text:p>68.7246952385</text:p>
              </table:table-cell>
              <table:table-cell office:value-type="float" office:value="6.02688700396E-016">
                <text:p>6.02688700396E-016</text:p>
              </table:table-cell>
              <table:table-cell office:value-type="float" office:value="68.7246952385">
                <text:p>68.7246952385</text:p>
              </table:table-cell>
              <table:table-cell office:value-type="float" office:value="106.376843435">
                <text:p>106.37684343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68.7245468703">
                <text:p>68.7245468703</text:p>
              </table:table-cell>
              <table:table-cell office:value-type="float" office:value="7.11703775079E-016">
                <text:p>7.11703775079E-016</text:p>
              </table:table-cell>
              <table:table-cell office:value-type="float" office:value="68.7245468703">
                <text:p>68.7245468703</text:p>
              </table:table-cell>
              <table:table-cell office:value-type="float" office:value="108.987516535">
                <text:p>108.987516535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68.7243992915">
                <text:p>68.7243992915</text:p>
              </table:table-cell>
              <table:table-cell office:value-type="float" office:value="4.36084791425E-016">
                <text:p>4.36084791425E-016</text:p>
              </table:table-cell>
              <table:table-cell office:value-type="float" office:value="68.7243992915">
                <text:p>68.7243992915</text:p>
              </table:table-cell>
              <table:table-cell office:value-type="float" office:value="111.662260103">
                <text:p>111.662260103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68.7242525049">
                <text:p>68.7242525049</text:p>
              </table:table-cell>
              <table:table-cell office:value-type="float" office:value="6.8152760847E-016">
                <text:p>6.8152760847E-016</text:p>
              </table:table-cell>
              <table:table-cell office:value-type="float" office:value="68.7242525049">
                <text:p>68.7242525049</text:p>
              </table:table-cell>
              <table:table-cell office:value-type="float" office:value="114.402646539">
                <text:p>114.402646539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68.7241064784">
                <text:p>68.7241064784</text:p>
              </table:table-cell>
              <table:table-cell office:value-type="float" office:value="5.74112318519E-016">
                <text:p>5.74112318519E-016</text:p>
              </table:table-cell>
              <table:table-cell office:value-type="float" office:value="68.7241064784">
                <text:p>68.7241064784</text:p>
              </table:table-cell>
              <table:table-cell office:value-type="float" office:value="117.210286832">
                <text:p>117.210286832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68.7239611756">
                <text:p>68.7239611756</text:p>
              </table:table-cell>
              <table:table-cell office:value-type="float" office:value="6.73236278619E-016">
                <text:p>6.73236278619E-016</text:p>
              </table:table-cell>
              <table:table-cell office:value-type="float" office:value="68.7239611756">
                <text:p>68.7239611756</text:p>
              </table:table-cell>
              <table:table-cell office:value-type="float" office:value="120.086831511">
                <text:p>120.086831511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68.7238166275">
                <text:p>68.7238166275</text:p>
              </table:table-cell>
              <table:table-cell office:value-type="float" office:value="1.02007730496E-015">
                <text:p>1.02007730496E-015</text:p>
              </table:table-cell>
              <table:table-cell office:value-type="float" office:value="68.7238166275">
                <text:p>68.7238166275</text:p>
              </table:table-cell>
              <table:table-cell office:value-type="float" office:value="123.033971609">
                <text:p>123.0339716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.48563969">
                <text:p>37.48563969</text:p>
              </table:table-cell>
              <table:table-cell office:value-type="float" office:value="-6.00066083329E-017">
                <text:p>-6.00066083329E-017</text:p>
              </table:table-cell>
              <table:table-cell office:value-type="float" office:value="37.48563969">
                <text:p>37.48563969</text:p>
              </table:table-cell>
              <table:table-cell office:value-type="float" office:value="126.053439661">
                <text:p>126.053439661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37.485462134">
                <text:p>37.485462134</text:p>
              </table:table-cell>
              <table:table-cell office:value-type="float" office:value="-1.52108952076E-017">
                <text:p>-1.52108952076E-017</text:p>
              </table:table-cell>
              <table:table-cell office:value-type="float" office:value="37.485462134">
                <text:p>37.485462134</text:p>
              </table:table-cell>
              <table:table-cell office:value-type="float" office:value="129.147010719">
                <text:p>129.147010719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37.4852865361">
                <text:p>37.4852865361</text:p>
              </table:table-cell>
              <table:table-cell office:value-type="float" office:value="8.65344877783E-017">
                <text:p>8.65344877783E-017</text:p>
              </table:table-cell>
              <table:table-cell office:value-type="float" office:value="37.4852865361">
                <text:p>37.4852865361</text:p>
              </table:table-cell>
              <table:table-cell office:value-type="float" office:value="132.316503403">
                <text:p>132.316503403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37.4851127759">
                <text:p>37.4851127759</text:p>
              </table:table-cell>
              <table:table-cell office:value-type="float" office:value="7.06058747528E-017">
                <text:p>7.06058747528E-017</text:p>
              </table:table-cell>
              <table:table-cell office:value-type="float" office:value="37.4851127759">
                <text:p>37.4851127759</text:p>
              </table:table-cell>
              <table:table-cell office:value-type="float" office:value="135.563780959">
                <text:p>135.563780959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37.4849407677">
                <text:p>37.4849407677</text:p>
              </table:table-cell>
              <table:table-cell office:value-type="float" office:value="4.48896867646E-018">
                <text:p>4.48896867646E-018</text:p>
              </table:table-cell>
              <table:table-cell office:value-type="float" office:value="37.4849407677">
                <text:p>37.4849407677</text:p>
              </table:table-cell>
              <table:table-cell office:value-type="float" office:value="138.890752365">
                <text:p>138.890752365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37.4847704581">
                <text:p>37.4847704581</text:p>
              </table:table-cell>
              <table:table-cell office:value-type="float" office:value="-3.94902900209E-017">
                <text:p>-3.94902900209E-017</text:p>
              </table:table-cell>
              <table:table-cell office:value-type="float" office:value="37.4847704581">
                <text:p>37.4847704581</text:p>
              </table:table-cell>
              <table:table-cell office:value-type="float" office:value="142.299373447">
                <text:p>142.299373447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37.4846017877">
                <text:p>37.4846017877</text:p>
              </table:table-cell>
              <table:table-cell office:value-type="float" office:value="6.99728476124E-017">
                <text:p>6.99728476124E-017</text:p>
              </table:table-cell>
              <table:table-cell office:value-type="float" office:value="37.4846017877">
                <text:p>37.4846017877</text:p>
              </table:table-cell>
              <table:table-cell office:value-type="float" office:value="145.791648029">
                <text:p>145.791648029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37.4844347121">
                <text:p>37.4844347121</text:p>
              </table:table-cell>
              <table:table-cell office:value-type="float" office:value="-2.2062564854E-017">
                <text:p>-2.2062564854E-017</text:p>
              </table:table-cell>
              <table:table-cell office:value-type="float" office:value="37.4844347121">
                <text:p>37.4844347121</text:p>
              </table:table-cell>
              <table:table-cell office:value-type="float" office:value="149.369629115">
                <text:p>149.369629115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37.4842691771">
                <text:p>37.4842691771</text:p>
              </table:table-cell>
              <table:table-cell office:value-type="float" office:value="4.73803477366E-017">
                <text:p>4.73803477366E-017</text:p>
              </table:table-cell>
              <table:table-cell office:value-type="float" office:value="37.4842691771">
                <text:p>37.4842691771</text:p>
              </table:table-cell>
              <table:table-cell office:value-type="float" office:value="153.035420092">
                <text:p>153.035420092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37.4841051439">
                <text:p>37.4841051439</text:p>
              </table:table-cell>
              <table:table-cell office:value-type="float" office:value="-8.76924779558E-017">
                <text:p>-8.76924779558E-017</text:p>
              </table:table-cell>
              <table:table-cell office:value-type="float" office:value="37.4841051439">
                <text:p>37.4841051439</text:p>
              </table:table-cell>
              <table:table-cell office:value-type="float" office:value="156.791175967">
                <text:p>156.79117596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37.4839425883">
                <text:p>37.4839425883</text:p>
              </table:table-cell>
              <table:table-cell office:value-type="float" office:value="1.02545377883E-018">
                <text:p>1.02545377883E-018</text:p>
              </table:table-cell>
              <table:table-cell office:value-type="float" office:value="37.4839425883">
                <text:p>37.4839425883</text:p>
              </table:table-cell>
              <table:table-cell office:value-type="float" office:value="160.639104636">
                <text:p>160.639104636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37.4837583363">
                <text:p>37.4837583363</text:p>
              </table:table-cell>
              <table:table-cell office:value-type="float" office:value="1.97150881827E-016">
                <text:p>1.97150881827E-016</text:p>
              </table:table-cell>
              <table:table-cell office:value-type="float" office:value="37.4837583363">
                <text:p>37.4837583363</text:p>
              </table:table-cell>
              <table:table-cell office:value-type="float" office:value="164.581468179">
                <text:p>164.581468179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37.4835318051">
                <text:p>37.4835318051</text:p>
              </table:table-cell>
              <table:table-cell office:value-type="float" office:value="9.52384974146E-017">
                <text:p>9.52384974146E-017</text:p>
              </table:table-cell>
              <table:table-cell office:value-type="float" office:value="37.4835318051">
                <text:p>37.4835318051</text:p>
              </table:table-cell>
              <table:table-cell office:value-type="float" office:value="168.620584193">
                <text:p>168.620584193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37.4809054291">
                <text:p>37.4809054291</text:p>
              </table:table-cell>
              <table:table-cell office:value-type="float" office:value="3.84564045108E-017">
                <text:p>3.84564045108E-017</text:p>
              </table:table-cell>
              <table:table-cell office:value-type="float" office:value="37.4809054291">
                <text:p>37.4809054291</text:p>
              </table:table-cell>
              <table:table-cell office:value-type="float" office:value="172.758827152">
                <text:p>172.758827152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37.4778466354">
                <text:p>37.4778466354</text:p>
              </table:table-cell>
              <table:table-cell office:value-type="float" office:value="-3.00045058805E-018">
                <text:p>-3.00045058805E-018</text:p>
              </table:table-cell>
              <table:table-cell office:value-type="float" office:value="37.4778466354">
                <text:p>37.4778466354</text:p>
              </table:table-cell>
              <table:table-cell office:value-type="float" office:value="176.998629805">
                <text:p>176.998629805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37.4772053181">
                <text:p>37.4772053181</text:p>
              </table:table-cell>
              <table:table-cell office:value-type="float" office:value="1.82786588926E-016">
                <text:p>1.82786588926E-016</text:p>
              </table:table-cell>
              <table:table-cell office:value-type="float" office:value="37.4772053181">
                <text:p>37.4772053181</text:p>
              </table:table-cell>
              <table:table-cell office:value-type="float" office:value="181.342484602">
                <text:p>181.342484602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37.4791443382">
                <text:p>37.4791443382</text:p>
              </table:table-cell>
              <table:table-cell office:value-type="float" office:value="9.95779191986E-017">
                <text:p>9.95779191986E-017</text:p>
              </table:table-cell>
              <table:table-cell office:value-type="float" office:value="37.4791443382">
                <text:p>37.4791443382</text:p>
              </table:table-cell>
              <table:table-cell office:value-type="float" office:value="185.792945165">
                <text:p>185.792945165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37.4819441114">
                <text:p>37.4819441114</text:p>
              </table:table-cell>
              <table:table-cell office:value-type="float" office:value="1.68618023266E-016">
                <text:p>1.68618023266E-016</text:p>
              </table:table-cell>
              <table:table-cell office:value-type="float" office:value="37.4819441114">
                <text:p>37.4819441114</text:p>
              </table:table-cell>
              <table:table-cell office:value-type="float" office:value="190.352627786">
                <text:p>190.352627786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37.5005040022">
                <text:p>37.5005040022</text:p>
              </table:table-cell>
              <table:table-cell office:value-type="float" office:value="2.62133274319E-016">
                <text:p>2.62133274319E-016</text:p>
              </table:table-cell>
              <table:table-cell office:value-type="float" office:value="37.5005040022">
                <text:p>37.5005040022</text:p>
              </table:table-cell>
              <table:table-cell office:value-type="float" office:value="195.024212963">
                <text:p>195.024212963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37.5098819633">
                <text:p>37.5098819633</text:p>
              </table:table-cell>
              <table:table-cell office:value-type="float" office:value="1.76676108025E-016">
                <text:p>1.76676108025E-016</text:p>
              </table:table-cell>
              <table:table-cell office:value-type="float" office:value="37.5098819633">
                <text:p>37.5098819633</text:p>
              </table:table-cell>
              <table:table-cell office:value-type="float" office:value="199.810446981">
                <text:p>199.81044698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37.5066508611">
                <text:p>37.5066508611</text:p>
              </table:table-cell>
              <table:table-cell office:value-type="float" office:value="1.21604456735E-016">
                <text:p>1.21604456735E-016</text:p>
              </table:table-cell>
              <table:table-cell office:value-type="float" office:value="37.5066508611">
                <text:p>37.5066508611</text:p>
              </table:table-cell>
              <table:table-cell office:value-type="float" office:value="204.714143522">
                <text:p>204.714143522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37.4956028641">
                <text:p>37.4956028641</text:p>
              </table:table-cell>
              <table:table-cell office:value-type="float" office:value="1.87865472591E-016">
                <text:p>1.87865472591E-016</text:p>
              </table:table-cell>
              <table:table-cell office:value-type="float" office:value="37.4956028641">
                <text:p>37.4956028641</text:p>
              </table:table-cell>
              <table:table-cell office:value-type="float" office:value="209.738185321">
                <text:p>209.738185321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37.4826079667">
                <text:p>37.4826079667</text:p>
              </table:table-cell>
              <table:table-cell office:value-type="float" office:value="7.53278794056E-017">
                <text:p>7.53278794056E-017</text:p>
              </table:table-cell>
              <table:table-cell office:value-type="float" office:value="37.4826079667">
                <text:p>37.4826079667</text:p>
              </table:table-cell>
              <table:table-cell office:value-type="float" office:value="214.885525859">
                <text:p>214.885525859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37.4791709129">
                <text:p>37.4791709129</text:p>
              </table:table-cell>
              <table:table-cell office:value-type="float" office:value="5.05110476156E-017">
                <text:p>5.05110476156E-017</text:p>
              </table:table-cell>
              <table:table-cell office:value-type="float" office:value="37.4791709129">
                <text:p>37.4791709129</text:p>
              </table:table-cell>
              <table:table-cell office:value-type="float" office:value="220.159191104">
                <text:p>220.159191104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37.4765283728">
                <text:p>37.4765283728</text:p>
              </table:table-cell>
              <table:table-cell office:value-type="float" office:value="3.06902777429E-017">
                <text:p>3.06902777429E-017</text:p>
              </table:table-cell>
              <table:table-cell office:value-type="float" office:value="37.4765283728">
                <text:p>37.4765283728</text:p>
              </table:table-cell>
              <table:table-cell office:value-type="float" office:value="225.562281284">
                <text:p>225.562281284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37.4756795595">
                <text:p>37.4756795595</text:p>
              </table:table-cell>
              <table:table-cell office:value-type="float" office:value="1.92514566508E-016">
                <text:p>1.92514566508E-016</text:p>
              </table:table-cell>
              <table:table-cell office:value-type="float" office:value="37.4756795595">
                <text:p>37.4756795595</text:p>
              </table:table-cell>
              <table:table-cell office:value-type="float" office:value="231.097972711">
                <text:p>231.097972711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53.0082009104">
                <text:p>53.0082009104</text:p>
              </table:table-cell>
              <table:table-cell office:value-type="float" office:value="3.53890877456E-016">
                <text:p>3.53890877456E-016</text:p>
              </table:table-cell>
              <table:table-cell office:value-type="float" office:value="53.0082009104">
                <text:p>53.0082009104</text:p>
              </table:table-cell>
              <table:table-cell office:value-type="float" office:value="236.769519652">
                <text:p>236.769519652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52.9927941585">
                <text:p>52.9927941585</text:p>
              </table:table-cell>
              <table:table-cell office:value-type="float" office:value="3.08327772287E-016">
                <text:p>3.08327772287E-016</text:p>
              </table:table-cell>
              <table:table-cell office:value-type="float" office:value="52.9927941585">
                <text:p>52.9927941585</text:p>
              </table:table-cell>
              <table:table-cell office:value-type="float" office:value="242.580256238">
                <text:p>242.580256238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52.9824220031">
                <text:p>52.9824220031</text:p>
              </table:table-cell>
              <table:table-cell office:value-type="float" office:value="2.51968850297E-016">
                <text:p>2.51968850297E-016</text:p>
              </table:table-cell>
              <table:table-cell office:value-type="float" office:value="52.9824220031">
                <text:p>52.9824220031</text:p>
              </table:table-cell>
              <table:table-cell office:value-type="float" office:value="248.533598425">
                <text:p>248.533598425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52.974808557">
                <text:p>52.974808557</text:p>
              </table:table-cell>
              <table:table-cell office:value-type="float" office:value="1.08432688839E-016">
                <text:p>1.08432688839E-016</text:p>
              </table:table-cell>
              <table:table-cell office:value-type="float" office:value="52.974808557">
                <text:p>52.974808557</text:p>
              </table:table-cell>
              <table:table-cell office:value-type="float" office:value="254.633046003">
                <text:p>254.633046003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52.9682373444">
                <text:p>52.9682373444</text:p>
              </table:table-cell>
              <table:table-cell office:value-type="float" office:value="5.03260131084E-016">
                <text:p>5.03260131084E-016</text:p>
              </table:table-cell>
              <table:table-cell office:value-type="float" office:value="52.9682373444">
                <text:p>52.9682373444</text:p>
              </table:table-cell>
              <table:table-cell office:value-type="float" office:value="260.882184652">
                <text:p>260.882184652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52.9624309077">
                <text:p>52.9624309077</text:p>
              </table:table-cell>
              <table:table-cell office:value-type="float" office:value="3.39679285711E-016">
                <text:p>3.39679285711E-016</text:p>
              </table:table-cell>
              <table:table-cell office:value-type="float" office:value="52.9624309077">
                <text:p>52.9624309077</text:p>
              </table:table-cell>
              <table:table-cell office:value-type="float" office:value="267.284688054">
                <text:p>267.284688054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52.9572865916">
                <text:p>52.9572865916</text:p>
              </table:table-cell>
              <table:table-cell office:value-type="float" office:value="3.56003213934E-016">
                <text:p>3.56003213934E-016</text:p>
              </table:table-cell>
              <table:table-cell office:value-type="float" office:value="52.9572865916">
                <text:p>52.9572865916</text:p>
              </table:table-cell>
              <table:table-cell office:value-type="float" office:value="273.844320045">
                <text:p>273.844320045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52.9527660464">
                <text:p>52.9527660464</text:p>
              </table:table-cell>
              <table:table-cell office:value-type="float" office:value="6.31145748105E-016">
                <text:p>6.31145748105E-016</text:p>
              </table:table-cell>
              <table:table-cell office:value-type="float" office:value="52.9527660464">
                <text:p>52.9527660464</text:p>
              </table:table-cell>
              <table:table-cell office:value-type="float" office:value="280.564936836">
                <text:p>280.564936836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52.9478999437">
                <text:p>52.9478999437</text:p>
              </table:table-cell>
              <table:table-cell office:value-type="float" office:value="4.7200726408E-016">
                <text:p>4.7200726408E-016</text:p>
              </table:table-cell>
              <table:table-cell office:value-type="float" office:value="52.9478999437">
                <text:p>52.9478999437</text:p>
              </table:table-cell>
              <table:table-cell office:value-type="float" office:value="287.450489273">
                <text:p>287.450489273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52.9494510716">
                <text:p>52.9494510716</text:p>
              </table:table-cell>
              <table:table-cell office:value-type="float" office:value="5.38545071427E-016">
                <text:p>5.38545071427E-016</text:p>
              </table:table-cell>
              <table:table-cell office:value-type="float" office:value="52.9494510716">
                <text:p>52.9494510716</text:p>
              </table:table-cell>
              <table:table-cell office:value-type="float" office:value="294.505025165">
                <text:p>294.505025165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52.9496241736">
                <text:p>52.9496241736</text:p>
              </table:table-cell>
              <table:table-cell office:value-type="float" office:value="5.62140386734E-016">
                <text:p>5.62140386734E-016</text:p>
              </table:table-cell>
              <table:table-cell office:value-type="float" office:value="52.9496241736">
                <text:p>52.9496241736</text:p>
              </table:table-cell>
              <table:table-cell office:value-type="float" office:value="301.732691661">
                <text:p>301.732691661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52.9494196981">
                <text:p>52.9494196981</text:p>
              </table:table-cell>
              <table:table-cell office:value-type="float" office:value="4.60618020219E-016">
                <text:p>4.60618020219E-016</text:p>
              </table:table-cell>
              <table:table-cell office:value-type="float" office:value="52.9494196981">
                <text:p>52.9494196981</text:p>
              </table:table-cell>
              <table:table-cell office:value-type="float" office:value="309.137737687">
                <text:p>309.137737687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52.9492121268">
                <text:p>52.9492121268</text:p>
              </table:table-cell>
              <table:table-cell office:value-type="float" office:value="6.52999665009E-016">
                <text:p>6.52999665009E-016</text:p>
              </table:table-cell>
              <table:table-cell office:value-type="float" office:value="52.9492121268">
                <text:p>52.9492121268</text:p>
              </table:table-cell>
              <table:table-cell office:value-type="float" office:value="316.724516446">
                <text:p>316.724516446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52.9490042192">
                <text:p>52.9490042192</text:p>
              </table:table-cell>
              <table:table-cell office:value-type="float" office:value="5.19571492168E-016">
                <text:p>5.19571492168E-016</text:p>
              </table:table-cell>
              <table:table-cell office:value-type="float" office:value="52.9490042192">
                <text:p>52.9490042192</text:p>
              </table:table-cell>
              <table:table-cell office:value-type="float" office:value="324.497487975">
                <text:p>324.49748797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2.9487972086">
                <text:p>52.9487972086</text:p>
              </table:table-cell>
              <table:table-cell office:value-type="float" office:value="4.84377140817E-016">
                <text:p>4.84377140817E-016</text:p>
              </table:table-cell>
              <table:table-cell office:value-type="float" office:value="52.9487972086">
                <text:p>52.9487972086</text:p>
              </table:table-cell>
              <table:table-cell office:value-type="float" office:value="332.46122177">
                <text:p>332.46122177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52.948590981">
                <text:p>52.948590981</text:p>
              </table:table-cell>
              <table:table-cell office:value-type="float" office:value="5.73960582354E-016">
                <text:p>5.73960582354E-016</text:p>
              </table:table-cell>
              <table:table-cell office:value-type="float" office:value="52.948590981">
                <text:p>52.948590981</text:p>
              </table:table-cell>
              <table:table-cell office:value-type="float" office:value="340.62039947">
                <text:p>340.62039947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52.9483854946">
                <text:p>52.9483854946</text:p>
              </table:table-cell>
              <table:table-cell office:value-type="float" office:value="6.22536954681E-016">
                <text:p>6.22536954681E-016</text:p>
              </table:table-cell>
              <table:table-cell office:value-type="float" office:value="52.9483854946">
                <text:p>52.9483854946</text:p>
              </table:table-cell>
              <table:table-cell office:value-type="float" office:value="348.979817608">
                <text:p>348.979817608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52.9481807134">
                <text:p>52.9481807134</text:p>
              </table:table-cell>
              <table:table-cell office:value-type="float" office:value="5.65620864963E-016">
                <text:p>5.65620864963E-016</text:p>
              </table:table-cell>
              <table:table-cell office:value-type="float" office:value="52.9481807134">
                <text:p>52.9481807134</text:p>
              </table:table-cell>
              <table:table-cell office:value-type="float" office:value="357.544390433">
                <text:p>357.544390433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52.9479765838">
                <text:p>52.9479765838</text:p>
              </table:table-cell>
              <table:table-cell office:value-type="float" office:value="5.50142974104E-016">
                <text:p>5.50142974104E-016</text:p>
              </table:table-cell>
              <table:table-cell office:value-type="float" office:value="52.9479765838">
                <text:p>52.9479765838</text:p>
              </table:table-cell>
              <table:table-cell office:value-type="float" office:value="366.319152799">
                <text:p>366.319152799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52.9477731216">
                <text:p>52.9477731216</text:p>
              </table:table-cell>
              <table:table-cell office:value-type="float" office:value="6.65614119594E-016">
                <text:p>6.65614119594E-016</text:p>
              </table:table-cell>
              <table:table-cell office:value-type="float" office:value="52.9477731216">
                <text:p>52.9477731216</text:p>
              </table:table-cell>
              <table:table-cell office:value-type="float" office:value="375.309263124">
                <text:p>375.309263124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52.9475702981">
                <text:p>52.9475702981</text:p>
              </table:table-cell>
              <table:table-cell office:value-type="float" office:value="5.8939656809E-016">
                <text:p>5.8939656809E-016</text:p>
              </table:table-cell>
              <table:table-cell office:value-type="float" office:value="52.9475702981">
                <text:p>52.9475702981</text:p>
              </table:table-cell>
              <table:table-cell office:value-type="float" office:value="384.520006421">
                <text:p>384.520006421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52.9473681187">
                <text:p>52.9473681187</text:p>
              </table:table-cell>
              <table:table-cell office:value-type="float" office:value="6.67251441857E-016">
                <text:p>6.67251441857E-016</text:p>
              </table:table-cell>
              <table:table-cell office:value-type="float" office:value="52.9473681187">
                <text:p>52.9473681187</text:p>
              </table:table-cell>
              <table:table-cell office:value-type="float" office:value="393.956797409">
                <text:p>393.956797409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52.9471665469">
                <text:p>52.9471665469</text:p>
              </table:table-cell>
              <table:table-cell office:value-type="float" office:value="4.00149634105E-016">
                <text:p>4.00149634105E-016</text:p>
              </table:table-cell>
              <table:table-cell office:value-type="float" office:value="52.9471665469">
                <text:p>52.9471665469</text:p>
              </table:table-cell>
              <table:table-cell office:value-type="float" office:value="403.625183691">
                <text:p>403.625183691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52.9469655936">
                <text:p>52.9469655936</text:p>
              </table:table-cell>
              <table:table-cell office:value-type="float" office:value="5.85642668664E-016">
                <text:p>5.85642668664E-016</text:p>
              </table:table-cell>
              <table:table-cell office:value-type="float" office:value="52.9469655936">
                <text:p>52.9469655936</text:p>
              </table:table-cell>
              <table:table-cell office:value-type="float" office:value="413.53084902">
                <text:p>413.5308490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8.8800537741">
                <text:p>28.8800537741</text:p>
              </table:table-cell>
              <table:table-cell office:value-type="float" office:value="-6.66800880632E-018">
                <text:p>-6.66800880632E-018</text:p>
              </table:table-cell>
              <table:table-cell office:value-type="float" office:value="28.8800537741">
                <text:p>28.8800537741</text:p>
              </table:table-cell>
              <table:table-cell office:value-type="float" office:value="423.679616637">
                <text:p>423.6796166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